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l = 1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p of no collision when join in sequenc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1-[.C6]/1000" office:value-type="float" office:value="0.999" calcext:value-type="float">
            <text:p>0.999</text:p>
          </table:table-cell>
          <table:table-cell table:formula="of:=[.E6]*[.D7]" office:value-type="float" office:value="0.999" calcext:value-type="float">
            <text:p>0.99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1-[.C7]/1000" office:value-type="float" office:value="0.998" calcext:value-type="float">
            <text:p>0.998</text:p>
          </table:table-cell>
          <table:table-cell table:formula="of:=[.E7]*[.D8]" office:value-type="float" office:value="0.997002" calcext:value-type="float">
            <text:p>0.99700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1-[.C8]/1000" office:value-type="float" office:value="0.997" calcext:value-type="float">
            <text:p>0.997</text:p>
          </table:table-cell>
          <table:table-cell table:formula="of:=[.E8]*[.D9]" office:value-type="float" office:value="0.994010994" calcext:value-type="float">
            <text:p>0.99401099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1-[.C9]/1000" office:value-type="float" office:value="0.996" calcext:value-type="float">
            <text:p>0.996</text:p>
          </table:table-cell>
          <table:table-cell table:formula="of:=[.E9]*[.D10]" office:value-type="float" office:value="0.990034950024" calcext:value-type="float">
            <text:p>0.9900349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1-[.C10]/1000" office:value-type="float" office:value="0.995" calcext:value-type="float">
            <text:p>0.995</text:p>
          </table:table-cell>
          <table:table-cell table:formula="of:=[.E10]*[.D11]" office:value-type="float" office:value="0.98508477527388" calcext:value-type="float">
            <text:p>0.985084775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1-[.C11]/1000" office:value-type="float" office:value="0.994" calcext:value-type="float">
            <text:p>0.994</text:p>
          </table:table-cell>
          <table:table-cell table:formula="of:=[.E11]*[.D12]" office:value-type="float" office:value="0.979174266622236" calcext:value-type="float">
            <text:p>0.979174266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1-[.C12]/1000" office:value-type="float" office:value="0.993" calcext:value-type="float">
            <text:p>0.993</text:p>
          </table:table-cell>
          <table:table-cell table:formula="of:=[.E12]*[.D13]" office:value-type="float" office:value="0.972320046755881" calcext:value-type="float">
            <text:p>0.972320046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1-[.C13]/1000" office:value-type="float" office:value="0.992" calcext:value-type="float">
            <text:p>0.992</text:p>
          </table:table-cell>
          <table:table-cell table:formula="of:=[.E13]*[.D14]" office:value-type="float" office:value="0.964541486381834" calcext:value-type="float">
            <text:p>0.964541486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-[.C14]/1000" office:value-type="float" office:value="0.991" calcext:value-type="float">
            <text:p>0.991</text:p>
          </table:table-cell>
          <table:table-cell table:formula="of:=[.E14]*[.D15]" office:value-type="float" office:value="0.955860613004397" calcext:value-type="float">
            <text:p>0.95586061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1-[.C15]/1000" office:value-type="float" office:value="0.99" calcext:value-type="float">
            <text:p>0.99</text:p>
          </table:table-cell>
          <table:table-cell table:formula="of:=[.E15]*[.D16]" office:value-type="float" office:value="0.946302006874353" calcext:value-type="float">
            <text:p>0.946302006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1-[.C16]/1000" office:value-type="float" office:value="0.989" calcext:value-type="float">
            <text:p>0.989</text:p>
          </table:table-cell>
          <table:table-cell table:formula="of:=[.E16]*[.D17]" office:value-type="float" office:value="0.935892684798735" calcext:value-type="float">
            <text:p>0.935892684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1-[.C17]/1000" office:value-type="float" office:value="0.988" calcext:value-type="float">
            <text:p>0.988</text:p>
          </table:table-cell>
          <table:table-cell table:formula="of:=[.E17]*[.D18]" office:value-type="float" office:value="0.924661972581151" calcext:value-type="float">
            <text:p>0.924661972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1-[.C18]/1000" office:value-type="float" office:value="0.987" calcext:value-type="float">
            <text:p>0.987</text:p>
          </table:table-cell>
          <table:table-cell table:formula="of:=[.E18]*[.D19]" office:value-type="float" office:value="0.912641366937596" calcext:value-type="float">
            <text:p>0.912641366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1-[.C19]/1000" office:value-type="float" office:value="0.986" calcext:value-type="float">
            <text:p>0.986</text:p>
          </table:table-cell>
          <table:table-cell table:formula="of:=[.E19]*[.D20]" office:value-type="float" office:value="0.899864387800469" calcext:value-type="float">
            <text:p>0.899864387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1-[.C20]/1000" office:value-type="float" office:value="0.985" calcext:value-type="float">
            <text:p>0.985</text:p>
          </table:table-cell>
          <table:table-cell table:formula="of:=[.E20]*[.D21]" office:value-type="float" office:value="0.886366421983462" calcext:value-type="float">
            <text:p>0.88636642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1-[.C21]/1000" office:value-type="float" office:value="0.984" calcext:value-type="float">
            <text:p>0.984</text:p>
          </table:table-cell>
          <table:table-cell table:formula="of:=[.E21]*[.D22]" office:value-type="float" office:value="0.872184559231727" calcext:value-type="float">
            <text:p>0.872184559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1-[.C22]/1000" office:value-type="float" office:value="0.983" calcext:value-type="float">
            <text:p>0.983</text:p>
          </table:table-cell>
          <table:table-cell table:formula="of:=[.E22]*[.D23]" office:value-type="float" office:value="0.857357421724787" calcext:value-type="float">
            <text:p>0.857357421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1-[.C23]/1000" office:value-type="float" office:value="0.982" calcext:value-type="float">
            <text:p>0.982</text:p>
          </table:table-cell>
          <table:table-cell table:formula="of:=[.E23]*[.D24]" office:value-type="float" office:value="0.841924988133741" calcext:value-type="float">
            <text:p>0.841924988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1-[.C24]/1000" office:value-type="float" office:value="0.981" calcext:value-type="float">
            <text:p>0.981</text:p>
          </table:table-cell>
          <table:table-cell table:formula="of:=[.E24]*[.D25]" office:value-type="float" office:value="0.8259284133592" calcext:value-type="float">
            <text:p>0.825928413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1-[.C25]/1000" office:value-type="float" office:value="0.98" calcext:value-type="float">
            <text:p>0.98</text:p>
          </table:table-cell>
          <table:table-cell table:formula="of:=[.E25]*[.D26]" office:value-type="float" office:value="0.809409845092016" calcext:value-type="float">
            <text:p>0.809409845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1-[.C26]/1000" office:value-type="float" office:value="0.979" calcext:value-type="float">
            <text:p>0.979</text:p>
          </table:table-cell>
          <table:table-cell table:formula="of:=[.E26]*[.D27]" office:value-type="float" office:value="0.792412238345084" calcext:value-type="float">
            <text:p>0.7924122383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1-[.C27]/1000" office:value-type="float" office:value="0.978" calcext:value-type="float">
            <text:p>0.978</text:p>
          </table:table-cell>
          <table:table-cell table:formula="of:=[.E27]*[.D28]" office:value-type="float" office:value="0.774979169101492" calcext:value-type="float">
            <text:p>0.7749791691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1-[.C28]/1000" office:value-type="float" office:value="0.977" calcext:value-type="float">
            <text:p>0.977</text:p>
          </table:table-cell>
          <table:table-cell table:formula="of:=[.E28]*[.D29]" office:value-type="float" office:value="0.757154648212158" calcext:value-type="float">
            <text:p>0.757154648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1-[.C29]/1000" office:value-type="float" office:value="0.976" calcext:value-type="float">
            <text:p>0.976</text:p>
          </table:table-cell>
          <table:table-cell table:formula="of:=[.E29]*[.D30]" office:value-type="float" office:value="0.738982936655066" calcext:value-type="float">
            <text:p>0.7389829367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1-[.C30]/1000" office:value-type="float" office:value="0.975" calcext:value-type="float">
            <text:p>0.975</text:p>
          </table:table-cell>
          <table:table-cell table:formula="of:=[.E30]*[.D31]" office:value-type="float" office:value="0.720508363238689" calcext:value-type="float">
            <text:p>0.720508363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1-[.C31]/1000" office:value-type="float" office:value="0.974" calcext:value-type="float">
            <text:p>0.974</text:p>
          </table:table-cell>
          <table:table-cell table:formula="of:=[.E31]*[.D32]" office:value-type="float" office:value="0.701775145794483" calcext:value-type="float">
            <text:p>0.7017751458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1-[.C32]/1000" office:value-type="float" office:value="0.973" calcext:value-type="float">
            <text:p>0.973</text:p>
          </table:table-cell>
          <table:table-cell table:formula="of:=[.E32]*[.D33]" office:value-type="float" office:value="0.682827216858032" calcext:value-type="float">
            <text:p>0.6828272169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1-[.C33]/1000" office:value-type="float" office:value="0.972" calcext:value-type="float">
            <text:p>0.972</text:p>
          </table:table-cell>
          <table:table-cell table:formula="of:=[.E33]*[.D34]" office:value-type="float" office:value="0.663708054786007" calcext:value-type="float">
            <text:p>0.6637080548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1-[.C34]/1000" office:value-type="float" office:value="0.971" calcext:value-type="float">
            <text:p>0.971</text:p>
          </table:table-cell>
          <table:table-cell table:formula="of:=[.E34]*[.D35]" office:value-type="float" office:value="0.644460521197213" calcext:value-type="float">
            <text:p>0.6444605212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1-[.C35]/1000" office:value-type="float" office:value="0.97" calcext:value-type="float">
            <text:p>0.97</text:p>
          </table:table-cell>
          <table:table-cell table:formula="of:=[.E35]*[.D36]" office:value-type="float" office:value="0.625126705561296" calcext:value-type="float">
            <text:p>0.6251267056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1-[.C36]/1000" office:value-type="float" office:value="0.969" calcext:value-type="float">
            <text:p>0.969</text:p>
          </table:table-cell>
          <table:table-cell table:formula="of:=[.E36]*[.D37]" office:value-type="float" office:value="0.605747777688896" calcext:value-type="float">
            <text:p>0.6057477777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1-[.C37]/1000" office:value-type="float" office:value="0.968" calcext:value-type="float">
            <text:p>0.968</text:p>
          </table:table-cell>
          <table:table-cell table:formula="of:=[.E37]*[.D38]" office:value-type="float" office:value="0.586363848802852" calcext:value-type="float">
            <text:p>0.5863638488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1-[.C38]/1000" office:value-type="float" office:value="0.967" calcext:value-type="float">
            <text:p>0.967</text:p>
          </table:table-cell>
          <table:table-cell table:formula="of:=[.E38]*[.D39]" office:value-type="float" office:value="0.567013841792357" calcext:value-type="float">
            <text:p>0.5670138418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1-[.C39]/1000" office:value-type="float" office:value="0.966" calcext:value-type="float">
            <text:p>0.966</text:p>
          </table:table-cell>
          <table:table-cell table:formula="of:=[.E39]*[.D40]" office:value-type="float" office:value="0.547735371171417" calcext:value-type="float">
            <text:p>0.5477353712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1-[.C40]/1000" office:value-type="float" office:value="0.965" calcext:value-type="float">
            <text:p>0.965</text:p>
          </table:table-cell>
          <table:table-cell table:formula="of:=[.E40]*[.D41]" office:value-type="float" office:value="0.528564633180418" calcext:value-type="float">
            <text:p>0.5285646332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1-[.C41]/1000" office:value-type="float" office:value="0.964" calcext:value-type="float">
            <text:p>0.964</text:p>
          </table:table-cell>
          <table:table-cell table:formula="of:=[.E41]*[.D42]" office:value-type="float" office:value="0.509536306385922" calcext:value-type="float">
            <text:p>0.5095363064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1-[.C42]/1000" office:value-type="float" office:value="0.963" calcext:value-type="float">
            <text:p>0.963</text:p>
          </table:table-cell>
          <table:table-cell table:formula="of:=[.E42]*[.D43]" office:value-type="float" office:value="0.490683463049643" calcext:value-type="float">
            <text:p>0.490683463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1-[.C43]/1000" office:value-type="float" office:value="0.962" calcext:value-type="float">
            <text:p>0.962</text:p>
          </table:table-cell>
          <table:table-cell table:formula="of:=[.E43]*[.D44]" office:value-type="float" office:value="0.472037491453757" calcext:value-type="float">
            <text:p>0.472037491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1-[.C44]/1000" office:value-type="float" office:value="0.961" calcext:value-type="float">
            <text:p>0.961</text:p>
          </table:table-cell>
          <table:table-cell table:formula="of:=[.E44]*[.D45]" office:value-type="float" office:value="0.45362802928706" calcext:value-type="float">
            <text:p>0.4536280293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1-[.C45]/1000" office:value-type="float" office:value="0.96" calcext:value-type="float">
            <text:p>0.96</text:p>
          </table:table-cell>
          <table:table-cell table:formula="of:=[.E45]*[.D46]" office:value-type="float" office:value="0.435482908115578" calcext:value-type="float">
            <text:p>0.435482908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1-[.C46]/1000" office:value-type="float" office:value="0.959" calcext:value-type="float">
            <text:p>0.959</text:p>
          </table:table-cell>
          <table:table-cell table:formula="of:=[.E46]*[.D47]" office:value-type="float" office:value="0.417628108882839" calcext:value-type="float">
            <text:p>0.4176281089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1-[.C47]/1000" office:value-type="float" office:value="0.958" calcext:value-type="float">
            <text:p>0.958</text:p>
          </table:table-cell>
          <table:table-cell table:formula="of:=[.E47]*[.D48]" office:value-type="float" office:value="0.40008772830976" calcext:value-type="float">
            <text:p>0.4000877283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1-[.C48]/1000" office:value-type="float" office:value="0.957" calcext:value-type="float">
            <text:p>0.957</text:p>
          </table:table-cell>
          <table:table-cell table:formula="of:=[.E48]*[.D49]" office:value-type="float" office:value="0.38288395599244" calcext:value-type="float">
            <text:p>0.382883956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1-[.C49]/1000" office:value-type="float" office:value="0.956" calcext:value-type="float">
            <text:p>0.956</text:p>
          </table:table-cell>
          <table:table-cell table:formula="of:=[.E49]*[.D50]" office:value-type="float" office:value="0.366037061928773" calcext:value-type="float">
            <text:p>0.3660370619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1-[.C50]/1000" office:value-type="float" office:value="0.955" calcext:value-type="float">
            <text:p>0.955</text:p>
          </table:table-cell>
          <table:table-cell table:formula="of:=[.E50]*[.D51]" office:value-type="float" office:value="0.349565394141978" calcext:value-type="float">
            <text:p>0.3495653941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1-[.C51]/1000" office:value-type="float" office:value="0.954" calcext:value-type="float">
            <text:p>0.954</text:p>
          </table:table-cell>
          <table:table-cell table:formula="of:=[.E51]*[.D52]" office:value-type="float" office:value="0.333485386011447" calcext:value-type="float">
            <text:p>0.333485386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1-[.C52]/1000" office:value-type="float" office:value="0.953" calcext:value-type="float">
            <text:p>0.953</text:p>
          </table:table-cell>
          <table:table-cell table:formula="of:=[.E52]*[.D53]" office:value-type="float" office:value="0.317811572868909" calcext:value-type="float">
            <text:p>0.3178115729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1-[.C53]/1000" office:value-type="float" office:value="0.952" calcext:value-type="float">
            <text:p>0.952</text:p>
          </table:table-cell>
          <table:table-cell table:formula="of:=[.E53]*[.D54]" office:value-type="float" office:value="0.302556617371201" calcext:value-type="float">
            <text:p>0.3025566174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1-[.C54]/1000" office:value-type="float" office:value="0.951" calcext:value-type="float">
            <text:p>0.951</text:p>
          </table:table-cell>
          <table:table-cell table:formula="of:=[.E54]*[.D55]" office:value-type="float" office:value="0.287731343120012" calcext:value-type="float">
            <text:p>0.2877313431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1-[.C55]/1000" office:value-type="float" office:value="0.95" calcext:value-type="float">
            <text:p>0.95</text:p>
          </table:table-cell>
          <table:table-cell table:formula="of:=[.E55]*[.D56]" office:value-type="float" office:value="0.273344775964012" calcext:value-type="float">
            <text:p>0.273344776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1-[.C56]/1000" office:value-type="float" office:value="0.949" calcext:value-type="float">
            <text:p>0.949</text:p>
          </table:table-cell>
          <table:table-cell table:formula="of:=[.E56]*[.D57]" office:value-type="float" office:value="0.259404192389847" calcext:value-type="float">
            <text:p>0.259404192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1-[.C57]/1000" office:value-type="float" office:value="0.948" calcext:value-type="float">
            <text:p>0.948</text:p>
          </table:table-cell>
          <table:table-cell table:formula="of:=[.E57]*[.D58]" office:value-type="float" office:value="0.245915174385575" calcext:value-type="float">
            <text:p>0.2459151744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1-[.C58]/1000" office:value-type="float" office:value="0.947" calcext:value-type="float">
            <text:p>0.947</text:p>
          </table:table-cell>
          <table:table-cell table:formula="of:=[.E58]*[.D59]" office:value-type="float" office:value="0.23288167014314" calcext:value-type="float">
            <text:p>0.232881670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1-[.C59]/1000" office:value-type="float" office:value="0.946" calcext:value-type="float">
            <text:p>0.946</text:p>
          </table:table-cell>
          <table:table-cell table:formula="of:=[.E59]*[.D60]" office:value-type="float" office:value="0.22030605995541" calcext:value-type="float">
            <text:p>0.22030606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1-[.C60]/1000" office:value-type="float" office:value="0.945" calcext:value-type="float">
            <text:p>0.945</text:p>
          </table:table-cell>
          <table:table-cell table:formula="of:=[.E60]*[.D61]" office:value-type="float" office:value="0.208189226657863" calcext:value-type="float">
            <text:p>0.2081892267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1-[.C61]/1000" office:value-type="float" office:value="0.944" calcext:value-type="float">
            <text:p>0.944</text:p>
          </table:table-cell>
          <table:table-cell table:formula="of:=[.E61]*[.D62]" office:value-type="float" office:value="0.196530629965022" calcext:value-type="float">
            <text:p>0.19653063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1-[.C62]/1000" office:value-type="float" office:value="0.943" calcext:value-type="float">
            <text:p>0.943</text:p>
          </table:table-cell>
          <table:table-cell table:formula="of:=[.E62]*[.D63]" office:value-type="float" office:value="0.185328384057016" calcext:value-type="float">
            <text:p>0.1853283841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1-[.C63]/1000" office:value-type="float" office:value="0.942" calcext:value-type="float">
            <text:p>0.942</text:p>
          </table:table-cell>
          <table:table-cell table:formula="of:=[.E63]*[.D64]" office:value-type="float" office:value="0.174579337781709" calcext:value-type="float">
            <text:p>0.1745793378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1-[.C64]/1000" office:value-type="float" office:value="0.941" calcext:value-type="float">
            <text:p>0.941</text:p>
          </table:table-cell>
          <table:table-cell table:formula="of:=[.E64]*[.D65]" office:value-type="float" office:value="0.164279156852588" calcext:value-type="float">
            <text:p>0.1642791569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1-[.C65]/1000" office:value-type="float" office:value="0.94" calcext:value-type="float">
            <text:p>0.94</text:p>
          </table:table-cell>
          <table:table-cell table:formula="of:=[.E65]*[.D66]" office:value-type="float" office:value="0.154422407441433" calcext:value-type="float">
            <text:p>0.1544224074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1-[.C66]/1000" office:value-type="float" office:value="0.939" calcext:value-type="float">
            <text:p>0.939</text:p>
          </table:table-cell>
          <table:table-cell table:formula="of:=[.E66]*[.D67]" office:value-type="float" office:value="0.145002640587506" calcext:value-type="float">
            <text:p>0.1450026406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1-[.C67]/1000" office:value-type="float" office:value="0.938" calcext:value-type="float">
            <text:p>0.938</text:p>
          </table:table-cell>
          <table:table-cell table:formula="of:=[.E67]*[.D68]" office:value-type="float" office:value="0.13601247687108" calcext:value-type="float">
            <text:p>0.1360124769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1-[.C68]/1000" office:value-type="float" office:value="0.937" calcext:value-type="float">
            <text:p>0.937</text:p>
          </table:table-cell>
          <table:table-cell table:formula="of:=[.E68]*[.D69]" office:value-type="float" office:value="0.127443690828202" calcext:value-type="float">
            <text:p>0.1274436908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1-[.C69]/1000" office:value-type="float" office:value="0.936" calcext:value-type="float">
            <text:p>0.936</text:p>
          </table:table-cell>
          <table:table-cell table:formula="of:=[.E69]*[.D70]" office:value-type="float" office:value="0.119287294615197" calcext:value-type="float">
            <text:p>0.1192872946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1-[.C70]/1000" office:value-type="float" office:value="0.935" calcext:value-type="float">
            <text:p>0.935</text:p>
          </table:table-cell>
          <table:table-cell table:formula="of:=[.E70]*[.D71]" office:value-type="float" office:value="0.111533620465209" calcext:value-type="float">
            <text:p>0.1115336205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1-[.C71]/1000" office:value-type="float" office:value="0.934" calcext:value-type="float">
            <text:p>0.934</text:p>
          </table:table-cell>
          <table:table-cell table:formula="of:=[.E71]*[.D72]" office:value-type="float" office:value="0.104172401514506" calcext:value-type="float">
            <text:p>0.1041724015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1-[.C72]/1000" office:value-type="float" office:value="0.933" calcext:value-type="float">
            <text:p>0.933</text:p>
          </table:table-cell>
          <table:table-cell table:formula="of:=[.E72]*[.D73]" office:value-type="float" office:value="0.0971928506130337" calcext:value-type="float">
            <text:p>0.0971928506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1-[.C73]/1000" office:value-type="float" office:value="0.932" calcext:value-type="float">
            <text:p>0.932</text:p>
          </table:table-cell>
          <table:table-cell table:formula="of:=[.E73]*[.D74]" office:value-type="float" office:value="0.0905837367713474" calcext:value-type="float">
            <text:p>0.0905837368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1-[.C74]/1000" office:value-type="float" office:value="0.931" calcext:value-type="float">
            <text:p>0.931</text:p>
          </table:table-cell>
          <table:table-cell table:formula="of:=[.E74]*[.D75]" office:value-type="float" office:value="0.0843334589341244" calcext:value-type="float">
            <text:p>0.0843334589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1-[.C75]/1000" office:value-type="float" office:value="0.93" calcext:value-type="float">
            <text:p>0.93</text:p>
          </table:table-cell>
          <table:table-cell table:formula="of:=[.E75]*[.D76]" office:value-type="float" office:value="0.0784301168087357" calcext:value-type="float">
            <text:p>0.0784301168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1-[.C76]/1000" office:value-type="float" office:value="0.929" calcext:value-type="float">
            <text:p>0.929</text:p>
          </table:table-cell>
          <table:table-cell table:formula="of:=[.E76]*[.D77]" office:value-type="float" office:value="0.0728615785153155" calcext:value-type="float">
            <text:p>0.0728615785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1-[.C77]/1000" office:value-type="float" office:value="0.928" calcext:value-type="float">
            <text:p>0.928</text:p>
          </table:table-cell>
          <table:table-cell table:formula="of:=[.E77]*[.D78]" office:value-type="float" office:value="0.0676155448622127" calcext:value-type="float">
            <text:p>0.0676155449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1-[.C78]/1000" office:value-type="float" office:value="0.927" calcext:value-type="float">
            <text:p>0.927</text:p>
          </table:table-cell>
          <table:table-cell table:formula="of:=[.E78]*[.D79]" office:value-type="float" office:value="0.0626796100872712" calcext:value-type="float">
            <text:p>0.0626796101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1-[.C79]/1000" office:value-type="float" office:value="0.926" calcext:value-type="float">
            <text:p>0.926</text:p>
          </table:table-cell>
          <table:table-cell table:formula="of:=[.E79]*[.D80]" office:value-type="float" office:value="0.0580413189408132" calcext:value-type="float">
            <text:p>0.0580413189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1-[.C80]/1000" office:value-type="float" office:value="0.925" calcext:value-type="float">
            <text:p>0.925</text:p>
          </table:table-cell>
          <table:table-cell table:formula="of:=[.E80]*[.D81]" office:value-type="float" office:value="0.0536882200202522" calcext:value-type="float">
            <text:p>0.05368822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1-[.C81]/1000" office:value-type="float" office:value="0.924" calcext:value-type="float">
            <text:p>0.924</text:p>
          </table:table-cell>
          <table:table-cell table:formula="of:=[.E81]*[.D82]" office:value-type="float" office:value="0.049607915298713" calcext:value-type="float">
            <text:p>0.0496079153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1-[.C82]/1000" office:value-type="float" office:value="0.923" calcext:value-type="float">
            <text:p>0.923</text:p>
          </table:table-cell>
          <table:table-cell table:formula="of:=[.E82]*[.D83]" office:value-type="float" office:value="0.0457881058207121" calcext:value-type="float">
            <text:p>0.0457881058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1-[.C83]/1000" office:value-type="float" office:value="0.922" calcext:value-type="float">
            <text:p>0.922</text:p>
          </table:table-cell>
          <table:table-cell table:formula="of:=[.E83]*[.D84]" office:value-type="float" office:value="0.0422166335666966" calcext:value-type="float">
            <text:p>0.0422166336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1-[.C84]/1000" office:value-type="float" office:value="0.921" calcext:value-type="float">
            <text:p>0.921</text:p>
          </table:table-cell>
          <table:table-cell table:formula="of:=[.E84]*[.D85]" office:value-type="float" office:value="0.0388815195149275" calcext:value-type="float">
            <text:p>0.0388815195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1-[.C85]/1000" office:value-type="float" office:value="0.92" calcext:value-type="float">
            <text:p>0.92</text:p>
          </table:table-cell>
          <table:table-cell table:formula="of:=[.E85]*[.D86]" office:value-type="float" office:value="0.0357709979537333" calcext:value-type="float">
            <text:p>0.035770998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1-[.C86]/1000" office:value-type="float" office:value="0.919" calcext:value-type="float">
            <text:p>0.919</text:p>
          </table:table-cell>
          <table:table-cell table:formula="of:=[.E86]*[.D87]" office:value-type="float" office:value="0.0328735471194809" calcext:value-type="float">
            <text:p>0.0328735471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1-[.C87]/1000" office:value-type="float" office:value="0.918" calcext:value-type="float">
            <text:p>0.918</text:p>
          </table:table-cell>
          <table:table-cell table:formula="of:=[.E87]*[.D88]" office:value-type="float" office:value="0.0301779162556835" calcext:value-type="float">
            <text:p>0.0301779163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1-[.C88]/1000" office:value-type="float" office:value="0.917" calcext:value-type="float">
            <text:p>0.917</text:p>
          </table:table-cell>
          <table:table-cell table:formula="of:=[.E88]*[.D89]" office:value-type="float" office:value="0.0276731492064618" calcext:value-type="float">
            <text:p>0.0276731492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1-[.C89]/1000" office:value-type="float" office:value="0.916" calcext:value-type="float">
            <text:p>0.916</text:p>
          </table:table-cell>
          <table:table-cell table:formula="of:=[.E89]*[.D90]" office:value-type="float" office:value="0.025348604673119" calcext:value-type="float">
            <text:p>0.0253486047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1-[.C90]/1000" office:value-type="float" office:value="0.915" calcext:value-type="float">
            <text:p>0.915</text:p>
          </table:table-cell>
          <table:table-cell table:formula="of:=[.E90]*[.D91]" office:value-type="float" office:value="0.0231939732759039" calcext:value-type="float">
            <text:p>0.0231939733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1-[.C91]/1000" office:value-type="float" office:value="0.914" calcext:value-type="float">
            <text:p>0.914</text:p>
          </table:table-cell>
          <table:table-cell table:formula="of:=[.E91]*[.D92]" office:value-type="float" office:value="0.0211992915741761" calcext:value-type="float">
            <text:p>0.0211992916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1-[.C92]/1000" office:value-type="float" office:value="0.913" calcext:value-type="float">
            <text:p>0.913</text:p>
          </table:table-cell>
          <table:table-cell table:formula="of:=[.E92]*[.D93]" office:value-type="float" office:value="0.0193549532072228" calcext:value-type="float">
            <text:p>0.0193549532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1-[.C93]/1000" office:value-type="float" office:value="0.912" calcext:value-type="float">
            <text:p>0.912</text:p>
          </table:table-cell>
          <table:table-cell table:formula="of:=[.E93]*[.D94]" office:value-type="float" office:value="0.0176517173249872" calcext:value-type="float">
            <text:p>0.017651717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1-[.C94]/1000" office:value-type="float" office:value="0.911" calcext:value-type="float">
            <text:p>0.911</text:p>
          </table:table-cell>
          <table:table-cell table:formula="of:=[.E94]*[.D95]" office:value-type="float" office:value="0.0160807144830634" calcext:value-type="float">
            <text:p>0.0160807145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1-[.C95]/1000" office:value-type="float" office:value="0.91" calcext:value-type="float">
            <text:p>0.91</text:p>
          </table:table-cell>
          <table:table-cell table:formula="of:=[.E95]*[.D96]" office:value-type="float" office:value="0.0146334501795876" calcext:value-type="float">
            <text:p>0.014633450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1-[.C96]/1000" office:value-type="float" office:value="0.909" calcext:value-type="float">
            <text:p>0.909</text:p>
          </table:table-cell>
          <table:table-cell table:formula="of:=[.E96]*[.D97]" office:value-type="float" office:value="0.0133018062132452" calcext:value-type="float">
            <text:p>0.0133018062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1-[.C97]/1000" office:value-type="float" office:value="0.908" calcext:value-type="float">
            <text:p>0.908</text:p>
          </table:table-cell>
          <table:table-cell table:formula="of:=[.E97]*[.D98]" office:value-type="float" office:value="0.0120780400416266" calcext:value-type="float">
            <text:p>0.01207804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1-[.C98]/1000" office:value-type="float" office:value="0.907" calcext:value-type="float">
            <text:p>0.907</text:p>
          </table:table-cell>
          <table:table-cell table:formula="of:=[.E98]*[.D99]" office:value-type="float" office:value="0.0109547823177553" calcext:value-type="float">
            <text:p>0.0109547823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1-[.C99]/1000" office:value-type="float" office:value="0.906" calcext:value-type="float">
            <text:p>0.906</text:p>
          </table:table-cell>
          <table:table-cell table:formula="of:=[.E99]*[.D100]" office:value-type="float" office:value="0.00992503277988634" calcext:value-type="float">
            <text:p>0.0099250328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1-[.C100]/1000" office:value-type="float" office:value="0.905" calcext:value-type="float">
            <text:p>0.905</text:p>
          </table:table-cell>
          <table:table-cell table:formula="of:=[.E100]*[.D101]" office:value-type="float" office:value="0.00898215466579714" calcext:value-type="float">
            <text:p>0.0089821547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1-[.C101]/1000" office:value-type="float" office:value="0.904" calcext:value-type="float">
            <text:p>0.904</text:p>
          </table:table-cell>
          <table:table-cell table:formula="of:=[.E101]*[.D102]" office:value-type="float" office:value="0.00811986781788061" calcext:value-type="float">
            <text:p>0.0081198678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1-[.C102]/1000" office:value-type="float" office:value="0.903" calcext:value-type="float">
            <text:p>0.903</text:p>
          </table:table-cell>
          <table:table-cell table:formula="of:=[.E102]*[.D103]" office:value-type="float" office:value="0.00733224063954619" calcext:value-type="float">
            <text:p>0.0073322406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1-[.C103]/1000" office:value-type="float" office:value="0.902" calcext:value-type="float">
            <text:p>0.902</text:p>
          </table:table-cell>
          <table:table-cell table:formula="of:=[.E103]*[.D104]" office:value-type="float" office:value="0.00661368105687067" calcext:value-type="float">
            <text:p>0.0066136811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1-[.C104]/1000" office:value-type="float" office:value="0.901" calcext:value-type="float">
            <text:p>0.901</text:p>
          </table:table-cell>
          <table:table-cell table:formula="of:=[.E104]*[.D105]" office:value-type="float" office:value="0.00595892663224047" calcext:value-type="float">
            <text:p>0.0059589266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1-[.C105]/1000" office:value-type="float" office:value="0.9" calcext:value-type="float">
            <text:p>0.9</text:p>
          </table:table-cell>
          <table:table-cell table:formula="of:=[.E105]*[.D106]" office:value-type="float" office:value="0.00536303396901642" calcext:value-type="float">
            <text:p>0.005363034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1-[.C106]/1000" office:value-type="float" office:value="0.899" calcext:value-type="float">
            <text:p>0.899</text:p>
          </table:table-cell>
          <table:table-cell table:formula="of:=[.E106]*[.D107]" office:value-type="float" office:value="0.00482136753814577" calcext:value-type="float">
            <text:p>0.0048213675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1-[.C107]/1000" office:value-type="float" office:value="0.898" calcext:value-type="float">
            <text:p>0.898</text:p>
          </table:table-cell>
          <table:table-cell table:formula="of:=[.E107]*[.D108]" office:value-type="float" office:value="0.0043295880492549" calcext:value-type="float">
            <text:p>0.004329588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1-[.C108]/1000" office:value-type="float" office:value="0.897" calcext:value-type="float">
            <text:p>0.897</text:p>
          </table:table-cell>
          <table:table-cell table:formula="of:=[.E108]*[.D109]" office:value-type="float" office:value="0.00388364048018164" calcext:value-type="float">
            <text:p>0.0038836405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1-[.C109]/1000" office:value-type="float" office:value="0.896" calcext:value-type="float">
            <text:p>0.896</text:p>
          </table:table-cell>
          <table:table-cell table:formula="of:=[.E109]*[.D110]" office:value-type="float" office:value="0.00347974187024275" calcext:value-type="float">
            <text:p>0.0034797419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1-[.C110]/1000" office:value-type="float" office:value="0.895" calcext:value-type="float">
            <text:p>0.895</text:p>
          </table:table-cell>
          <table:table-cell table:formula="of:=[.E110]*[.D111]" office:value-type="float" office:value="0.00311436897386726" calcext:value-type="float">
            <text:p>0.003114369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1-[.C111]/1000" office:value-type="float" office:value="0.894" calcext:value-type="float">
            <text:p>0.894</text:p>
          </table:table-cell>
          <table:table-cell table:formula="of:=[.E111]*[.D112]" office:value-type="float" office:value="0.00278424586263733" calcext:value-type="float">
            <text:p>0.0027842459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1-[.C112]/1000" office:value-type="float" office:value="0.893" calcext:value-type="float">
            <text:p>0.893</text:p>
          </table:table-cell>
          <table:table-cell table:formula="of:=[.E112]*[.D113]" office:value-type="float" office:value="0.00248633155533514" calcext:value-type="float">
            <text:p>0.0024863316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1-[.C113]/1000" office:value-type="float" office:value="0.892" calcext:value-type="float">
            <text:p>0.892</text:p>
          </table:table-cell>
          <table:table-cell table:formula="of:=[.E113]*[.D114]" office:value-type="float" office:value="0.00221780774735894" calcext:value-type="float">
            <text:p>0.0022178077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1-[.C114]/1000" office:value-type="float" office:value="0.891" calcext:value-type="float">
            <text:p>0.891</text:p>
          </table:table-cell>
          <table:table-cell table:formula="of:=[.E114]*[.D115]" office:value-type="float" office:value="0.00197606670289682" calcext:value-type="float">
            <text:p>0.0019760667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1-[.C115]/1000" office:value-type="float" office:value="0.89" calcext:value-type="float">
            <text:p>0.89</text:p>
          </table:table-cell>
          <table:table-cell table:formula="of:=[.E115]*[.D116]" office:value-type="float" office:value="0.00175869936557817" calcext:value-type="float">
            <text:p>0.0017586994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1-[.C116]/1000" office:value-type="float" office:value="0.889" calcext:value-type="float">
            <text:p>0.889</text:p>
          </table:table-cell>
          <table:table-cell table:formula="of:=[.E116]*[.D117]" office:value-type="float" office:value="0.00156348373599899" calcext:value-type="float">
            <text:p>0.0015634837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1-[.C117]/1000" office:value-type="float" office:value="0.888" calcext:value-type="float">
            <text:p>0.888</text:p>
          </table:table-cell>
          <table:table-cell table:formula="of:=[.E117]*[.D118]" office:value-type="float" office:value="0.00138837355756711" calcext:value-type="float">
            <text:p>0.0013883736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1-[.C118]/1000" office:value-type="float" office:value="0.887" calcext:value-type="float">
            <text:p>0.887</text:p>
          </table:table-cell>
          <table:table-cell table:formula="of:=[.E118]*[.D119]" office:value-type="float" office:value="0.00123148734556202" calcext:value-type="float">
            <text:p>0.0012314873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1-[.C119]/1000" office:value-type="float" office:value="0.886" calcext:value-type="float">
            <text:p>0.886</text:p>
          </table:table-cell>
          <table:table-cell table:formula="of:=[.E119]*[.D120]" office:value-type="float" office:value="0.00109109778816795" calcext:value-type="float">
            <text:p>0.0010910978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1-[.C120]/1000" office:value-type="float" office:value="0.885" calcext:value-type="float">
            <text:p>0.885</text:p>
          </table:table-cell>
          <table:table-cell table:formula="of:=[.E120]*[.D121]" office:value-type="float" office:value="0.000965621542528637" calcext:value-type="float">
            <text:p>0.0009656215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1-[.C121]/1000" office:value-type="float" office:value="0.884" calcext:value-type="float">
            <text:p>0.884</text:p>
          </table:table-cell>
          <table:table-cell table:formula="of:=[.E121]*[.D122]" office:value-type="float" office:value="0.000853609443595316" calcext:value-type="float">
            <text:p>0.0008536094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1-[.C122]/1000" office:value-type="float" office:value="0.883" calcext:value-type="float">
            <text:p>0.883</text:p>
          </table:table-cell>
          <table:table-cell table:formula="of:=[.E122]*[.D123]" office:value-type="float" office:value="0.000753737138694664" calcext:value-type="float">
            <text:p>0.0007537371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1-[.C123]/1000" office:value-type="float" office:value="0.882" calcext:value-type="float">
            <text:p>0.882</text:p>
          </table:table-cell>
          <table:table-cell table:formula="of:=[.E123]*[.D124]" office:value-type="float" office:value="0.000664796156328693" calcext:value-type="float">
            <text:p>0.0006647962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1-[.C124]/1000" office:value-type="float" office:value="0.881" calcext:value-type="float">
            <text:p>0.881</text:p>
          </table:table-cell>
          <table:table-cell table:formula="of:=[.E124]*[.D125]" office:value-type="float" office:value="0.000585685413725579" calcext:value-type="float">
            <text:p>0.0005856854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1-[.C125]/1000" office:value-type="float" office:value="0.88" calcext:value-type="float">
            <text:p>0.88</text:p>
          </table:table-cell>
          <table:table-cell table:formula="of:=[.E125]*[.D126]" office:value-type="float" office:value="0.000515403164078509" calcext:value-type="float">
            <text:p>0.0005154032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1-[.C126]/1000" office:value-type="float" office:value="0.879" calcext:value-type="float">
            <text:p>0.879</text:p>
          </table:table-cell>
          <table:table-cell table:formula="of:=[.E126]*[.D127]" office:value-type="float" office:value="0.00045303938122501" calcext:value-type="float">
            <text:p>0.0004530394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1-[.C127]/1000" office:value-type="float" office:value="0.878" calcext:value-type="float">
            <text:p>0.878</text:p>
          </table:table-cell>
          <table:table-cell table:formula="of:=[.E127]*[.D128]" office:value-type="float" office:value="0.000397768576715559" calcext:value-type="float">
            <text:p>0.0003977686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1-[.C128]/1000" office:value-type="float" office:value="0.877" calcext:value-type="float">
            <text:p>0.877</text:p>
          </table:table-cell>
          <table:table-cell table:formula="of:=[.E128]*[.D129]" office:value-type="float" office:value="0.000348843041779545" calcext:value-type="float">
            <text:p>0.000348843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1-[.C129]/1000" office:value-type="float" office:value="0.876" calcext:value-type="float">
            <text:p>0.876</text:p>
          </table:table-cell>
          <table:table-cell table:formula="of:=[.E129]*[.D130]" office:value-type="float" office:value="0.000305586504598881" calcext:value-type="float">
            <text:p>0.0003055865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1-[.C130]/1000" office:value-type="float" office:value="0.875" calcext:value-type="float">
            <text:p>0.875</text:p>
          </table:table-cell>
          <table:table-cell table:formula="of:=[.E130]*[.D131]" office:value-type="float" office:value="0.000267388191524021" calcext:value-type="float">
            <text:p>0.0002673882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1-[.C131]/1000" office:value-type="float" office:value="0.874" calcext:value-type="float">
            <text:p>0.874</text:p>
          </table:table-cell>
          <table:table-cell table:formula="of:=[.E131]*[.D132]" office:value-type="float" office:value="0.000233697279391995" calcext:value-type="float">
            <text:p>0.0002336973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1-[.C132]/1000" office:value-type="float" office:value="0.873" calcext:value-type="float">
            <text:p>0.873</text:p>
          </table:table-cell>
          <table:table-cell table:formula="of:=[.E132]*[.D133]" office:value-type="float" office:value="0.000204017724909211" calcext:value-type="float">
            <text:p>0.0002040177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1-[.C133]/1000" office:value-type="float" office:value="0.872" calcext:value-type="float">
            <text:p>0.872</text:p>
          </table:table-cell>
          <table:table-cell table:formula="of:=[.E133]*[.D134]" office:value-type="float" office:value="0.000177903456120832" calcext:value-type="float">
            <text:p>0.0001779035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1-[.C134]/1000" office:value-type="float" office:value="0.871" calcext:value-type="float">
            <text:p>0.871</text:p>
          </table:table-cell>
          <table:table-cell table:formula="of:=[.E134]*[.D135]" office:value-type="float" office:value="0.000154953910281245" calcext:value-type="float">
            <text:p>0.0001549539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1-[.C135]/1000" office:value-type="float" office:value="0.87" calcext:value-type="float">
            <text:p>0.87</text:p>
          </table:table-cell>
          <table:table-cell table:formula="of:=[.E135]*[.D136]" office:value-type="float" office:value="0.000134809901944683" calcext:value-type="float">
            <text:p>0.0001348099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1-[.C136]/1000" office:value-type="float" office:value="0.869" calcext:value-type="float">
            <text:p>0.869</text:p>
          </table:table-cell>
          <table:table-cell table:formula="of:=[.E136]*[.D137]" office:value-type="float" office:value="0.00011714980478993" calcext:value-type="float">
            <text:p>0.0001171498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1-[.C137]/1000" office:value-type="float" office:value="0.868" calcext:value-type="float">
            <text:p>0.868</text:p>
          </table:table-cell>
          <table:table-cell table:formula="of:=[.E137]*[.D138]" office:value-type="float" office:value="0.000101686030557659" calcext:value-type="float">
            <text:p>0.000101686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1-[.C138]/1000" office:value-type="float" office:value="0.867" calcext:value-type="float">
            <text:p>0.867</text:p>
          </table:table-cell>
          <table:table-cell table:formula="of:=[.E138]*[.D139]" office:value-type="float" office:value="0.0000881617884934902" calcext:value-type="float">
            <text:p>8.81617884934902E-005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1-[.C139]/1000" office:value-type="float" office:value="0.866" calcext:value-type="float">
            <text:p>0.866</text:p>
          </table:table-cell>
          <table:table-cell table:formula="of:=[.E139]*[.D140]" office:value-type="float" office:value="0.0000763481088353625" calcext:value-type="float">
            <text:p>7.63481088353625E-005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1-[.C140]/1000" office:value-type="float" office:value="0.865" calcext:value-type="float">
            <text:p>0.865</text:p>
          </table:table-cell>
          <table:table-cell table:formula="of:=[.E140]*[.D141]" office:value-type="float" office:value="0.0000660411141425886" calcext:value-type="float">
            <text:p>6.60411141425886E-005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1-[.C141]/1000" office:value-type="float" office:value="0.864" calcext:value-type="float">
            <text:p>0.864</text:p>
          </table:table-cell>
          <table:table-cell table:formula="of:=[.E141]*[.D142]" office:value-type="float" office:value="0.0000570595226191965" calcext:value-type="float">
            <text:p>5.70595226191965E-005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1-[.C142]/1000" office:value-type="float" office:value="0.863" calcext:value-type="float">
            <text:p>0.863</text:p>
          </table:table-cell>
          <table:table-cell table:formula="of:=[.E142]*[.D143]" office:value-type="float" office:value="0.0000492423680203666" calcext:value-type="float">
            <text:p>4.92423680203666E-005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1-[.C143]/1000" office:value-type="float" office:value="0.862" calcext:value-type="float">
            <text:p>0.862</text:p>
          </table:table-cell>
          <table:table-cell table:formula="of:=[.E143]*[.D144]" office:value-type="float" office:value="0.000042446921233556" calcext:value-type="float">
            <text:p>4.2446921233556E-005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1-[.C144]/1000" office:value-type="float" office:value="0.861" calcext:value-type="float">
            <text:p>0.861</text:p>
          </table:table-cell>
          <table:table-cell table:formula="of:=[.E144]*[.D145]" office:value-type="float" office:value="0.0000365467991820917" calcext:value-type="float">
            <text:p>3.65467991820917E-005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1-[.C145]/1000" office:value-type="float" office:value="0.86" calcext:value-type="float">
            <text:p>0.86</text:p>
          </table:table-cell>
          <table:table-cell table:formula="of:=[.E145]*[.D146]" office:value-type="float" office:value="0.0000314302472965989" calcext:value-type="float">
            <text:p>3.14302472965989E-005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1-[.C146]/1000" office:value-type="float" office:value="0.859" calcext:value-type="float">
            <text:p>0.859</text:p>
          </table:table-cell>
          <table:table-cell table:formula="of:=[.E146]*[.D147]" office:value-type="float" office:value="0.0000269985824277784" calcext:value-type="float">
            <text:p>2.69985824277784E-005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1-[.C147]/1000" office:value-type="float" office:value="0.858" calcext:value-type="float">
            <text:p>0.858</text:p>
          </table:table-cell>
          <table:table-cell table:formula="of:=[.E147]*[.D148]" office:value-type="float" office:value="0.0000231647837230339" calcext:value-type="float">
            <text:p>2.31647837230339E-005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1-[.C148]/1000" office:value-type="float" office:value="0.857" calcext:value-type="float">
            <text:p>0.857</text:p>
          </table:table-cell>
          <table:table-cell table:formula="of:=[.E148]*[.D149]" office:value-type="float" office:value="0.0000198522196506401" calcext:value-type="float">
            <text:p>1.98522196506401E-005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1-[.C149]/1000" office:value-type="float" office:value="0.856" calcext:value-type="float">
            <text:p>0.856</text:p>
          </table:table-cell>
          <table:table-cell table:formula="of:=[.E149]*[.D150]" office:value-type="float" office:value="0.0000169935000209479" calcext:value-type="float">
            <text:p>1.69935000209479E-005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1-[.C150]/1000" office:value-type="float" office:value="0.855" calcext:value-type="float">
            <text:p>0.855</text:p>
          </table:table-cell>
          <table:table-cell table:formula="of:=[.E150]*[.D151]" office:value-type="float" office:value="0.0000145294425179104" calcext:value-type="float">
            <text:p>1.45294425179104E-005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1-[.C151]/1000" office:value-type="float" office:value="0.854" calcext:value-type="float">
            <text:p>0.854</text:p>
          </table:table-cell>
          <table:table-cell table:formula="of:=[.E151]*[.D152]" office:value-type="float" office:value="0.0000124081439102955" calcext:value-type="float">
            <text:p>1.24081439102955E-005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1-[.C152]/1000" office:value-type="float" office:value="0.853" calcext:value-type="float">
            <text:p>0.853</text:p>
          </table:table-cell>
          <table:table-cell table:formula="of:=[.E152]*[.D153]" office:value-type="float" office:value="0.0000105841467554821" calcext:value-type="float">
            <text:p>1.05841467554821E-005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1-[.C153]/1000" office:value-type="float" office:value="0.852" calcext:value-type="float">
            <text:p>0.852</text:p>
          </table:table-cell>
          <table:table-cell table:formula="of:=[.E153]*[.D154]" office:value-type="float" office:value="0.00000901769303567073" calcext:value-type="float">
            <text:p>9.01769303567073E-006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1-[.C154]/1000" office:value-type="float" office:value="0.851" calcext:value-type="float">
            <text:p>0.851</text:p>
          </table:table-cell>
          <table:table-cell table:formula="of:=[.E154]*[.D155]" office:value-type="float" office:value="0.00000767405677335579" calcext:value-type="float">
            <text:p>7.67405677335579E-006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1-[.C155]/1000" office:value-type="float" office:value="0.85" calcext:value-type="float">
            <text:p>0.85</text:p>
          </table:table-cell>
          <table:table-cell table:formula="of:=[.E155]*[.D156]" office:value-type="float" office:value="0.00000652294825735242" calcext:value-type="float">
            <text:p>6.52294825735242E-006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1-[.C156]/1000" office:value-type="float" office:value="0.849" calcext:value-type="float">
            <text:p>0.849</text:p>
          </table:table-cell>
          <table:table-cell table:formula="of:=[.E156]*[.D157]" office:value-type="float" office:value="0.00000553798307049221" calcext:value-type="float">
            <text:p>0.000005538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1-[.C157]/1000" office:value-type="float" office:value="0.848" calcext:value-type="float">
            <text:p>0.848</text:p>
          </table:table-cell>
          <table:table-cell table:formula="of:=[.E157]*[.D158]" office:value-type="float" office:value="0.00000469620964377739" calcext:value-type="float">
            <text:p>4.69620964377739E-006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1-[.C158]/1000" office:value-type="float" office:value="0.847" calcext:value-type="float">
            <text:p>0.847</text:p>
          </table:table-cell>
          <table:table-cell table:formula="of:=[.E158]*[.D159]" office:value-type="float" office:value="0.00000397768956827945" calcext:value-type="float">
            <text:p>3.97768956827945E-006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1-[.C159]/1000" office:value-type="float" office:value="0.846" calcext:value-type="float">
            <text:p>0.846</text:p>
          </table:table-cell>
          <table:table-cell table:formula="of:=[.E159]*[.D160]" office:value-type="float" office:value="0.00000336512537476441" calcext:value-type="float">
            <text:p>3.36512537476441E-006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1-[.C160]/1000" office:value-type="float" office:value="0.845" calcext:value-type="float">
            <text:p>0.845</text:p>
          </table:table-cell>
          <table:table-cell table:formula="of:=[.E160]*[.D161]" office:value-type="float" office:value="0.00000284353094167593" calcext:value-type="float">
            <text:p>2.84353094167593E-006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1-[.C161]/1000" office:value-type="float" office:value="0.844" calcext:value-type="float">
            <text:p>0.844</text:p>
          </table:table-cell>
          <table:table-cell table:formula="of:=[.E161]*[.D162]" office:value-type="float" office:value="0.00000239994011477448" calcext:value-type="float">
            <text:p>2.39994011477448E-006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1-[.C162]/1000" office:value-type="float" office:value="0.843" calcext:value-type="float">
            <text:p>0.843</text:p>
          </table:table-cell>
          <table:table-cell table:formula="of:=[.E162]*[.D163]" office:value-type="float" office:value="0.00000202314951675489" calcext:value-type="float">
            <text:p>2.02314951675489E-006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1-[.C163]/1000" office:value-type="float" office:value="0.842" calcext:value-type="float">
            <text:p>0.842</text:p>
          </table:table-cell>
          <table:table-cell table:formula="of:=[.E163]*[.D164]" office:value-type="float" office:value="0.00000170349189310762" calcext:value-type="float">
            <text:p>1.70349189310762E-006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1-[.C164]/1000" office:value-type="float" office:value="0.841" calcext:value-type="float">
            <text:p>0.841</text:p>
          </table:table-cell>
          <table:table-cell table:formula="of:=[.E164]*[.D165]" office:value-type="float" office:value="0.00000143263668210351" calcext:value-type="float">
            <text:p>1.43263668210351E-006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1-[.C165]/1000" office:value-type="float" office:value="0.84" calcext:value-type="float">
            <text:p>0.84</text:p>
          </table:table-cell>
          <table:table-cell table:formula="of:=[.E165]*[.D166]" office:value-type="float" office:value="0.00000120341481296695" calcext:value-type="float">
            <text:p>1.20341481296695E-006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1-[.C166]/1000" office:value-type="float" office:value="0.839" calcext:value-type="float">
            <text:p>0.839</text:p>
          </table:table-cell>
          <table:table-cell table:formula="of:=[.E166]*[.D167]" office:value-type="float" office:value="0.00000100966502807927" calcext:value-type="float">
            <text:p>1.00966502807927E-006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1-[.C167]/1000" office:value-type="float" office:value="0.838" calcext:value-type="float">
            <text:p>0.838</text:p>
          </table:table-cell>
          <table:table-cell table:formula="of:=[.E167]*[.D168]" office:value-type="float" office:value="0.000000846099293530426" calcext:value-type="float">
            <text:p>8.46099293530426E-007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1-[.C168]/1000" office:value-type="float" office:value="0.837" calcext:value-type="float">
            <text:p>0.837</text:p>
          </table:table-cell>
          <table:table-cell table:formula="of:=[.E168]*[.D169]" office:value-type="float" office:value="0.000000708185108684966" calcext:value-type="float">
            <text:p>7.08185108684966E-007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1-[.C169]/1000" office:value-type="float" office:value="0.836" calcext:value-type="float">
            <text:p>0.836</text:p>
          </table:table-cell>
          <table:table-cell table:formula="of:=[.E169]*[.D170]" office:value-type="float" office:value="0.000000592042750860632" calcext:value-type="float">
            <text:p>0.000000592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1-[.C170]/1000" office:value-type="float" office:value="0.835" calcext:value-type="float">
            <text:p>0.835</text:p>
          </table:table-cell>
          <table:table-cell table:formula="of:=[.E170]*[.D171]" office:value-type="float" office:value="0.000000494355696968628" calcext:value-type="float">
            <text:p>4.94355696968628E-007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1-[.C171]/1000" office:value-type="float" office:value="0.834" calcext:value-type="float">
            <text:p>0.834</text:p>
          </table:table-cell>
          <table:table-cell table:formula="of:=[.E171]*[.D172]" office:value-type="float" office:value="0.000000412292651271835" calcext:value-type="float">
            <text:p>4.12292651271835E-007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1-[.C172]/1000" office:value-type="float" office:value="0.833" calcext:value-type="float">
            <text:p>0.833</text:p>
          </table:table-cell>
          <table:table-cell table:formula="of:=[.E172]*[.D173]" office:value-type="float" office:value="0.000000343439778509439" calcext:value-type="float">
            <text:p>3.43439778509439E-007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1-[.C173]/1000" office:value-type="float" office:value="0.832" calcext:value-type="float">
            <text:p>0.832</text:p>
          </table:table-cell>
          <table:table-cell table:formula="of:=[.E173]*[.D174]" office:value-type="float" office:value="0.000000285741895719853" calcext:value-type="float">
            <text:p>2.85741895719853E-007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1-[.C174]/1000" office:value-type="float" office:value="0.831" calcext:value-type="float">
            <text:p>0.831</text:p>
          </table:table-cell>
          <table:table-cell table:formula="of:=[.E174]*[.D175]" office:value-type="float" office:value="0.000000237451515343198" calcext:value-type="float">
            <text:p>2.37451515343198E-007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1-[.C175]/1000" office:value-type="float" office:value="0.83" calcext:value-type="float">
            <text:p>0.83</text:p>
          </table:table-cell>
          <table:table-cell table:formula="of:=[.E175]*[.D176]" office:value-type="float" office:value="0.000000197084757734854" calcext:value-type="float">
            <text:p>1.97084757734854E-007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1-[.C176]/1000" office:value-type="float" office:value="0.829" calcext:value-type="float">
            <text:p>0.829</text:p>
          </table:table-cell>
          <table:table-cell table:formula="of:=[.E176]*[.D177]" office:value-type="float" office:value="0.000000163383264162194" calcext:value-type="float">
            <text:p>1.63383264162194E-007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1-[.C177]/1000" office:value-type="float" office:value="0.828" calcext:value-type="float">
            <text:p>0.828</text:p>
          </table:table-cell>
          <table:table-cell table:formula="of:=[.E177]*[.D178]" office:value-type="float" office:value="0.000000135281342726297" calcext:value-type="float">
            <text:p>1.35281342726297E-007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1-[.C178]/1000" office:value-type="float" office:value="0.827" calcext:value-type="float">
            <text:p>0.827</text:p>
          </table:table-cell>
          <table:table-cell table:formula="of:=[.E178]*[.D179]" office:value-type="float" office:value="0.000000111877670434647" calcext:value-type="float">
            <text:p>1.11877670434647E-007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1-[.C179]/1000" office:value-type="float" office:value="0.826" calcext:value-type="float">
            <text:p>0.826</text:p>
          </table:table-cell>
          <table:table-cell table:formula="of:=[.E179]*[.D180]" office:value-type="float" office:value="0.0000000924109557790188" calcext:value-type="float">
            <text:p>9.24109557790188E-008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1-[.C180]/1000" office:value-type="float" office:value="0.825" calcext:value-type="float">
            <text:p>0.825</text:p>
          </table:table-cell>
          <table:table-cell table:formula="of:=[.E180]*[.D181]" office:value-type="float" office:value="0.0000000762390385176905" calcext:value-type="float">
            <text:p>7.62390385176905E-008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1-[.C181]/1000" office:value-type="float" office:value="0.824" calcext:value-type="float">
            <text:p>0.824</text:p>
          </table:table-cell>
          <table:table-cell table:formula="of:=[.E181]*[.D182]" office:value-type="float" office:value="0.000000062820967738577" calcext:value-type="float">
            <text:p>6.2820967738577E-008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1-[.C182]/1000" office:value-type="float" office:value="0.823" calcext:value-type="float">
            <text:p>0.823</text:p>
          </table:table-cell>
          <table:table-cell table:formula="of:=[.E182]*[.D183]" office:value-type="float" office:value="0.0000000517016564488488" calcext:value-type="float">
            <text:p>5.17016564488488E-008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1-[.C183]/1000" office:value-type="float" office:value="0.822" calcext:value-type="float">
            <text:p>0.822</text:p>
          </table:table-cell>
          <table:table-cell table:formula="of:=[.E183]*[.D184]" office:value-type="float" office:value="0.0000000424987616009538" calcext:value-type="float">
            <text:p>4.24987616009538E-008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1-[.C184]/1000" office:value-type="float" office:value="0.821" calcext:value-type="float">
            <text:p>0.821</text:p>
          </table:table-cell>
          <table:table-cell table:formula="of:=[.E184]*[.D185]" office:value-type="float" office:value="0.000000034891483274383" calcext:value-type="float">
            <text:p>3.4891483274383E-008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1-[.C185]/1000" office:value-type="float" office:value="0.82" calcext:value-type="float">
            <text:p>0.82</text:p>
          </table:table-cell>
          <table:table-cell table:formula="of:=[.E185]*[.D186]" office:value-type="float" office:value="0.0000000286110162849941" calcext:value-type="float">
            <text:p>2.86110162849941E-008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1-[.C186]/1000" office:value-type="float" office:value="0.819" calcext:value-type="float">
            <text:p>0.819</text:p>
          </table:table-cell>
          <table:table-cell table:formula="of:=[.E186]*[.D187]" office:value-type="float" office:value="0.0000000234324223374102" calcext:value-type="float">
            <text:p>2.34324223374102E-008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1-[.C187]/1000" office:value-type="float" office:value="0.818" calcext:value-type="float">
            <text:p>0.818</text:p>
          </table:table-cell>
          <table:table-cell table:formula="of:=[.E187]*[.D188]" office:value-type="float" office:value="0.0000000191677214720015" calcext:value-type="float">
            <text:p>1.91677214720015E-008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1-[.C188]/1000" office:value-type="float" office:value="0.817" calcext:value-type="float">
            <text:p>0.817</text:p>
          </table:table-cell>
          <table:table-cell table:formula="of:=[.E188]*[.D189]" office:value-type="float" office:value="0.0000000156600284426252" calcext:value-type="float">
            <text:p>1.56600284426252E-008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1-[.C189]/1000" office:value-type="float" office:value="0.816" calcext:value-type="float">
            <text:p>0.816</text:p>
          </table:table-cell>
          <table:table-cell table:formula="of:=[.E189]*[.D190]" office:value-type="float" office:value="0.0000000127785832091822" calcext:value-type="float">
            <text:p>1.27785832091822E-008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1-[.C190]/1000" office:value-type="float" office:value="0.815" calcext:value-type="float">
            <text:p>0.815</text:p>
          </table:table-cell>
          <table:table-cell table:formula="of:=[.E190]*[.D191]" office:value-type="float" office:value="0.0000000104145453154835" calcext:value-type="float">
            <text:p>1.04145453154835E-008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1-[.C191]/1000" office:value-type="float" office:value="0.814" calcext:value-type="float">
            <text:p>0.814</text:p>
          </table:table-cell>
          <table:table-cell table:formula="of:=[.E191]*[.D192]" office:value-type="float" office:value="0.00000000847743988680356" calcext:value-type="float">
            <text:p>8.47743988680356E-009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1-[.C192]/1000" office:value-type="float" office:value="0.813" calcext:value-type="float">
            <text:p>0.813</text:p>
          </table:table-cell>
          <table:table-cell table:formula="of:=[.E192]*[.D193]" office:value-type="float" office:value="0.00000000689215862797129" calcext:value-type="float">
            <text:p>6.89215862797129E-009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1-[.C193]/1000" office:value-type="float" office:value="0.812" calcext:value-type="float">
            <text:p>0.812</text:p>
          </table:table-cell>
          <table:table-cell table:formula="of:=[.E193]*[.D194]" office:value-type="float" office:value="0.00000000559643280591269" calcext:value-type="float">
            <text:p>5.59643280591269E-009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1-[.C194]/1000" office:value-type="float" office:value="0.811" calcext:value-type="float">
            <text:p>0.811</text:p>
          </table:table-cell>
          <table:table-cell table:formula="of:=[.E194]*[.D195]" office:value-type="float" office:value="0.00000000453870700559519" calcext:value-type="float">
            <text:p>4.53870700559519E-009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1-[.C195]/1000" office:value-type="float" office:value="0.81" calcext:value-type="float">
            <text:p>0.81</text:p>
          </table:table-cell>
          <table:table-cell table:formula="of:=[.E195]*[.D196]" office:value-type="float" office:value="0.0000000036763526745321" calcext:value-type="float">
            <text:p>3.6763526745321E-009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1-[.C196]/1000" office:value-type="float" office:value="0.809" calcext:value-type="float">
            <text:p>0.809</text:p>
          </table:table-cell>
          <table:table-cell table:formula="of:=[.E196]*[.D197]" office:value-type="float" office:value="0.00000000297416931369647" calcext:value-type="float">
            <text:p>0.000000003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1-[.C197]/1000" office:value-type="float" office:value="0.808" calcext:value-type="float">
            <text:p>0.808</text:p>
          </table:table-cell>
          <table:table-cell table:formula="of:=[.E197]*[.D198]" office:value-type="float" office:value="0.00000000240312880546675" calcext:value-type="float">
            <text:p>2.40312880546675E-009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1-[.C198]/1000" office:value-type="float" office:value="0.807" calcext:value-type="float">
            <text:p>0.807</text:p>
          </table:table-cell>
          <table:table-cell table:formula="of:=[.E198]*[.D199]" office:value-type="float" office:value="0.00000000193932494601167" calcext:value-type="float">
            <text:p>1.93932494601167E-009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1-[.C199]/1000" office:value-type="float" office:value="0.806" calcext:value-type="float">
            <text:p>0.806</text:p>
          </table:table-cell>
          <table:table-cell table:formula="of:=[.E199]*[.D200]" office:value-type="float" office:value="0.0000000015630959064854" calcext:value-type="float">
            <text:p>1.5630959064854E-009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1-[.C200]/1000" office:value-type="float" office:value="0.805" calcext:value-type="float">
            <text:p>0.805</text:p>
          </table:table-cell>
          <table:table-cell table:formula="of:=[.E200]*[.D201]" office:value-type="float" office:value="0.00000000125829220472075" calcext:value-type="float">
            <text:p>1.25829220472075E-009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1-[.C201]/1000" office:value-type="float" office:value="0.804" calcext:value-type="float">
            <text:p>0.804</text:p>
          </table:table-cell>
          <table:table-cell table:formula="of:=[.E201]*[.D202]" office:value-type="float" office:value="0.00000000101166693259548" calcext:value-type="float">
            <text:p>0.000000001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1-[.C202]/1000" office:value-type="float" office:value="0.803" calcext:value-type="float">
            <text:p>0.803</text:p>
          </table:table-cell>
          <table:table-cell table:formula="of:=[.E202]*[.D203]" office:value-type="float" office:value="0.000000000812368546874172" calcext:value-type="float">
            <text:p>8.12368546874172E-010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1-[.C203]/1000" office:value-type="float" office:value="0.802" calcext:value-type="float">
            <text:p>0.802</text:p>
          </table:table-cell>
          <table:table-cell table:formula="of:=[.E203]*[.D204]" office:value-type="float" office:value="0.000000000651519574593086" calcext:value-type="float">
            <text:p>6.51519574593086E-01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1-[.C204]/1000" office:value-type="float" office:value="0.801" calcext:value-type="float">
            <text:p>0.801</text:p>
          </table:table-cell>
          <table:table-cell table:formula="of:=[.E204]*[.D205]" office:value-type="float" office:value="0.000000000521867179249062" calcext:value-type="float">
            <text:p>5.21867179249062E-010</text:p>
          </table:table-cell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1-[.C205]/1000" office:value-type="float" office:value="0.8" calcext:value-type="float">
            <text:p>0.8</text:p>
          </table:table-cell>
          <table:table-cell table:formula="of:=[.E205]*[.D206]" office:value-type="float" office:value="0.00000000041749374339925" calcext:value-type="float">
            <text:p>4.1749374339925E-010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1-[.C206]/1000" office:value-type="float" office:value="0.799" calcext:value-type="float">
            <text:p>0.799</text:p>
          </table:table-cell>
          <table:table-cell table:formula="of:=[.E206]*[.D207]" office:value-type="float" office:value="0.000000000333577500976001" calcext:value-type="float">
            <text:p>3.33577500976001E-010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1-[.C207]/1000" office:value-type="float" office:value="0.798" calcext:value-type="float">
            <text:p>0.798</text:p>
          </table:table-cell>
          <table:table-cell table:formula="of:=[.E207]*[.D208]" office:value-type="float" office:value="0.000000000266194845778848" calcext:value-type="float">
            <text:p>2.66194845778848E-010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1-[.C208]/1000" office:value-type="float" office:value="0.797" calcext:value-type="float">
            <text:p>0.797</text:p>
          </table:table-cell>
          <table:table-cell table:formula="of:=[.E208]*[.D209]" office:value-type="float" office:value="0.000000000212157292085742" calcext:value-type="float">
            <text:p>2.12157292085742E-010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1-[.C209]/1000" office:value-type="float" office:value="0.796" calcext:value-type="float">
            <text:p>0.796</text:p>
          </table:table-cell>
          <table:table-cell table:formula="of:=[.E209]*[.D210]" office:value-type="float" office:value="0.000000000168877204500251" calcext:value-type="float">
            <text:p>1.68877204500251E-010</text:p>
          </table:table-cell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1-[.C210]/1000" office:value-type="float" office:value="0.795" calcext:value-type="float">
            <text:p>0.795</text:p>
          </table:table-cell>
          <table:table-cell table:formula="of:=[.E210]*[.D211]" office:value-type="float" office:value="0.000000000134257377577699" calcext:value-type="float">
            <text:p>1.34257377577699E-010</text:p>
          </table:table-cell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1-[.C211]/1000" office:value-type="float" office:value="0.794" calcext:value-type="float">
            <text:p>0.794</text:p>
          </table:table-cell>
          <table:table-cell table:formula="of:=[.E211]*[.D212]" office:value-type="float" office:value="0.000000000106600357796693" calcext:value-type="float">
            <text:p>1.06600357796693E-010</text:p>
          </table:table-cell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1-[.C212]/1000" office:value-type="float" office:value="0.793" calcext:value-type="float">
            <text:p>0.793</text:p>
          </table:table-cell>
          <table:table-cell table:formula="of:=[.E212]*[.D213]" office:value-type="float" office:value="0.0000000000845340837327778" calcext:value-type="float">
            <text:p>8.45340837327778E-011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1-[.C213]/1000" office:value-type="float" office:value="0.792" calcext:value-type="float">
            <text:p>0.792</text:p>
          </table:table-cell>
          <table:table-cell table:formula="of:=[.E213]*[.D214]" office:value-type="float" office:value="0.00000000006695099431636" calcext:value-type="float">
            <text:p>6.695099431636E-011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1-[.C214]/1000" office:value-type="float" office:value="0.791" calcext:value-type="float">
            <text:p>0.791</text:p>
          </table:table-cell>
          <table:table-cell table:formula="of:=[.E214]*[.D215]" office:value-type="float" office:value="0.0000000000529582365042408" calcext:value-type="float">
            <text:p>5.29582365042408E-011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1-[.C215]/1000" office:value-type="float" office:value="0.79" calcext:value-type="float">
            <text:p>0.79</text:p>
          </table:table-cell>
          <table:table-cell table:formula="of:=[.E215]*[.D216]" office:value-type="float" office:value="0.0000000000418370068383502" calcext:value-type="float">
            <text:p>4.18370068383502E-011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1-[.C216]/1000" office:value-type="float" office:value="0.789" calcext:value-type="float">
            <text:p>0.789</text:p>
          </table:table-cell>
          <table:table-cell table:formula="of:=[.E216]*[.D217]" office:value-type="float" office:value="0.0000000000330093983954583" calcext:value-type="float">
            <text:p>3.30093983954583E-011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1-[.C217]/1000" office:value-type="float" office:value="0.788" calcext:value-type="float">
            <text:p>0.788</text:p>
          </table:table-cell>
          <table:table-cell table:formula="of:=[.E217]*[.D218]" office:value-type="float" office:value="0.0000000000260114059356212" calcext:value-type="float">
            <text:p>2.60114059356212E-011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1-[.C218]/1000" office:value-type="float" office:value="0.787" calcext:value-type="float">
            <text:p>0.787</text:p>
          </table:table-cell>
          <table:table-cell table:formula="of:=[.E218]*[.D219]" office:value-type="float" office:value="0.0000000000204709764713339" calcext:value-type="float">
            <text:p>2.04709764713339E-011</text:p>
          </table:table-cell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1-[.C219]/1000" office:value-type="float" office:value="0.786" calcext:value-type="float">
            <text:p>0.786</text:p>
          </table:table-cell>
          <table:table-cell table:formula="of:=[.E219]*[.D220]" office:value-type="float" office:value="0.0000000000160901875064684" calcext:value-type="float">
            <text:p>1.60901875064684E-011</text:p>
          </table:table-cell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1-[.C220]/1000" office:value-type="float" office:value="0.785" calcext:value-type="float">
            <text:p>0.785</text:p>
          </table:table-cell>
          <table:table-cell table:formula="of:=[.E220]*[.D221]" office:value-type="float" office:value="0.0000000000126307971925777" calcext:value-type="float">
            <text:p>1.26307971925777E-011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1-[.C221]/1000" office:value-type="float" office:value="0.784" calcext:value-type="float">
            <text:p>0.784</text:p>
          </table:table-cell>
          <table:table-cell table:formula="of:=[.E221]*[.D222]" office:value-type="float" office:value="0.00000000000990254499898092" calcext:value-type="float">
            <text:p>9.90254499898092E-012</text:p>
          </table:table-cell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1-[.C222]/1000" office:value-type="float" office:value="0.783" calcext:value-type="float">
            <text:p>0.783</text:p>
          </table:table-cell>
          <table:table-cell table:formula="of:=[.E222]*[.D223]" office:value-type="float" office:value="0.00000000000775369273420206" calcext:value-type="float">
            <text:p>7.75369273420206E-012</text:p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1-[.C223]/1000" office:value-type="float" office:value="0.782" calcext:value-type="float">
            <text:p>0.782</text:p>
          </table:table-cell>
          <table:table-cell table:formula="of:=[.E223]*[.D224]" office:value-type="float" office:value="0.00000000000606338771814601" calcext:value-type="float">
            <text:p>6.06338771814601E-012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1-[.C224]/1000" office:value-type="float" office:value="0.781" calcext:value-type="float">
            <text:p>0.781</text:p>
          </table:table-cell>
          <table:table-cell table:formula="of:=[.E224]*[.D225]" office:value-type="float" office:value="0.00000000000473550580787204" calcext:value-type="float">
            <text:p>4.73550580787204E-012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1-[.C225]/1000" office:value-type="float" office:value="0.78" calcext:value-type="float">
            <text:p>0.78</text:p>
          </table:table-cell>
          <table:table-cell table:formula="of:=[.E225]*[.D226]" office:value-type="float" office:value="0.00000000000369369453014019" calcext:value-type="float">
            <text:p>3.69369453014019E-012</text:p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1-[.C226]/1000" office:value-type="float" office:value="0.779" calcext:value-type="float">
            <text:p>0.779</text:p>
          </table:table-cell>
          <table:table-cell table:formula="of:=[.E226]*[.D227]" office:value-type="float" office:value="0.00000000000287738803897921" calcext:value-type="float">
            <text:p>2.87738803897921E-012</text:p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1-[.C227]/1000" office:value-type="float" office:value="0.778" calcext:value-type="float">
            <text:p>0.778</text:p>
          </table:table-cell>
          <table:table-cell table:formula="of:=[.E227]*[.D228]" office:value-type="float" office:value="0.00000000000223860789432582" calcext:value-type="float">
            <text:p>2.23860789432582E-012</text:p>
          </table:table-cell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1-[.C228]/1000" office:value-type="float" office:value="0.777" calcext:value-type="float">
            <text:p>0.777</text:p>
          </table:table-cell>
          <table:table-cell table:formula="of:=[.E228]*[.D229]" office:value-type="float" office:value="0.00000000000173939833389116" calcext:value-type="float">
            <text:p>1.73939833389116E-012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1-[.C229]/1000" office:value-type="float" office:value="0.776" calcext:value-type="float">
            <text:p>0.776</text:p>
          </table:table-cell>
          <table:table-cell table:formula="of:=[.E229]*[.D230]" office:value-type="float" office:value="0.00000000000134977310709954" calcext:value-type="float">
            <text:p>1.34977310709954E-012</text:p>
          </table:table-cell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1-[.C230]/1000" office:value-type="float" office:value="0.775" calcext:value-type="float">
            <text:p>0.775</text:p>
          </table:table-cell>
          <table:table-cell table:formula="of:=[.E230]*[.D231]" office:value-type="float" office:value="0.00000000000104607415800215" calcext:value-type="float">
            <text:p>1.04607415800215E-012</text:p>
          </table:table-cell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1-[.C231]/1000" office:value-type="float" office:value="0.774" calcext:value-type="float">
            <text:p>0.774</text:p>
          </table:table-cell>
          <table:table-cell table:formula="of:=[.E231]*[.D232]" office:value-type="float" office:value="0.000000000000809661398293661" calcext:value-type="float">
            <text:p>8.09661398293661E-013</text:p>
          </table:table-cell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1-[.C232]/1000" office:value-type="float" office:value="0.773" calcext:value-type="float">
            <text:p>0.773</text:p>
          </table:table-cell>
          <table:table-cell table:formula="of:=[.E232]*[.D233]" office:value-type="float" office:value="0.000000000000625868260881" calcext:value-type="float">
            <text:p>6.25868260881E-013</text:p>
          </table:table-cell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1-[.C233]/1000" office:value-type="float" office:value="0.772" calcext:value-type="float">
            <text:p>0.772</text:p>
          </table:table-cell>
          <table:table-cell table:formula="of:=[.E233]*[.D234]" office:value-type="float" office:value="0.000000000000483170297400132" calcext:value-type="float">
            <text:p>4.83170297400132E-013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1-[.C234]/1000" office:value-type="float" office:value="0.771" calcext:value-type="float">
            <text:p>0.771</text:p>
          </table:table-cell>
          <table:table-cell table:formula="of:=[.E234]*[.D235]" office:value-type="float" office:value="0.000000000000372524299295502" calcext:value-type="float">
            <text:p>3.72524299295502E-013</text:p>
          </table:table-cell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1-[.C235]/1000" office:value-type="float" office:value="0.77" calcext:value-type="float">
            <text:p>0.77</text:p>
          </table:table-cell>
          <table:table-cell table:formula="of:=[.E235]*[.D236]" office:value-type="float" office:value="0.000000000000286843710457536" calcext:value-type="float">
            <text:p>2.86843710457536E-013</text:p>
          </table:table-cell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1-[.C236]/1000" office:value-type="float" office:value="0.769" calcext:value-type="float">
            <text:p>0.769</text:p>
          </table:table-cell>
          <table:table-cell table:formula="of:=[.E236]*[.D237]" office:value-type="float" office:value="0.000000000000220582813341845" calcext:value-type="float">
            <text:p>2.20582813341845E-013</text:p>
          </table:table-cell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1-[.C237]/1000" office:value-type="float" office:value="0.768" calcext:value-type="float">
            <text:p>0.768</text:p>
          </table:table-cell>
          <table:table-cell table:formula="of:=[.E237]*[.D238]" office:value-type="float" office:value="0.000000000000169407600646537" calcext:value-type="float">
            <text:p>1.69407600646537E-013</text:p>
          </table:table-cell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1-[.C238]/1000" office:value-type="float" office:value="0.767" calcext:value-type="float">
            <text:p>0.767</text:p>
          </table:table-cell>
          <table:table-cell table:formula="of:=[.E238]*[.D239]" office:value-type="float" office:value="0.000000000000129935629695894" calcext:value-type="float">
            <text:p>1.29935629695894E-013</text:p>
          </table:table-cell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1-[.C239]/1000" office:value-type="float" office:value="0.766" calcext:value-type="float">
            <text:p>0.766</text:p>
          </table:table-cell>
          <table:table-cell table:formula="of:=[.E239]*[.D240]" office:value-type="float" office:value="0.0000000000000995306923470549" calcext:value-type="float">
            <text:p>9.95306923470549E-014</text:p>
          </table:table-cell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1-[.C240]/1000" office:value-type="float" office:value="0.765" calcext:value-type="float">
            <text:p>0.765</text:p>
          </table:table-cell>
          <table:table-cell table:formula="of:=[.E240]*[.D241]" office:value-type="float" office:value="0.000000000000076140979645497" calcext:value-type="float">
            <text:p>7.6140979645497E-014</text:p>
          </table:table-cell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1-[.C241]/1000" office:value-type="float" office:value="0.764" calcext:value-type="float">
            <text:p>0.764</text:p>
          </table:table-cell>
          <table:table-cell table:formula="of:=[.E241]*[.D242]" office:value-type="float" office:value="0.0000000000000581717084491597" calcext:value-type="float">
            <text:p>5.81717084491597E-014</text:p>
          </table:table-cell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1-[.C242]/1000" office:value-type="float" office:value="0.763" calcext:value-type="float">
            <text:p>0.763</text:p>
          </table:table-cell>
          <table:table-cell table:formula="of:=[.E242]*[.D243]" office:value-type="float" office:value="0.0000000000000443850135467089" calcext:value-type="float">
            <text:p>4.43850135467089E-014</text:p>
          </table:table-cell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1-[.C243]/1000" office:value-type="float" office:value="0.762" calcext:value-type="float">
            <text:p>0.762</text:p>
          </table:table-cell>
          <table:table-cell table:formula="of:=[.E243]*[.D244]" office:value-type="float" office:value="0.0000000000000338213803225922" calcext:value-type="float">
            <text:p>3.38213803225922E-014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1-[.C244]/1000" office:value-type="float" office:value="0.761" calcext:value-type="float">
            <text:p>0.761</text:p>
          </table:table-cell>
          <table:table-cell table:formula="of:=[.E244]*[.D245]" office:value-type="float" office:value="0.0000000000000257380704254926" calcext:value-type="float">
            <text:p>2.57380704254926E-014</text:p>
          </table:table-cell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1-[.C245]/1000" office:value-type="float" office:value="0.76" calcext:value-type="float">
            <text:p>0.76</text:p>
          </table:table-cell>
          <table:table-cell table:formula="of:=[.E245]*[.D246]" office:value-type="float" office:value="0.0000000000000195609335233744" calcext:value-type="float">
            <text:p>1.95609335233744E-014</text:p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1-[.C246]/1000" office:value-type="float" office:value="0.759" calcext:value-type="float">
            <text:p>0.759</text:p>
          </table:table-cell>
          <table:table-cell table:formula="of:=[.E246]*[.D247]" office:value-type="float" office:value="0.0000000000000148467485442412" calcext:value-type="float">
            <text:p>1.48467485442412E-014</text:p>
          </table:table-cell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1-[.C247]/1000" office:value-type="float" office:value="0.758" calcext:value-type="float">
            <text:p>0.758</text:p>
          </table:table-cell>
          <table:table-cell table:formula="of:=[.E247]*[.D248]" office:value-type="float" office:value="0.0000000000000112538353965348" calcext:value-type="float">
            <text:p>1.12538353965348E-014</text:p>
          </table:table-cell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1-[.C248]/1000" office:value-type="float" office:value="0.757" calcext:value-type="float">
            <text:p>0.757</text:p>
          </table:table-cell>
          <table:table-cell table:formula="of:=[.E248]*[.D249]" office:value-type="float" office:value="8.51915339517685E-015" calcext:value-type="float">
            <text:p>8.51915339517685E-015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1-[.C249]/1000" office:value-type="float" office:value="0.756" calcext:value-type="float">
            <text:p>0.756</text:p>
          </table:table-cell>
          <table:table-cell table:formula="of:=[.E249]*[.D250]" office:value-type="float" office:value="6.4404799667537E-015" calcext:value-type="float">
            <text:p>6.4404799667537E-015</text:p>
          </table:table-cell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1-[.C250]/1000" office:value-type="float" office:value="0.755" calcext:value-type="float">
            <text:p>0.755</text:p>
          </table:table-cell>
          <table:table-cell table:formula="of:=[.E250]*[.D251]" office:value-type="float" office:value="4.86256237489904E-015" calcext:value-type="float">
            <text:p>4.86256237489904E-015</text:p>
          </table:table-cell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1-[.C251]/1000" office:value-type="float" office:value="0.754" calcext:value-type="float">
            <text:p>0.754</text:p>
          </table:table-cell>
          <table:table-cell table:formula="of:=[.E251]*[.D252]" office:value-type="float" office:value="3.66637203067388E-015" calcext:value-type="float">
            <text:p>3.66637203067388E-015</text:p>
          </table:table-cell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1-[.C252]/1000" office:value-type="float" office:value="0.753" calcext:value-type="float">
            <text:p>0.753</text:p>
          </table:table-cell>
          <table:table-cell table:formula="of:=[.E252]*[.D253]" office:value-type="float" office:value="2.76077813909743E-015" calcext:value-type="float">
            <text:p>2.76077813909743E-015</text:p>
          </table:table-cell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1-[.C253]/1000" office:value-type="float" office:value="0.752" calcext:value-type="float">
            <text:p>0.752</text:p>
          </table:table-cell>
          <table:table-cell table:formula="of:=[.E253]*[.D254]" office:value-type="float" office:value="2.07610516060127E-015" calcext:value-type="float">
            <text:p>2.07610516060127E-015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1-[.C254]/1000" office:value-type="float" office:value="0.751" calcext:value-type="float">
            <text:p>0.751</text:p>
          </table:table-cell>
          <table:table-cell table:formula="of:=[.E254]*[.D255]" office:value-type="float" office:value="1.55915497561155E-015" calcext:value-type="float">
            <text:p>1.55915497561155E-015</text:p>
          </table:table-cell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1-[.C255]/1000" office:value-type="float" office:value="0.75" calcext:value-type="float">
            <text:p>0.75</text:p>
          </table:table-cell>
          <table:table-cell table:formula="of:=[.E255]*[.D256]" office:value-type="float" office:value="1.16936623170866E-015" calcext:value-type="float">
            <text:p>1.16936623170866E-015</text:p>
          </table:table-cell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1-[.C256]/1000" office:value-type="float" office:value="0.749" calcext:value-type="float">
            <text:p>0.749</text:p>
          </table:table-cell>
          <table:table-cell table:formula="of:=[.E256]*[.D257]" office:value-type="float" office:value="8.75855307549789E-016" calcext:value-type="float">
            <text:p>8.75855307549789E-016</text:p>
          </table:table-cell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1-[.C257]/1000" office:value-type="float" office:value="0.748" calcext:value-type="float">
            <text:p>0.748</text:p>
          </table:table-cell>
          <table:table-cell table:formula="of:=[.E257]*[.D258]" office:value-type="float" office:value="6.55139770047242E-016" calcext:value-type="float">
            <text:p>6.55139770047242E-016</text:p>
          </table:table-cell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1-[.C258]/1000" office:value-type="float" office:value="0.747" calcext:value-type="float">
            <text:p>0.747</text:p>
          </table:table-cell>
          <table:table-cell table:formula="of:=[.E258]*[.D259]" office:value-type="float" office:value="4.8938940822529E-016" calcext:value-type="float">
            <text:p>4.8938940822529E-016</text:p>
          </table:table-cell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1-[.C259]/1000" office:value-type="float" office:value="0.746" calcext:value-type="float">
            <text:p>0.746</text:p>
          </table:table-cell>
          <table:table-cell table:formula="of:=[.E259]*[.D260]" office:value-type="float" office:value="3.65084498536066E-016" calcext:value-type="float">
            <text:p>3.65084498536066E-016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1-[.C260]/1000" office:value-type="float" office:value="0.745" calcext:value-type="float">
            <text:p>0.745</text:p>
          </table:table-cell>
          <table:table-cell table:formula="of:=[.E260]*[.D261]" office:value-type="float" office:value="2.71987951409369E-016" calcext:value-type="float">
            <text:p>2.71987951409369E-016</text:p>
          </table:table-cell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1-[.C261]/1000" office:value-type="float" office:value="0.744" calcext:value-type="float">
            <text:p>0.744</text:p>
          </table:table-cell>
          <table:table-cell table:formula="of:=[.E261]*[.D262]" office:value-type="float" office:value="2.02359035848571E-016" calcext:value-type="float">
            <text:p>2.02359035848571E-016</text:p>
          </table:table-cell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1-[.C262]/1000" office:value-type="float" office:value="0.743" calcext:value-type="float">
            <text:p>0.743</text:p>
          </table:table-cell>
          <table:table-cell table:formula="of:=[.E262]*[.D263]" office:value-type="float" office:value="1.50352763635488E-016" calcext:value-type="float">
            <text:p>1.50352763635488E-016</text:p>
          </table:table-cell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1-[.C263]/1000" office:value-type="float" office:value="0.742" calcext:value-type="float">
            <text:p>0.742</text:p>
          </table:table-cell>
          <table:table-cell table:formula="of:=[.E263]*[.D264]" office:value-type="float" office:value="1.11561750617532E-016" calcext:value-type="float">
            <text:p>1.11561750617532E-016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1-[.C264]/1000" office:value-type="float" office:value="0.741" calcext:value-type="float">
            <text:p>0.741</text:p>
          </table:table-cell>
          <table:table-cell table:formula="of:=[.E264]*[.D265]" office:value-type="float" office:value="8.26672572075913E-017" calcext:value-type="float">
            <text:p>8.26672572075913E-017</text:p>
          </table:table-cell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1-[.C265]/1000" office:value-type="float" office:value="0.74" calcext:value-type="float">
            <text:p>0.74</text:p>
          </table:table-cell>
          <table:table-cell table:formula="of:=[.E265]*[.D266]" office:value-type="float" office:value="6.11737703336176E-017" calcext:value-type="float">
            <text:p>6.11737703336176E-017</text:p>
          </table:table-cell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1-[.C266]/1000" office:value-type="float" office:value="0.739" calcext:value-type="float">
            <text:p>0.739</text:p>
          </table:table-cell>
          <table:table-cell table:formula="of:=[.E266]*[.D267]" office:value-type="float" office:value="4.52074162765434E-017" calcext:value-type="float">
            <text:p>4.52074162765434E-017</text:p>
          </table:table-cell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1-[.C267]/1000" office:value-type="float" office:value="0.738" calcext:value-type="float">
            <text:p>0.738</text:p>
          </table:table-cell>
          <table:table-cell table:formula="of:=[.E267]*[.D268]" office:value-type="float" office:value="3.3363073212089E-017" calcext:value-type="float">
            <text:p>3.3363073212089E-017</text:p>
          </table:table-cell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1-[.C268]/1000" office:value-type="float" office:value="0.737" calcext:value-type="float">
            <text:p>0.737</text:p>
          </table:table-cell>
          <table:table-cell table:formula="of:=[.E268]*[.D269]" office:value-type="float" office:value="2.45885849573096E-017" calcext:value-type="float">
            <text:p>2.45885849573096E-017</text:p>
          </table:table-cell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1-[.C269]/1000" office:value-type="float" office:value="0.736" calcext:value-type="float">
            <text:p>0.736</text:p>
          </table:table-cell>
          <table:table-cell table:formula="of:=[.E269]*[.D270]" office:value-type="float" office:value="1.80971985285799E-017" calcext:value-type="float">
            <text:p>1.80971985285799E-017</text:p>
          </table:table-cell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1-[.C270]/1000" office:value-type="float" office:value="0.735" calcext:value-type="float">
            <text:p>0.735</text:p>
          </table:table-cell>
          <table:table-cell table:formula="of:=[.E270]*[.D271]" office:value-type="float" office:value="1.33014409185062E-017" calcext:value-type="float">
            <text:p>1.33014409185062E-017</text:p>
          </table:table-cell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1-[.C271]/1000" office:value-type="float" office:value="0.734" calcext:value-type="float">
            <text:p>0.734</text:p>
          </table:table-cell>
          <table:table-cell table:formula="of:=[.E271]*[.D272]" office:value-type="float" office:value="9.76325763418355E-018" calcext:value-type="float">
            <text:p>9.76325763418355E-018</text:p>
          </table:table-cell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1-[.C272]/1000" office:value-type="float" office:value="0.733" calcext:value-type="float">
            <text:p>0.733</text:p>
          </table:table-cell>
          <table:table-cell table:formula="of:=[.E272]*[.D273]" office:value-type="float" office:value="7.15646784585654E-018" calcext:value-type="float">
            <text:p>7.15646784585654E-018</text:p>
          </table:table-cell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1-[.C273]/1000" office:value-type="float" office:value="0.732" calcext:value-type="float">
            <text:p>0.732</text:p>
          </table:table-cell>
          <table:table-cell table:formula="of:=[.E273]*[.D274]" office:value-type="float" office:value="5.23853446316699E-018" calcext:value-type="float">
            <text:p>5.23853446316699E-018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1-[.C274]/1000" office:value-type="float" office:value="0.731" calcext:value-type="float">
            <text:p>0.731</text:p>
          </table:table-cell>
          <table:table-cell table:formula="of:=[.E274]*[.D275]" office:value-type="float" office:value="3.82936869257507E-018" calcext:value-type="float">
            <text:p>3.82936869257507E-018</text:p>
          </table:table-cell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1-[.C275]/1000" office:value-type="float" office:value="0.73" calcext:value-type="float">
            <text:p>0.73</text:p>
          </table:table-cell>
          <table:table-cell table:formula="of:=[.E275]*[.D276]" office:value-type="float" office:value="2.7954391455798E-018" calcext:value-type="float">
            <text:p>2.7954391455798E-018</text:p>
          </table:table-cell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1-[.C276]/1000" office:value-type="float" office:value="0.729" calcext:value-type="float">
            <text:p>0.729</text:p>
          </table:table-cell>
          <table:table-cell table:formula="of:=[.E276]*[.D277]" office:value-type="float" office:value="2.03787513712767E-018" calcext:value-type="float">
            <text:p>2.03787513712767E-018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1-[.C277]/1000" office:value-type="float" office:value="0.728" calcext:value-type="float">
            <text:p>0.728</text:p>
          </table:table-cell>
          <table:table-cell table:formula="of:=[.E277]*[.D278]" office:value-type="float" office:value="1.48357309982895E-018" calcext:value-type="float">
            <text:p>1.48357309982895E-018</text:p>
          </table:table-cell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1-[.C278]/1000" office:value-type="float" office:value="0.727" calcext:value-type="float">
            <text:p>0.727</text:p>
          </table:table-cell>
          <table:table-cell table:formula="of:=[.E278]*[.D279]" office:value-type="float" office:value="1.07855764357564E-018" calcext:value-type="float">
            <text:p>1.07855764357564E-018</text:p>
          </table:table-cell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1-[.C279]/1000" office:value-type="float" office:value="0.726" calcext:value-type="float">
            <text:p>0.726</text:p>
          </table:table-cell>
          <table:table-cell table:formula="of:=[.E279]*[.D280]" office:value-type="float" office:value="7.83032849235918E-019" calcext:value-type="float">
            <text:p>7.83032849235918E-019</text:p>
          </table:table-cell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1-[.C280]/1000" office:value-type="float" office:value="0.725" calcext:value-type="float">
            <text:p>0.725</text:p>
          </table:table-cell>
          <table:table-cell table:formula="of:=[.E280]*[.D281]" office:value-type="float" office:value="5.67698815696041E-019" calcext:value-type="float">
            <text:p>5.67698815696041E-019</text:p>
          </table:table-cell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1-[.C281]/1000" office:value-type="float" office:value="0.724" calcext:value-type="float">
            <text:p>0.724</text:p>
          </table:table-cell>
          <table:table-cell table:formula="of:=[.E281]*[.D282]" office:value-type="float" office:value="4.11013942563933E-019" calcext:value-type="float">
            <text:p>4.11013942563933E-019</text:p>
          </table:table-cell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1-[.C282]/1000" office:value-type="float" office:value="0.723" calcext:value-type="float">
            <text:p>0.723</text:p>
          </table:table-cell>
          <table:table-cell table:formula="of:=[.E282]*[.D283]" office:value-type="float" office:value="2.97163080473724E-019" calcext:value-type="float">
            <text:p>2.97163080473724E-019</text:p>
          </table:table-cell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1-[.C283]/1000" office:value-type="float" office:value="0.722" calcext:value-type="float">
            <text:p>0.722</text:p>
          </table:table-cell>
          <table:table-cell table:formula="of:=[.E283]*[.D284]" office:value-type="float" office:value="2.14551744102029E-019" calcext:value-type="float">
            <text:p>2.14551744102029E-019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1-[.C284]/1000" office:value-type="float" office:value="0.721" calcext:value-type="float">
            <text:p>0.721</text:p>
          </table:table-cell>
          <table:table-cell table:formula="of:=[.E284]*[.D285]" office:value-type="float" office:value="1.54691807497563E-019" calcext:value-type="float">
            <text:p>1.54691807497563E-019</text:p>
          </table:table-cell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1-[.C285]/1000" office:value-type="float" office:value="0.72" calcext:value-type="float">
            <text:p>0.72</text:p>
          </table:table-cell>
          <table:table-cell table:formula="of:=[.E285]*[.D286]" office:value-type="float" office:value="1.11378101398245E-019" calcext:value-type="float">
            <text:p>1.11378101398245E-019</text:p>
          </table:table-cell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1-[.C286]/1000" office:value-type="float" office:value="0.719" calcext:value-type="float">
            <text:p>0.719</text:p>
          </table:table-cell>
          <table:table-cell table:formula="of:=[.E286]*[.D287]" office:value-type="float" office:value="8.00808549053382E-020" calcext:value-type="float">
            <text:p>8.00808549053382E-020</text:p>
          </table:table-cell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1-[.C287]/1000" office:value-type="float" office:value="0.718" calcext:value-type="float">
            <text:p>0.718</text:p>
          </table:table-cell>
          <table:table-cell table:formula="of:=[.E287]*[.D288]" office:value-type="float" office:value="5.74980538220328E-020" calcext:value-type="float">
            <text:p>5.74980538220328E-020</text:p>
          </table:table-cell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1-[.C288]/1000" office:value-type="float" office:value="0.717" calcext:value-type="float">
            <text:p>0.717</text:p>
          </table:table-cell>
          <table:table-cell table:formula="of:=[.E288]*[.D289]" office:value-type="float" office:value="4.12261045903976E-020" calcext:value-type="float">
            <text:p>4.12261045903976E-020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1-[.C289]/1000" office:value-type="float" office:value="0.716" calcext:value-type="float">
            <text:p>0.716</text:p>
          </table:table-cell>
          <table:table-cell table:formula="of:=[.E289]*[.D290]" office:value-type="float" office:value="2.95178908867246E-020" calcext:value-type="float">
            <text:p>2.95178908867246E-020</text:p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1-[.C290]/1000" office:value-type="float" office:value="0.715" calcext:value-type="float">
            <text:p>0.715</text:p>
          </table:table-cell>
          <table:table-cell table:formula="of:=[.E290]*[.D291]" office:value-type="float" office:value="2.11052919840081E-020" calcext:value-type="float">
            <text:p>2.11052919840081E-020</text:p>
          </table:table-cell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1-[.C291]/1000" office:value-type="float" office:value="0.714" calcext:value-type="float">
            <text:p>0.714</text:p>
          </table:table-cell>
          <table:table-cell table:formula="of:=[.E291]*[.D292]" office:value-type="float" office:value="1.50691784765818E-020" calcext:value-type="float">
            <text:p>1.50691784765818E-020</text:p>
          </table:table-cell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1-[.C292]/1000" office:value-type="float" office:value="0.713" calcext:value-type="float">
            <text:p>0.713</text:p>
          </table:table-cell>
          <table:table-cell table:formula="of:=[.E292]*[.D293]" office:value-type="float" office:value="1.07443242538028E-020" calcext:value-type="float">
            <text:p>1.07443242538028E-020</text:p>
          </table:table-cell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1-[.C293]/1000" office:value-type="float" office:value="0.712" calcext:value-type="float">
            <text:p>0.712</text:p>
          </table:table-cell>
          <table:table-cell table:formula="of:=[.E293]*[.D294]" office:value-type="float" office:value="7.64995886870761E-021" calcext:value-type="float">
            <text:p>7.64995886870761E-021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1-[.C294]/1000" office:value-type="float" office:value="0.711" calcext:value-type="float">
            <text:p>0.711</text:p>
          </table:table-cell>
          <table:table-cell table:formula="of:=[.E294]*[.D295]" office:value-type="float" office:value="5.43912075565111E-021" calcext:value-type="float">
            <text:p>5.43912075565111E-021</text:p>
          </table:table-cell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1-[.C295]/1000" office:value-type="float" office:value="0.71" calcext:value-type="float">
            <text:p>0.71</text:p>
          </table:table-cell>
          <table:table-cell table:formula="of:=[.E295]*[.D296]" office:value-type="float" office:value="3.86177573651229E-021" calcext:value-type="float">
            <text:p>3.86177573651229E-021</text:p>
          </table:table-cell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1-[.C296]/1000" office:value-type="float" office:value="0.709" calcext:value-type="float">
            <text:p>0.709</text:p>
          </table:table-cell>
          <table:table-cell table:formula="of:=[.E296]*[.D297]" office:value-type="float" office:value="2.73799899718721E-021" calcext:value-type="float">
            <text:p>2.73799899718721E-021</text:p>
          </table:table-cell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1-[.C297]/1000" office:value-type="float" office:value="0.708" calcext:value-type="float">
            <text:p>0.708</text:p>
          </table:table-cell>
          <table:table-cell table:formula="of:=[.E297]*[.D298]" office:value-type="float" office:value="1.93850329000855E-021" calcext:value-type="float">
            <text:p>1.93850329000855E-021</text:p>
          </table:table-cell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1-[.C298]/1000" office:value-type="float" office:value="0.707" calcext:value-type="float">
            <text:p>0.707</text:p>
          </table:table-cell>
          <table:table-cell table:formula="of:=[.E298]*[.D299]" office:value-type="float" office:value="1.37052182603604E-021" calcext:value-type="float">
            <text:p>1.37052182603604E-021</text:p>
          </table:table-cell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1-[.C299]/1000" office:value-type="float" office:value="0.706" calcext:value-type="float">
            <text:p>0.706</text:p>
          </table:table-cell>
          <table:table-cell table:formula="of:=[.E299]*[.D300]" office:value-type="float" office:value="9.67588409181446E-022" calcext:value-type="float">
            <text:p>9.67588409181446E-022</text:p>
          </table:table-cell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1-[.C300]/1000" office:value-type="float" office:value="0.705" calcext:value-type="float">
            <text:p>0.705</text:p>
          </table:table-cell>
          <table:table-cell table:formula="of:=[.E300]*[.D301]" office:value-type="float" office:value="6.82149828472919E-022" calcext:value-type="float">
            <text:p>6.82149828472919E-022</text:p>
          </table:table-cell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1-[.C301]/1000" office:value-type="float" office:value="0.704" calcext:value-type="float">
            <text:p>0.704</text:p>
          </table:table-cell>
          <table:table-cell table:formula="of:=[.E301]*[.D302]" office:value-type="float" office:value="4.80233479244935E-022" calcext:value-type="float">
            <text:p>4.80233479244935E-022</text:p>
          </table:table-cell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1-[.C302]/1000" office:value-type="float" office:value="0.703" calcext:value-type="float">
            <text:p>0.703</text:p>
          </table:table-cell>
          <table:table-cell table:formula="of:=[.E302]*[.D303]" office:value-type="float" office:value="3.37604135909189E-022" calcext:value-type="float">
            <text:p>3.37604135909189E-022</text:p>
          </table:table-cell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1-[.C303]/1000" office:value-type="float" office:value="0.702" calcext:value-type="float">
            <text:p>0.702</text:p>
          </table:table-cell>
          <table:table-cell table:formula="of:=[.E303]*[.D304]" office:value-type="float" office:value="2.36998103408251E-022" calcext:value-type="float">
            <text:p>2.36998103408251E-022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1-[.C304]/1000" office:value-type="float" office:value="0.701" calcext:value-type="float">
            <text:p>0.701</text:p>
          </table:table-cell>
          <table:table-cell table:formula="of:=[.E304]*[.D305]" office:value-type="float" office:value="1.66135670489184E-022" calcext:value-type="float">
            <text:p>1.66135670489184E-022</text:p>
          </table:table-cell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1-[.C305]/1000" office:value-type="float" office:value="0.7" calcext:value-type="float">
            <text:p>0.7</text:p>
          </table:table-cell>
          <table:table-cell table:formula="of:=[.E305]*[.D306]" office:value-type="float" office:value="1.16294969342429E-022" calcext:value-type="float">
            <text:p>1.16294969342429E-022</text:p>
          </table:table-cell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1-[.C306]/1000" office:value-type="float" office:value="0.699" calcext:value-type="float">
            <text:p>0.699</text:p>
          </table:table-cell>
          <table:table-cell table:formula="of:=[.E306]*[.D307]" office:value-type="float" office:value="8.12901835703577E-023" calcext:value-type="float">
            <text:p>8.12901835703577E-023</text:p>
          </table:table-cell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1-[.C307]/1000" office:value-type="float" office:value="0.698" calcext:value-type="float">
            <text:p>0.698</text:p>
          </table:table-cell>
          <table:table-cell table:formula="of:=[.E307]*[.D308]" office:value-type="float" office:value="5.67405481321097E-023" calcext:value-type="float">
            <text:p>5.67405481321097E-023</text:p>
          </table:table-cell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1-[.C308]/1000" office:value-type="float" office:value="0.697" calcext:value-type="float">
            <text:p>0.697</text:p>
          </table:table-cell>
          <table:table-cell table:formula="of:=[.E308]*[.D309]" office:value-type="float" office:value="3.95481620480805E-023" calcext:value-type="float">
            <text:p>3.95481620480805E-023</text:p>
          </table:table-cell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1-[.C309]/1000" office:value-type="float" office:value="0.696" calcext:value-type="float">
            <text:p>0.696</text:p>
          </table:table-cell>
          <table:table-cell table:formula="of:=[.E309]*[.D310]" office:value-type="float" office:value="2.7525520785464E-023" calcext:value-type="float">
            <text:p>2.7525520785464E-023</text:p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1-[.C310]/1000" office:value-type="float" office:value="0.695" calcext:value-type="float">
            <text:p>0.695</text:p>
          </table:table-cell>
          <table:table-cell table:formula="of:=[.E310]*[.D311]" office:value-type="float" office:value="1.91302369458975E-023" calcext:value-type="float">
            <text:p>1.91302369458975E-023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1-[.C311]/1000" office:value-type="float" office:value="0.694" calcext:value-type="float">
            <text:p>0.694</text:p>
          </table:table-cell>
          <table:table-cell table:formula="of:=[.E311]*[.D312]" office:value-type="float" office:value="1.32763844404529E-023" calcext:value-type="float">
            <text:p>1.32763844404529E-023</text:p>
          </table:table-cell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1-[.C312]/1000" office:value-type="float" office:value="0.693" calcext:value-type="float">
            <text:p>0.693</text:p>
          </table:table-cell>
          <table:table-cell table:formula="of:=[.E312]*[.D313]" office:value-type="float" office:value="9.20053441723383E-024" calcext:value-type="float">
            <text:p>9.20053441723383E-024</text:p>
          </table:table-cell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1-[.C313]/1000" office:value-type="float" office:value="0.692" calcext:value-type="float">
            <text:p>0.692</text:p>
          </table:table-cell>
          <table:table-cell table:formula="of:=[.E313]*[.D314]" office:value-type="float" office:value="6.36676981672581E-024" calcext:value-type="float">
            <text:p>6.36676981672581E-024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1-[.C314]/1000" office:value-type="float" office:value="0.691" calcext:value-type="float">
            <text:p>0.691</text:p>
          </table:table-cell>
          <table:table-cell table:formula="of:=[.E314]*[.D315]" office:value-type="float" office:value="4.39943794335753E-024" calcext:value-type="float">
            <text:p>4.39943794335753E-024</text:p>
          </table:table-cell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1-[.C315]/1000" office:value-type="float" office:value="0.69" calcext:value-type="float">
            <text:p>0.69</text:p>
          </table:table-cell>
          <table:table-cell table:formula="of:=[.E315]*[.D316]" office:value-type="float" office:value="3.0356121809167E-024" calcext:value-type="float">
            <text:p>3.0356121809167E-024</text:p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1-[.C316]/1000" office:value-type="float" office:value="0.689" calcext:value-type="float">
            <text:p>0.689</text:p>
          </table:table-cell>
          <table:table-cell table:formula="of:=[.E316]*[.D317]" office:value-type="float" office:value="2.09153679265161E-024" calcext:value-type="float">
            <text:p>2.09153679265161E-024</text:p>
          </table:table-cell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1-[.C317]/1000" office:value-type="float" office:value="0.688" calcext:value-type="float">
            <text:p>0.688</text:p>
          </table:table-cell>
          <table:table-cell table:formula="of:=[.E317]*[.D318]" office:value-type="float" office:value="1.4389773133443E-024" calcext:value-type="float">
            <text:p>1.4389773133443E-024</text:p>
          </table:table-cell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1-[.C318]/1000" office:value-type="float" office:value="0.687" calcext:value-type="float">
            <text:p>0.687</text:p>
          </table:table-cell>
          <table:table-cell table:formula="of:=[.E318]*[.D319]" office:value-type="float" office:value="9.88577414267537E-025" calcext:value-type="float">
            <text:p>9.88577414267537E-025</text:p>
          </table:table-cell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1-[.C319]/1000" office:value-type="float" office:value="0.686" calcext:value-type="float">
            <text:p>0.686</text:p>
          </table:table-cell>
          <table:table-cell table:formula="of:=[.E319]*[.D320]" office:value-type="float" office:value="6.7816410618753E-025" calcext:value-type="float">
            <text:p>6.7816410618753E-025</text:p>
          </table:table-cell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1-[.C320]/1000" office:value-type="float" office:value="0.685" calcext:value-type="float">
            <text:p>0.685</text:p>
          </table:table-cell>
          <table:table-cell table:formula="of:=[.E320]*[.D321]" office:value-type="float" office:value="4.64542412738458E-025" calcext:value-type="float">
            <text:p>4.64542412738458E-025</text:p>
          </table:table-cell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1-[.C321]/1000" office:value-type="float" office:value="0.684" calcext:value-type="float">
            <text:p>0.684</text:p>
          </table:table-cell>
          <table:table-cell table:formula="of:=[.E321]*[.D322]" office:value-type="float" office:value="3.17747010313105E-025" calcext:value-type="float">
            <text:p>3.17747010313105E-025</text:p>
          </table:table-cell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1-[.C322]/1000" office:value-type="float" office:value="0.683" calcext:value-type="float">
            <text:p>0.683</text:p>
          </table:table-cell>
          <table:table-cell table:formula="of:=[.E322]*[.D323]" office:value-type="float" office:value="2.17021208043851E-025" calcext:value-type="float">
            <text:p>2.17021208043851E-025</text:p>
          </table:table-cell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1-[.C323]/1000" office:value-type="float" office:value="0.682" calcext:value-type="float">
            <text:p>0.682</text:p>
          </table:table-cell>
          <table:table-cell table:formula="of:=[.E323]*[.D324]" office:value-type="float" office:value="1.48008463885906E-025" calcext:value-type="float">
            <text:p>1.48008463885906E-025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1-[.C324]/1000" office:value-type="float" office:value="0.681" calcext:value-type="float">
            <text:p>0.681</text:p>
          </table:table-cell>
          <table:table-cell table:formula="of:=[.E324]*[.D325]" office:value-type="float" office:value="1.00793763906302E-025" calcext:value-type="float">
            <text:p>1.00793763906302E-025</text:p>
          </table:table-cell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1-[.C325]/1000" office:value-type="float" office:value="0.68" calcext:value-type="float">
            <text:p>0.68</text:p>
          </table:table-cell>
          <table:table-cell table:formula="of:=[.E325]*[.D326]" office:value-type="float" office:value="6.85397594562855E-026" calcext:value-type="float">
            <text:p>6.85397594562855E-026</text:p>
          </table:table-cell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1-[.C326]/1000" office:value-type="float" office:value="0.679" calcext:value-type="float">
            <text:p>0.679</text:p>
          </table:table-cell>
          <table:table-cell table:formula="of:=[.E326]*[.D327]" office:value-type="float" office:value="4.65384966708179E-026" calcext:value-type="float">
            <text:p>4.65384966708179E-026</text:p>
          </table:table-cell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1-[.C327]/1000" office:value-type="float" office:value="0.678" calcext:value-type="float">
            <text:p>0.678</text:p>
          </table:table-cell>
          <table:table-cell table:formula="of:=[.E327]*[.D328]" office:value-type="float" office:value="3.15531007428145E-026" calcext:value-type="float">
            <text:p>3.15531007428145E-026</text:p>
          </table:table-cell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1-[.C328]/1000" office:value-type="float" office:value="0.677" calcext:value-type="float">
            <text:p>0.677</text:p>
          </table:table-cell>
          <table:table-cell table:formula="of:=[.E328]*[.D329]" office:value-type="float" office:value="2.13614492028854E-026" calcext:value-type="float">
            <text:p>2.13614492028854E-026</text:p>
          </table:table-cell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1-[.C329]/1000" office:value-type="float" office:value="0.676" calcext:value-type="float">
            <text:p>0.676</text:p>
          </table:table-cell>
          <table:table-cell table:formula="of:=[.E329]*[.D330]" office:value-type="float" office:value="1.44403396611505E-026" calcext:value-type="float">
            <text:p>1.44403396611505E-026</text:p>
          </table:table-cell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1-[.C330]/1000" office:value-type="float" office:value="0.675" calcext:value-type="float">
            <text:p>0.675</text:p>
          </table:table-cell>
          <table:table-cell table:formula="of:=[.E330]*[.D331]" office:value-type="float" office:value="9.74722927127662E-027" calcext:value-type="float">
            <text:p>9.74722927127662E-027</text:p>
          </table:table-cell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1-[.C331]/1000" office:value-type="float" office:value="0.674" calcext:value-type="float">
            <text:p>0.674</text:p>
          </table:table-cell>
          <table:table-cell table:formula="of:=[.E331]*[.D332]" office:value-type="float" office:value="6.56963252884044E-027" calcext:value-type="float">
            <text:p>6.56963252884044E-027</text:p>
          </table:table-cell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1-[.C332]/1000" office:value-type="float" office:value="0.673" calcext:value-type="float">
            <text:p>0.673</text:p>
          </table:table-cell>
          <table:table-cell table:formula="of:=[.E332]*[.D333]" office:value-type="float" office:value="4.42136269190962E-027" calcext:value-type="float">
            <text:p>4.42136269190962E-027</text:p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1-[.C333]/1000" office:value-type="float" office:value="0.672" calcext:value-type="float">
            <text:p>0.672</text:p>
          </table:table-cell>
          <table:table-cell table:formula="of:=[.E333]*[.D334]" office:value-type="float" office:value="2.97115572896326E-027" calcext:value-type="float">
            <text:p>2.97115572896326E-027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1-[.C334]/1000" office:value-type="float" office:value="0.671" calcext:value-type="float">
            <text:p>0.671</text:p>
          </table:table-cell>
          <table:table-cell table:formula="of:=[.E334]*[.D335]" office:value-type="float" office:value="1.99364549413435E-027" calcext:value-type="float">
            <text:p>1.99364549413435E-027</text:p>
          </table:table-cell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1-[.C335]/1000" office:value-type="float" office:value="0.67" calcext:value-type="float">
            <text:p>0.67</text:p>
          </table:table-cell>
          <table:table-cell table:formula="of:=[.E335]*[.D336]" office:value-type="float" office:value="1.33574248107001E-027" calcext:value-type="float">
            <text:p>1.33574248107001E-027</text:p>
          </table:table-cell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1-[.C336]/1000" office:value-type="float" office:value="0.669" calcext:value-type="float">
            <text:p>0.669</text:p>
          </table:table-cell>
          <table:table-cell table:formula="of:=[.E336]*[.D337]" office:value-type="float" office:value="8.93611719835839E-028" calcext:value-type="float">
            <text:p>8.93611719835839E-028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1-[.C337]/1000" office:value-type="float" office:value="0.668" calcext:value-type="float">
            <text:p>0.668</text:p>
          </table:table-cell>
          <table:table-cell table:formula="of:=[.E337]*[.D338]" office:value-type="float" office:value="5.96932628850341E-028" calcext:value-type="float">
            <text:p>5.96932628850341E-028</text:p>
          </table:table-cell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1-[.C338]/1000" office:value-type="float" office:value="0.667" calcext:value-type="float">
            <text:p>0.667</text:p>
          </table:table-cell>
          <table:table-cell table:formula="of:=[.E338]*[.D339]" office:value-type="float" office:value="3.98154063443177E-028" calcext:value-type="float">
            <text:p>3.98154063443177E-028</text:p>
          </table:table-cell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1-[.C339]/1000" office:value-type="float" office:value="0.666" calcext:value-type="float">
            <text:p>0.666</text:p>
          </table:table-cell>
          <table:table-cell table:formula="of:=[.E339]*[.D340]" office:value-type="float" office:value="2.65170606253156E-028" calcext:value-type="float">
            <text:p>2.65170606253156E-028</text:p>
          </table:table-cell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1-[.C340]/1000" office:value-type="float" office:value="0.665" calcext:value-type="float">
            <text:p>0.665</text:p>
          </table:table-cell>
          <table:table-cell table:formula="of:=[.E340]*[.D341]" office:value-type="float" office:value="1.76338453158349E-028" calcext:value-type="float">
            <text:p>1.76338453158349E-028</text:p>
          </table:table-cell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1-[.C341]/1000" office:value-type="float" office:value="0.664" calcext:value-type="float">
            <text:p>0.664</text:p>
          </table:table-cell>
          <table:table-cell table:formula="of:=[.E341]*[.D342]" office:value-type="float" office:value="1.17088732897144E-028" calcext:value-type="float">
            <text:p>1.17088732897144E-028</text:p>
          </table:table-cell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1-[.C342]/1000" office:value-type="float" office:value="0.663" calcext:value-type="float">
            <text:p>0.663</text:p>
          </table:table-cell>
          <table:table-cell table:formula="of:=[.E342]*[.D343]" office:value-type="float" office:value="7.76298299108062E-029" calcext:value-type="float">
            <text:p>7.76298299108062E-029</text:p>
          </table:table-cell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1-[.C343]/1000" office:value-type="float" office:value="0.662" calcext:value-type="float">
            <text:p>0.662</text:p>
          </table:table-cell>
          <table:table-cell table:formula="of:=[.E343]*[.D344]" office:value-type="float" office:value="5.13909474009537E-029" calcext:value-type="float">
            <text:p>5.13909474009537E-029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1-[.C344]/1000" office:value-type="float" office:value="0.661" calcext:value-type="float">
            <text:p>0.661</text:p>
          </table:table-cell>
          <table:table-cell table:formula="of:=[.E344]*[.D345]" office:value-type="float" office:value="3.39694162320304E-029" calcext:value-type="float">
            <text:p>3.39694162320304E-029</text:p>
          </table:table-cell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1-[.C345]/1000" office:value-type="float" office:value="0.66" calcext:value-type="float">
            <text:p>0.66</text:p>
          </table:table-cell>
          <table:table-cell table:formula="of:=[.E345]*[.D346]" office:value-type="float" office:value="2.24198147131401E-029" calcext:value-type="float">
            <text:p>2.24198147131401E-029</text:p>
          </table:table-cell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1-[.C346]/1000" office:value-type="float" office:value="0.659" calcext:value-type="float">
            <text:p>0.659</text:p>
          </table:table-cell>
          <table:table-cell table:formula="of:=[.E346]*[.D347]" office:value-type="float" office:value="1.47746578959593E-029" calcext:value-type="float">
            <text:p>1.47746578959593E-029</text:p>
          </table:table-cell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1-[.C347]/1000" office:value-type="float" office:value="0.658" calcext:value-type="float">
            <text:p>0.658</text:p>
          </table:table-cell>
          <table:table-cell table:formula="of:=[.E347]*[.D348]" office:value-type="float" office:value="9.72172489554121E-030" calcext:value-type="float">
            <text:p>9.72172489554121E-030</text:p>
          </table:table-cell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1-[.C348]/1000" office:value-type="float" office:value="0.657" calcext:value-type="float">
            <text:p>0.657</text:p>
          </table:table-cell>
          <table:table-cell table:formula="of:=[.E348]*[.D349]" office:value-type="float" office:value="6.38717325637058E-030" calcext:value-type="float">
            <text:p>6.38717325637058E-030</text:p>
          </table:table-cell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1-[.C349]/1000" office:value-type="float" office:value="0.656" calcext:value-type="float">
            <text:p>0.656</text:p>
          </table:table-cell>
          <table:table-cell table:formula="of:=[.E349]*[.D350]" office:value-type="float" office:value="4.1899856561791E-030" calcext:value-type="float">
            <text:p>4.1899856561791E-030</text:p>
          </table:table-cell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1-[.C350]/1000" office:value-type="float" office:value="0.655" calcext:value-type="float">
            <text:p>0.655</text:p>
          </table:table-cell>
          <table:table-cell table:formula="of:=[.E350]*[.D351]" office:value-type="float" office:value="2.74444060479731E-030" calcext:value-type="float">
            <text:p>2.74444060479731E-030</text:p>
          </table:table-cell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1-[.C351]/1000" office:value-type="float" office:value="0.654" calcext:value-type="float">
            <text:p>0.654</text:p>
          </table:table-cell>
          <table:table-cell table:formula="of:=[.E351]*[.D352]" office:value-type="float" office:value="1.79486415553744E-030" calcext:value-type="float">
            <text:p>1.79486415553744E-030</text:p>
          </table:table-cell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1-[.C352]/1000" office:value-type="float" office:value="0.653" calcext:value-type="float">
            <text:p>0.653</text:p>
          </table:table-cell>
          <table:table-cell table:formula="of:=[.E352]*[.D353]" office:value-type="float" office:value="1.17204629356595E-030" calcext:value-type="float">
            <text:p>1.17204629356595E-030</text:p>
          </table:table-cell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1-[.C353]/1000" office:value-type="float" office:value="0.652" calcext:value-type="float">
            <text:p>0.652</text:p>
          </table:table-cell>
          <table:table-cell table:formula="of:=[.E353]*[.D354]" office:value-type="float" office:value="7.64174183404999E-031" calcext:value-type="float">
            <text:p>7.64174183404999E-031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1-[.C354]/1000" office:value-type="float" office:value="0.651" calcext:value-type="float">
            <text:p>0.651</text:p>
          </table:table-cell>
          <table:table-cell table:formula="of:=[.E354]*[.D355]" office:value-type="float" office:value="4.97477393396654E-031" calcext:value-type="float">
            <text:p>4.97477393396654E-031</text:p>
          </table:table-cell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1-[.C355]/1000" office:value-type="float" office:value="0.65" calcext:value-type="float">
            <text:p>0.65</text:p>
          </table:table-cell>
          <table:table-cell table:formula="of:=[.E355]*[.D356]" office:value-type="float" office:value="3.23360305707825E-031" calcext:value-type="float">
            <text:p>3.23360305707825E-031</text:p>
          </table:table-cell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1-[.C356]/1000" office:value-type="float" office:value="0.649" calcext:value-type="float">
            <text:p>0.649</text:p>
          </table:table-cell>
          <table:table-cell table:formula="of:=[.E356]*[.D357]" office:value-type="float" office:value="2.09860838404379E-031" calcext:value-type="float">
            <text:p>2.09860838404379E-031</text:p>
          </table:table-cell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1-[.C357]/1000" office:value-type="float" office:value="0.648" calcext:value-type="float">
            <text:p>0.648</text:p>
          </table:table-cell>
          <table:table-cell table:formula="of:=[.E357]*[.D358]" office:value-type="float" office:value="1.35989823286037E-031" calcext:value-type="float">
            <text:p>1.35989823286037E-031</text:p>
          </table:table-cell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1-[.C358]/1000" office:value-type="float" office:value="0.647" calcext:value-type="float">
            <text:p>0.647</text:p>
          </table:table-cell>
          <table:table-cell table:formula="of:=[.E358]*[.D359]" office:value-type="float" office:value="8.79854156660662E-032" calcext:value-type="float">
            <text:p>8.79854156660662E-032</text:p>
          </table:table-cell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1-[.C359]/1000" office:value-type="float" office:value="0.646" calcext:value-type="float">
            <text:p>0.646</text:p>
          </table:table-cell>
          <table:table-cell table:formula="of:=[.E359]*[.D360]" office:value-type="float" office:value="5.68385785202787E-032" calcext:value-type="float">
            <text:p>5.68385785202787E-032</text:p>
          </table:table-cell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1-[.C360]/1000" office:value-type="float" office:value="0.645" calcext:value-type="float">
            <text:p>0.645</text:p>
          </table:table-cell>
          <table:table-cell table:formula="of:=[.E360]*[.D361]" office:value-type="float" office:value="3.66608831455798E-032" calcext:value-type="float">
            <text:p>3.66608831455798E-032</text:p>
          </table:table-cell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1-[.C361]/1000" office:value-type="float" office:value="0.644" calcext:value-type="float">
            <text:p>0.644</text:p>
          </table:table-cell>
          <table:table-cell table:formula="of:=[.E361]*[.D362]" office:value-type="float" office:value="2.36096087457534E-032" calcext:value-type="float">
            <text:p>2.36096087457534E-032</text:p>
          </table:table-cell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1-[.C362]/1000" office:value-type="float" office:value="0.643" calcext:value-type="float">
            <text:p>0.643</text:p>
          </table:table-cell>
          <table:table-cell table:formula="of:=[.E362]*[.D363]" office:value-type="float" office:value="1.51809784235194E-032" calcext:value-type="float">
            <text:p>1.51809784235194E-032</text:p>
          </table:table-cell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1-[.C363]/1000" office:value-type="float" office:value="0.642" calcext:value-type="float">
            <text:p>0.642</text:p>
          </table:table-cell>
          <table:table-cell table:formula="of:=[.E363]*[.D364]" office:value-type="float" office:value="9.74618814789947E-033" calcext:value-type="float">
            <text:p>9.74618814789947E-033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1-[.C364]/1000" office:value-type="float" office:value="0.641" calcext:value-type="float">
            <text:p>0.641</text:p>
          </table:table-cell>
          <table:table-cell table:formula="of:=[.E364]*[.D365]" office:value-type="float" office:value="6.24730660280356E-033" calcext:value-type="float">
            <text:p>6.24730660280356E-033</text:p>
          </table:table-cell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formula="of:=1-[.C365]/1000" office:value-type="float" office:value="0.64" calcext:value-type="float">
            <text:p>0.64</text:p>
          </table:table-cell>
          <table:table-cell table:formula="of:=[.E365]*[.D366]" office:value-type="float" office:value="3.99827622579428E-033" calcext:value-type="float">
            <text:p>3.99827622579428E-033</text:p>
          </table:table-cell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1-[.C366]/1000" office:value-type="float" office:value="0.639" calcext:value-type="float">
            <text:p>0.639</text:p>
          </table:table-cell>
          <table:table-cell table:formula="of:=[.E366]*[.D367]" office:value-type="float" office:value="2.55489850828254E-033" calcext:value-type="float">
            <text:p>2.55489850828254E-033</text:p>
          </table:table-cell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formula="of:=1-[.C367]/1000" office:value-type="float" office:value="0.638" calcext:value-type="float">
            <text:p>0.638</text:p>
          </table:table-cell>
          <table:table-cell table:formula="of:=[.E367]*[.D368]" office:value-type="float" office:value="1.63002524828426E-033" calcext:value-type="float">
            <text:p>1.63002524828426E-033</text:p>
          </table:table-cell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formula="of:=1-[.C368]/1000" office:value-type="float" office:value="0.637" calcext:value-type="float">
            <text:p>0.637</text:p>
          </table:table-cell>
          <table:table-cell table:formula="of:=[.E368]*[.D369]" office:value-type="float" office:value="1.03832608315708E-033" calcext:value-type="float">
            <text:p>1.03832608315708E-033</text:p>
          </table:table-cell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1-[.C369]/1000" office:value-type="float" office:value="0.636" calcext:value-type="float">
            <text:p>0.636</text:p>
          </table:table-cell>
          <table:table-cell table:formula="of:=[.E369]*[.D370]" office:value-type="float" office:value="6.60375388887901E-034" calcext:value-type="float">
            <text:p>6.60375388887901E-034</text:p>
          </table:table-cell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formula="of:=1-[.C370]/1000" office:value-type="float" office:value="0.635" calcext:value-type="float">
            <text:p>0.635</text:p>
          </table:table-cell>
          <table:table-cell table:formula="of:=[.E370]*[.D371]" office:value-type="float" office:value="4.19338371943817E-034" calcext:value-type="float">
            <text:p>4.19338371943817E-034</text:p>
          </table:table-cell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formula="of:=1-[.C371]/1000" office:value-type="float" office:value="0.634" calcext:value-type="float">
            <text:p>0.634</text:p>
          </table:table-cell>
          <table:table-cell table:formula="of:=[.E371]*[.D372]" office:value-type="float" office:value="2.6586052781238E-034" calcext:value-type="float">
            <text:p>2.6586052781238E-034</text:p>
          </table:table-cell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1-[.C372]/1000" office:value-type="float" office:value="0.633" calcext:value-type="float">
            <text:p>0.633</text:p>
          </table:table-cell>
          <table:table-cell table:formula="of:=[.E372]*[.D373]" office:value-type="float" office:value="1.68289714105236E-034" calcext:value-type="float">
            <text:p>1.68289714105236E-034</text:p>
          </table:table-cell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formula="of:=1-[.C373]/1000" office:value-type="float" office:value="0.632" calcext:value-type="float">
            <text:p>0.632</text:p>
          </table:table-cell>
          <table:table-cell table:formula="of:=[.E373]*[.D374]" office:value-type="float" office:value="1.06359099314509E-034" calcext:value-type="float">
            <text:p>1.06359099314509E-034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1-[.C374]/1000" office:value-type="float" office:value="0.631" calcext:value-type="float">
            <text:p>0.631</text:p>
          </table:table-cell>
          <table:table-cell table:formula="of:=[.E374]*[.D375]" office:value-type="float" office:value="6.71125916674555E-035" calcext:value-type="float">
            <text:p>6.71125916674555E-035</text:p>
          </table:table-cell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formula="of:=1-[.C375]/1000" office:value-type="float" office:value="0.63" calcext:value-type="float">
            <text:p>0.63</text:p>
          </table:table-cell>
          <table:table-cell table:formula="of:=[.E375]*[.D376]" office:value-type="float" office:value="4.22809327504969E-035" calcext:value-type="float">
            <text:p>4.22809327504969E-035</text:p>
          </table:table-cell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formula="of:=1-[.C376]/1000" office:value-type="float" office:value="0.629" calcext:value-type="float">
            <text:p>0.629</text:p>
          </table:table-cell>
          <table:table-cell table:formula="of:=[.E376]*[.D377]" office:value-type="float" office:value="2.65947067000626E-035" calcext:value-type="float">
            <text:p>2.65947067000626E-035</text:p>
          </table:table-cell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formula="of:=1-[.C377]/1000" office:value-type="float" office:value="0.628" calcext:value-type="float">
            <text:p>0.628</text:p>
          </table:table-cell>
          <table:table-cell table:formula="of:=[.E377]*[.D378]" office:value-type="float" office:value="1.67014758076393E-035" calcext:value-type="float">
            <text:p>1.67014758076393E-035</text:p>
          </table:table-cell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1-[.C378]/1000" office:value-type="float" office:value="0.627" calcext:value-type="float">
            <text:p>0.627</text:p>
          </table:table-cell>
          <table:table-cell table:formula="of:=[.E378]*[.D379]" office:value-type="float" office:value="1.04718253313898E-035" calcext:value-type="float">
            <text:p>1.04718253313898E-035</text:p>
          </table:table-cell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formula="of:=1-[.C379]/1000" office:value-type="float" office:value="0.626" calcext:value-type="float">
            <text:p>0.626</text:p>
          </table:table-cell>
          <table:table-cell table:formula="of:=[.E379]*[.D380]" office:value-type="float" office:value="6.55536265745004E-036" calcext:value-type="float">
            <text:p>6.55536265745004E-036</text:p>
          </table:table-cell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formula="of:=1-[.C380]/1000" office:value-type="float" office:value="0.625" calcext:value-type="float">
            <text:p>0.625</text:p>
          </table:table-cell>
          <table:table-cell table:formula="of:=[.E380]*[.D381]" office:value-type="float" office:value="4.09710166090628E-036" calcext:value-type="float">
            <text:p>4.09710166090628E-036</text:p>
          </table:table-cell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formula="of:=1-[.C381]/1000" office:value-type="float" office:value="0.624" calcext:value-type="float">
            <text:p>0.624</text:p>
          </table:table-cell>
          <table:table-cell table:formula="of:=[.E381]*[.D382]" office:value-type="float" office:value="2.55659143640552E-036" calcext:value-type="float">
            <text:p>2.55659143640552E-036</text:p>
          </table:table-cell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formula="of:=1-[.C382]/1000" office:value-type="float" office:value="0.623" calcext:value-type="float">
            <text:p>0.623</text:p>
          </table:table-cell>
          <table:table-cell table:formula="of:=[.E382]*[.D383]" office:value-type="float" office:value="1.59275646488064E-036" calcext:value-type="float">
            <text:p>1.59275646488064E-036</text:p>
          </table:table-cell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1-[.C383]/1000" office:value-type="float" office:value="0.622" calcext:value-type="float">
            <text:p>0.622</text:p>
          </table:table-cell>
          <table:table-cell table:formula="of:=[.E383]*[.D384]" office:value-type="float" office:value="9.90694521155756E-037" calcext:value-type="float">
            <text:p>9.90694521155756E-037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1-[.C384]/1000" office:value-type="float" office:value="0.621" calcext:value-type="float">
            <text:p>0.621</text:p>
          </table:table-cell>
          <table:table-cell table:formula="of:=[.E384]*[.D385]" office:value-type="float" office:value="6.15221297637724E-037" calcext:value-type="float">
            <text:p>6.15221297637724E-037</text:p>
          </table:table-cell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formula="of:=1-[.C385]/1000" office:value-type="float" office:value="0.62" calcext:value-type="float">
            <text:p>0.62</text:p>
          </table:table-cell>
          <table:table-cell table:formula="of:=[.E385]*[.D386]" office:value-type="float" office:value="3.81437204535389E-037" calcext:value-type="float">
            <text:p>3.81437204535389E-037</text:p>
          </table:table-cell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formula="of:=1-[.C386]/1000" office:value-type="float" office:value="0.619" calcext:value-type="float">
            <text:p>0.619</text:p>
          </table:table-cell>
          <table:table-cell table:formula="of:=[.E386]*[.D387]" office:value-type="float" office:value="2.36109629607406E-037" calcext:value-type="float">
            <text:p>2.36109629607406E-037</text:p>
          </table:table-cell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formula="of:=1-[.C387]/1000" office:value-type="float" office:value="0.618" calcext:value-type="float">
            <text:p>0.618</text:p>
          </table:table-cell>
          <table:table-cell table:formula="of:=[.E387]*[.D388]" office:value-type="float" office:value="1.45915751097377E-037" calcext:value-type="float">
            <text:p>1.45915751097377E-037</text:p>
          </table:table-cell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1-[.C388]/1000" office:value-type="float" office:value="0.617" calcext:value-type="float">
            <text:p>0.617</text:p>
          </table:table-cell>
          <table:table-cell table:formula="of:=[.E388]*[.D389]" office:value-type="float" office:value="9.00300184270815E-038" calcext:value-type="float">
            <text:p>9.00300184270815E-038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1-[.C389]/1000" office:value-type="float" office:value="0.616" calcext:value-type="float">
            <text:p>0.616</text:p>
          </table:table-cell>
          <table:table-cell table:formula="of:=[.E389]*[.D390]" office:value-type="float" office:value="5.54584913510822E-038" calcext:value-type="float">
            <text:p>5.54584913510822E-038</text:p>
          </table:table-cell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1-[.C390]/1000" office:value-type="float" office:value="0.615" calcext:value-type="float">
            <text:p>0.615</text:p>
          </table:table-cell>
          <table:table-cell table:formula="of:=[.E390]*[.D391]" office:value-type="float" office:value="3.41069721809156E-038" calcext:value-type="float">
            <text:p>3.41069721809156E-038</text:p>
          </table:table-cell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1-[.C391]/1000" office:value-type="float" office:value="0.614" calcext:value-type="float">
            <text:p>0.614</text:p>
          </table:table-cell>
          <table:table-cell table:formula="of:=[.E391]*[.D392]" office:value-type="float" office:value="2.09416809190821E-038" calcext:value-type="float">
            <text:p>2.09416809190821E-038</text:p>
          </table:table-cell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1-[.C392]/1000" office:value-type="float" office:value="0.613" calcext:value-type="float">
            <text:p>0.613</text:p>
          </table:table-cell>
          <table:table-cell table:formula="of:=[.E392]*[.D393]" office:value-type="float" office:value="1.28372504033974E-038" calcext:value-type="float">
            <text:p>1.28372504033974E-038</text:p>
          </table:table-cell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1-[.C393]/1000" office:value-type="float" office:value="0.612" calcext:value-type="float">
            <text:p>0.612</text:p>
          </table:table-cell>
          <table:table-cell table:formula="of:=[.E393]*[.D394]" office:value-type="float" office:value="7.85639724687918E-039" calcext:value-type="float">
            <text:p>7.85639724687918E-039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1-[.C394]/1000" office:value-type="float" office:value="0.611" calcext:value-type="float">
            <text:p>0.611</text:p>
          </table:table-cell>
          <table:table-cell table:formula="of:=[.E394]*[.D395]" office:value-type="float" office:value="4.80025871784318E-039" calcext:value-type="float">
            <text:p>4.80025871784318E-039</text:p>
          </table:table-cell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formula="of:=1-[.C395]/1000" office:value-type="float" office:value="0.61" calcext:value-type="float">
            <text:p>0.61</text:p>
          </table:table-cell>
          <table:table-cell table:formula="of:=[.E395]*[.D396]" office:value-type="float" office:value="2.92815781788434E-039" calcext:value-type="float">
            <text:p>2.92815781788434E-039</text:p>
          </table:table-cell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formula="of:=1-[.C396]/1000" office:value-type="float" office:value="0.609" calcext:value-type="float">
            <text:p>0.609</text:p>
          </table:table-cell>
          <table:table-cell table:formula="of:=[.E396]*[.D397]" office:value-type="float" office:value="1.78324811109156E-039" calcext:value-type="float">
            <text:p>1.78324811109156E-039</text:p>
          </table:table-cell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1-[.C397]/1000" office:value-type="float" office:value="0.608" calcext:value-type="float">
            <text:p>0.608</text:p>
          </table:table-cell>
          <table:table-cell table:formula="of:=[.E397]*[.D398]" office:value-type="float" office:value="1.08421485154367E-039" calcext:value-type="float">
            <text:p>1.08421485154367E-039</text:p>
          </table:table-cell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1-[.C398]/1000" office:value-type="float" office:value="0.607" calcext:value-type="float">
            <text:p>0.607</text:p>
          </table:table-cell>
          <table:table-cell table:formula="of:=[.E398]*[.D399]" office:value-type="float" office:value="6.58118414887008E-040" calcext:value-type="float">
            <text:p>6.58118414887008E-040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formula="of:=1-[.C399]/1000" office:value-type="float" office:value="0.606" calcext:value-type="float">
            <text:p>0.606</text:p>
          </table:table-cell>
          <table:table-cell table:formula="of:=[.E399]*[.D400]" office:value-type="float" office:value="3.98819759421527E-040" calcext:value-type="float">
            <text:p>3.98819759421527E-040</text:p>
          </table:table-cell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1-[.C400]/1000" office:value-type="float" office:value="0.605" calcext:value-type="float">
            <text:p>0.605</text:p>
          </table:table-cell>
          <table:table-cell table:formula="of:=[.E400]*[.D401]" office:value-type="float" office:value="2.41285954450024E-040" calcext:value-type="float">
            <text:p>2.41285954450024E-040</text:p>
          </table:table-cell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1-[.C401]/1000" office:value-type="float" office:value="0.604" calcext:value-type="float">
            <text:p>0.604</text:p>
          </table:table-cell>
          <table:table-cell table:formula="of:=[.E401]*[.D402]" office:value-type="float" office:value="1.45736716487814E-040" calcext:value-type="float">
            <text:p>1.45736716487814E-040</text:p>
          </table:table-cell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formula="of:=1-[.C402]/1000" office:value-type="float" office:value="0.603" calcext:value-type="float">
            <text:p>0.603</text:p>
          </table:table-cell>
          <table:table-cell table:formula="of:=[.E402]*[.D403]" office:value-type="float" office:value="8.7879240042152E-041" calcext:value-type="float">
            <text:p>8.7879240042152E-041</text:p>
          </table:table-cell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formula="of:=1-[.C403]/1000" office:value-type="float" office:value="0.602" calcext:value-type="float">
            <text:p>0.602</text:p>
          </table:table-cell>
          <table:table-cell table:formula="of:=[.E403]*[.D404]" office:value-type="float" office:value="5.29033025053755E-041" calcext:value-type="float">
            <text:p>5.29033025053755E-041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1-[.C404]/1000" office:value-type="float" office:value="0.601" calcext:value-type="float">
            <text:p>0.601</text:p>
          </table:table-cell>
          <table:table-cell table:formula="of:=[.E404]*[.D405]" office:value-type="float" office:value="3.17948848057307E-041" calcext:value-type="float">
            <text:p>3.17948848057307E-041</text:p>
          </table:table-cell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1-[.C405]/1000" office:value-type="float" office:value="0.6" calcext:value-type="float">
            <text:p>0.6</text:p>
          </table:table-cell>
          <table:table-cell table:formula="of:=[.E405]*[.D406]" office:value-type="float" office:value="1.90769308834384E-041" calcext:value-type="float">
            <text:p>1.90769308834384E-041</text:p>
          </table:table-cell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formula="of:=1-[.C406]/1000" office:value-type="float" office:value="0.599" calcext:value-type="float">
            <text:p>0.599</text:p>
          </table:table-cell>
          <table:table-cell table:formula="of:=[.E406]*[.D407]" office:value-type="float" office:value="1.14270815991796E-041" calcext:value-type="float">
            <text:p>1.14270815991796E-041</text:p>
          </table:table-cell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formula="of:=1-[.C407]/1000" office:value-type="float" office:value="0.598" calcext:value-type="float">
            <text:p>0.598</text:p>
          </table:table-cell>
          <table:table-cell table:formula="of:=[.E407]*[.D408]" office:value-type="float" office:value="6.83339479630941E-042" calcext:value-type="float">
            <text:p>6.83339479630941E-042</text:p>
          </table:table-cell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formula="of:=1-[.C408]/1000" office:value-type="float" office:value="0.597" calcext:value-type="float">
            <text:p>0.597</text:p>
          </table:table-cell>
          <table:table-cell table:formula="of:=[.E408]*[.D409]" office:value-type="float" office:value="4.07953669339672E-042" calcext:value-type="float">
            <text:p>4.07953669339672E-042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formula="of:=1-[.C409]/1000" office:value-type="float" office:value="0.596" calcext:value-type="float">
            <text:p>0.596</text:p>
          </table:table-cell>
          <table:table-cell table:formula="of:=[.E409]*[.D410]" office:value-type="float" office:value="2.43140386926444E-042" calcext:value-type="float">
            <text:p>2.43140386926444E-042</text:p>
          </table:table-cell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formula="of:=1-[.C410]/1000" office:value-type="float" office:value="0.595" calcext:value-type="float">
            <text:p>0.595</text:p>
          </table:table-cell>
          <table:table-cell table:formula="of:=[.E410]*[.D411]" office:value-type="float" office:value="1.44668530221234E-042" calcext:value-type="float">
            <text:p>1.44668530221234E-042</text:p>
          </table:table-cell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formula="of:=1-[.C411]/1000" office:value-type="float" office:value="0.594" calcext:value-type="float">
            <text:p>0.594</text:p>
          </table:table-cell>
          <table:table-cell table:formula="of:=[.E411]*[.D412]" office:value-type="float" office:value="8.59331069514132E-043" calcext:value-type="float">
            <text:p>8.59331069514132E-043</text:p>
          </table:table-cell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formula="of:=1-[.C412]/1000" office:value-type="float" office:value="0.593" calcext:value-type="float">
            <text:p>0.593</text:p>
          </table:table-cell>
          <table:table-cell table:formula="of:=[.E412]*[.D413]" office:value-type="float" office:value="5.0958332422188E-043" calcext:value-type="float">
            <text:p>5.0958332422188E-043</text:p>
          </table:table-cell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formula="of:=1-[.C413]/1000" office:value-type="float" office:value="0.592" calcext:value-type="float">
            <text:p>0.592</text:p>
          </table:table-cell>
          <table:table-cell table:formula="of:=[.E413]*[.D414]" office:value-type="float" office:value="3.01673327939353E-043" calcext:value-type="float">
            <text:p>3.01673327939353E-043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1-[.C414]/1000" office:value-type="float" office:value="0.591" calcext:value-type="float">
            <text:p>0.591</text:p>
          </table:table-cell>
          <table:table-cell table:formula="of:=[.E414]*[.D415]" office:value-type="float" office:value="1.78288936812158E-043" calcext:value-type="float">
            <text:p>1.78288936812158E-043</text:p>
          </table:table-cell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formula="of:=1-[.C415]/1000" office:value-type="float" office:value="0.59" calcext:value-type="float">
            <text:p>0.59</text:p>
          </table:table-cell>
          <table:table-cell table:formula="of:=[.E415]*[.D416]" office:value-type="float" office:value="1.05190472719173E-043" calcext:value-type="float">
            <text:p>1.05190472719173E-043</text:p>
          </table:table-cell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formula="of:=1-[.C416]/1000" office:value-type="float" office:value="0.589" calcext:value-type="float">
            <text:p>0.589</text:p>
          </table:table-cell>
          <table:table-cell table:formula="of:=[.E416]*[.D417]" office:value-type="float" office:value="6.19571884315929E-044" calcext:value-type="float">
            <text:p>6.19571884315929E-044</text:p>
          </table:table-cell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1-[.C417]/1000" office:value-type="float" office:value="0.588" calcext:value-type="float">
            <text:p>0.588</text:p>
          </table:table-cell>
          <table:table-cell table:formula="of:=[.E417]*[.D418]" office:value-type="float" office:value="3.64308267977766E-044" calcext:value-type="float">
            <text:p>3.64308267977766E-044</text:p>
          </table:table-cell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1-[.C418]/1000" office:value-type="float" office:value="0.587" calcext:value-type="float">
            <text:p>0.587</text:p>
          </table:table-cell>
          <table:table-cell table:formula="of:=[.E418]*[.D419]" office:value-type="float" office:value="2.13848953302949E-044" calcext:value-type="float">
            <text:p>2.13848953302949E-044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formula="of:=1-[.C419]/1000" office:value-type="float" office:value="0.586" calcext:value-type="float">
            <text:p>0.586</text:p>
          </table:table-cell>
          <table:table-cell table:formula="of:=[.E419]*[.D420]" office:value-type="float" office:value="1.25315486635528E-044" calcext:value-type="float">
            <text:p>1.25315486635528E-044</text:p>
          </table:table-cell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formula="of:=1-[.C420]/1000" office:value-type="float" office:value="0.585" calcext:value-type="float">
            <text:p>0.585</text:p>
          </table:table-cell>
          <table:table-cell table:formula="of:=[.E420]*[.D421]" office:value-type="float" office:value="7.33095596817839E-045" calcext:value-type="float">
            <text:p>7.33095596817839E-045</text:p>
          </table:table-cell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formula="of:=1-[.C421]/1000" office:value-type="float" office:value="0.584" calcext:value-type="float">
            <text:p>0.584</text:p>
          </table:table-cell>
          <table:table-cell table:formula="of:=[.E421]*[.D422]" office:value-type="float" office:value="4.28127828541618E-045" calcext:value-type="float">
            <text:p>4.28127828541618E-045</text:p>
          </table:table-cell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formula="of:=1-[.C422]/1000" office:value-type="float" office:value="0.583" calcext:value-type="float">
            <text:p>0.583</text:p>
          </table:table-cell>
          <table:table-cell table:formula="of:=[.E422]*[.D423]" office:value-type="float" office:value="2.49598524039763E-045" calcext:value-type="float">
            <text:p>2.49598524039763E-045</text:p>
          </table:table-cell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formula="of:=1-[.C423]/1000" office:value-type="float" office:value="0.582" calcext:value-type="float">
            <text:p>0.582</text:p>
          </table:table-cell>
          <table:table-cell table:formula="of:=[.E423]*[.D424]" office:value-type="float" office:value="1.45266340991142E-045" calcext:value-type="float">
            <text:p>1.45266340991142E-045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1-[.C424]/1000" office:value-type="float" office:value="0.581" calcext:value-type="float">
            <text:p>0.581</text:p>
          </table:table-cell>
          <table:table-cell table:formula="of:=[.E424]*[.D425]" office:value-type="float" office:value="8.43997441158537E-046" calcext:value-type="float">
            <text:p>8.43997441158537E-046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1-[.C425]/1000" office:value-type="float" office:value="0.58" calcext:value-type="float">
            <text:p>0.58</text:p>
          </table:table-cell>
          <table:table-cell table:formula="of:=[.E425]*[.D426]" office:value-type="float" office:value="4.89518515871951E-046" calcext:value-type="float">
            <text:p>4.89518515871951E-046</text:p>
          </table:table-cell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1-[.C426]/1000" office:value-type="float" office:value="0.579" calcext:value-type="float">
            <text:p>0.579</text:p>
          </table:table-cell>
          <table:table-cell table:formula="of:=[.E426]*[.D427]" office:value-type="float" office:value="2.8343122068986E-046" calcext:value-type="float">
            <text:p>2.8343122068986E-046</text:p>
          </table:table-cell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1-[.C427]/1000" office:value-type="float" office:value="0.578" calcext:value-type="float">
            <text:p>0.578</text:p>
          </table:table-cell>
          <table:table-cell table:formula="of:=[.E427]*[.D428]" office:value-type="float" office:value="1.63823245558739E-046" calcext:value-type="float">
            <text:p>1.63823245558739E-046</text:p>
          </table:table-cell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1-[.C428]/1000" office:value-type="float" office:value="0.577" calcext:value-type="float">
            <text:p>0.577</text:p>
          </table:table-cell>
          <table:table-cell table:formula="of:=[.E428]*[.D429]" office:value-type="float" office:value="9.45260126873924E-047" calcext:value-type="float">
            <text:p>9.45260126873924E-047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1-[.C429]/1000" office:value-type="float" office:value="0.576" calcext:value-type="float">
            <text:p>0.576</text:p>
          </table:table-cell>
          <table:table-cell table:formula="of:=[.E429]*[.D430]" office:value-type="float" office:value="5.4446983307938E-047" calcext:value-type="float">
            <text:p>5.4446983307938E-047</text:p>
          </table:table-cell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formula="of:=1-[.C430]/1000" office:value-type="float" office:value="0.575" calcext:value-type="float">
            <text:p>0.575</text:p>
          </table:table-cell>
          <table:table-cell table:formula="of:=[.E430]*[.D431]" office:value-type="float" office:value="3.13070154020644E-047" calcext:value-type="float">
            <text:p>3.13070154020644E-047</text:p>
          </table:table-cell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1-[.C431]/1000" office:value-type="float" office:value="0.574" calcext:value-type="float">
            <text:p>0.574</text:p>
          </table:table-cell>
          <table:table-cell table:formula="of:=[.E431]*[.D432]" office:value-type="float" office:value="1.79702268407849E-047" calcext:value-type="float">
            <text:p>1.79702268407849E-047</text:p>
          </table:table-cell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1-[.C432]/1000" office:value-type="float" office:value="0.573" calcext:value-type="float">
            <text:p>0.573</text:p>
          </table:table-cell>
          <table:table-cell table:formula="of:=[.E432]*[.D433]" office:value-type="float" office:value="1.02969399797698E-047" calcext:value-type="float">
            <text:p>1.02969399797698E-047</text:p>
          </table:table-cell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formula="of:=1-[.C433]/1000" office:value-type="float" office:value="0.572" calcext:value-type="float">
            <text:p>0.572</text:p>
          </table:table-cell>
          <table:table-cell table:formula="of:=[.E433]*[.D434]" office:value-type="float" office:value="5.88984966842831E-048" calcext:value-type="float">
            <text:p>5.88984966842831E-048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1-[.C434]/1000" office:value-type="float" office:value="0.571" calcext:value-type="float">
            <text:p>0.571</text:p>
          </table:table-cell>
          <table:table-cell table:formula="of:=[.E434]*[.D435]" office:value-type="float" office:value="3.36310416067257E-048" calcext:value-type="float">
            <text:p>3.36310416067257E-048</text:p>
          </table:table-cell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1-[.C435]/1000" office:value-type="float" office:value="0.57" calcext:value-type="float">
            <text:p>0.57</text:p>
          </table:table-cell>
          <table:table-cell table:formula="of:=[.E435]*[.D436]" office:value-type="float" office:value="1.91696937158336E-048" calcext:value-type="float">
            <text:p>1.91696937158336E-048</text:p>
          </table:table-cell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1-[.C436]/1000" office:value-type="float" office:value="0.569" calcext:value-type="float">
            <text:p>0.569</text:p>
          </table:table-cell>
          <table:table-cell table:formula="of:=[.E436]*[.D437]" office:value-type="float" office:value="1.09075557243093E-048" calcext:value-type="float">
            <text:p>1.09075557243093E-048</text:p>
          </table:table-cell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1-[.C437]/1000" office:value-type="float" office:value="0.568" calcext:value-type="float">
            <text:p>0.568</text:p>
          </table:table-cell>
          <table:table-cell table:formula="of:=[.E437]*[.D438]" office:value-type="float" office:value="6.1954916514077E-049" calcext:value-type="float">
            <text:p>6.1954916514077E-049</text:p>
          </table:table-cell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1-[.C438]/1000" office:value-type="float" office:value="0.567" calcext:value-type="float">
            <text:p>0.567</text:p>
          </table:table-cell>
          <table:table-cell table:formula="of:=[.E438]*[.D439]" office:value-type="float" office:value="3.51284376634817E-049" calcext:value-type="float">
            <text:p>3.51284376634817E-049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formula="of:=1-[.C439]/1000" office:value-type="float" office:value="0.566" calcext:value-type="float">
            <text:p>0.566</text:p>
          </table:table-cell>
          <table:table-cell table:formula="of:=[.E439]*[.D440]" office:value-type="float" office:value="1.98826957175306E-049" calcext:value-type="float">
            <text:p>1.98826957175306E-049</text:p>
          </table:table-cell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formula="of:=1-[.C440]/1000" office:value-type="float" office:value="0.565" calcext:value-type="float">
            <text:p>0.565</text:p>
          </table:table-cell>
          <table:table-cell table:formula="of:=[.E440]*[.D441]" office:value-type="float" office:value="1.12337230804048E-049" calcext:value-type="float">
            <text:p>1.12337230804048E-049</text:p>
          </table:table-cell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1-[.C441]/1000" office:value-type="float" office:value="0.564" calcext:value-type="float">
            <text:p>0.564</text:p>
          </table:table-cell>
          <table:table-cell table:formula="of:=[.E441]*[.D442]" office:value-type="float" office:value="6.33581981734831E-050" calcext:value-type="float">
            <text:p>6.33581981734831E-050</text:p>
          </table:table-cell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formula="of:=1-[.C442]/1000" office:value-type="float" office:value="0.563" calcext:value-type="float">
            <text:p>0.563</text:p>
          </table:table-cell>
          <table:table-cell table:formula="of:=[.E442]*[.D443]" office:value-type="float" office:value="3.5670665571671E-050" calcext:value-type="float">
            <text:p>3.5670665571671E-050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1-[.C443]/1000" office:value-type="float" office:value="0.562" calcext:value-type="float">
            <text:p>0.562</text:p>
          </table:table-cell>
          <table:table-cell table:formula="of:=[.E443]*[.D444]" office:value-type="float" office:value="2.00469140512791E-050" calcext:value-type="float">
            <text:p>2.00469140512791E-050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1-[.C444]/1000" office:value-type="float" office:value="0.561" calcext:value-type="float">
            <text:p>0.561</text:p>
          </table:table-cell>
          <table:table-cell table:formula="of:=[.E444]*[.D445]" office:value-type="float" office:value="1.12463187827676E-050" calcext:value-type="float">
            <text:p>1.12463187827676E-050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1-[.C445]/1000" office:value-type="float" office:value="0.56" calcext:value-type="float">
            <text:p>0.56</text:p>
          </table:table-cell>
          <table:table-cell table:formula="of:=[.E445]*[.D446]" office:value-type="float" office:value="6.29793851834984E-051" calcext:value-type="float">
            <text:p>6.29793851834984E-051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1-[.C446]/1000" office:value-type="float" office:value="0.559" calcext:value-type="float">
            <text:p>0.559</text:p>
          </table:table-cell>
          <table:table-cell table:formula="of:=[.E446]*[.D447]" office:value-type="float" office:value="3.52054763175756E-051" calcext:value-type="float">
            <text:p>3.52054763175756E-051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1-[.C447]/1000" office:value-type="float" office:value="0.558" calcext:value-type="float">
            <text:p>0.558</text:p>
          </table:table-cell>
          <table:table-cell table:formula="of:=[.E447]*[.D448]" office:value-type="float" office:value="1.96446557852072E-051" calcext:value-type="float">
            <text:p>1.96446557852072E-051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1-[.C448]/1000" office:value-type="float" office:value="0.557" calcext:value-type="float">
            <text:p>0.557</text:p>
          </table:table-cell>
          <table:table-cell table:formula="of:=[.E448]*[.D449]" office:value-type="float" office:value="1.09420732723604E-051" calcext:value-type="float">
            <text:p>1.09420732723604E-051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1-[.C449]/1000" office:value-type="float" office:value="0.556" calcext:value-type="float">
            <text:p>0.556</text:p>
          </table:table-cell>
          <table:table-cell table:formula="of:=[.E449]*[.D450]" office:value-type="float" office:value="6.08379273943238E-052" calcext:value-type="float">
            <text:p>6.08379273943238E-052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1-[.C450]/1000" office:value-type="float" office:value="0.555" calcext:value-type="float">
            <text:p>0.555</text:p>
          </table:table-cell>
          <table:table-cell table:formula="of:=[.E450]*[.D451]" office:value-type="float" office:value="3.37650497038497E-052" calcext:value-type="float">
            <text:p>3.37650497038497E-052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1-[.C451]/1000" office:value-type="float" office:value="0.554" calcext:value-type="float">
            <text:p>0.554</text:p>
          </table:table-cell>
          <table:table-cell table:formula="of:=[.E451]*[.D452]" office:value-type="float" office:value="1.87058375359327E-052" calcext:value-type="float">
            <text:p>1.87058375359327E-052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1-[.C452]/1000" office:value-type="float" office:value="0.553" calcext:value-type="float">
            <text:p>0.553</text:p>
          </table:table-cell>
          <table:table-cell table:formula="of:=[.E452]*[.D453]" office:value-type="float" office:value="1.03443281573708E-052" calcext:value-type="float">
            <text:p>1.03443281573708E-052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1-[.C453]/1000" office:value-type="float" office:value="0.552" calcext:value-type="float">
            <text:p>0.552</text:p>
          </table:table-cell>
          <table:table-cell table:formula="of:=[.E453]*[.D454]" office:value-type="float" office:value="5.71006914286869E-053" calcext:value-type="float">
            <text:p>5.71006914286869E-05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1-[.C454]/1000" office:value-type="float" office:value="0.551" calcext:value-type="float">
            <text:p>0.551</text:p>
          </table:table-cell>
          <table:table-cell table:formula="of:=[.E454]*[.D455]" office:value-type="float" office:value="3.14624809772065E-053" calcext:value-type="float">
            <text:p>3.14624809772065E-05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1-[.C455]/1000" office:value-type="float" office:value="0.55" calcext:value-type="float">
            <text:p>0.55</text:p>
          </table:table-cell>
          <table:table-cell table:formula="of:=[.E455]*[.D456]" office:value-type="float" office:value="1.73043645374636E-053" calcext:value-type="float">
            <text:p>1.73043645374636E-05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1-[.C456]/1000" office:value-type="float" office:value="0.549" calcext:value-type="float">
            <text:p>0.549</text:p>
          </table:table-cell>
          <table:table-cell table:formula="of:=[.E456]*[.D457]" office:value-type="float" office:value="9.50009613106749E-054" calcext:value-type="float">
            <text:p>9.50009613106749E-054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1-[.C457]/1000" office:value-type="float" office:value="0.548" calcext:value-type="float">
            <text:p>0.548</text:p>
          </table:table-cell>
          <table:table-cell table:formula="of:=[.E457]*[.D458]" office:value-type="float" office:value="5.20605267982499E-054" calcext:value-type="float">
            <text:p>5.20605267982499E-054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1-[.C458]/1000" office:value-type="float" office:value="0.547" calcext:value-type="float">
            <text:p>0.547</text:p>
          </table:table-cell>
          <table:table-cell table:formula="of:=[.E458]*[.D459]" office:value-type="float" office:value="2.84771081586427E-054" calcext:value-type="float">
            <text:p>2.84771081586427E-054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1-[.C459]/1000" office:value-type="float" office:value="0.546" calcext:value-type="float">
            <text:p>0.546</text:p>
          </table:table-cell>
          <table:table-cell table:formula="of:=[.E459]*[.D460]" office:value-type="float" office:value="1.55485010546189E-054" calcext:value-type="float">
            <text:p>1.55485010546189E-054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1-[.C460]/1000" office:value-type="float" office:value="0.545" calcext:value-type="float">
            <text:p>0.545</text:p>
          </table:table-cell>
          <table:table-cell table:formula="of:=[.E460]*[.D461]" office:value-type="float" office:value="8.4739330747673E-055" calcext:value-type="float">
            <text:p>8.4739330747673E-055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1-[.C461]/1000" office:value-type="float" office:value="0.544" calcext:value-type="float">
            <text:p>0.544</text:p>
          </table:table-cell>
          <table:table-cell table:formula="of:=[.E461]*[.D462]" office:value-type="float" office:value="4.60981959267341E-055" calcext:value-type="float">
            <text:p>4.60981959267341E-055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1-[.C462]/1000" office:value-type="float" office:value="0.543" calcext:value-type="float">
            <text:p>0.543</text:p>
          </table:table-cell>
          <table:table-cell table:formula="of:=[.E462]*[.D463]" office:value-type="float" office:value="2.50313203882166E-055" calcext:value-type="float">
            <text:p>2.50313203882166E-055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1-[.C463]/1000" office:value-type="float" office:value="0.542" calcext:value-type="float">
            <text:p>0.542</text:p>
          </table:table-cell>
          <table:table-cell table:formula="of:=[.E463]*[.D464]" office:value-type="float" office:value="1.35669756504134E-055" calcext:value-type="float">
            <text:p>1.35669756504134E-055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1-[.C464]/1000" office:value-type="float" office:value="0.541" calcext:value-type="float">
            <text:p>0.541</text:p>
          </table:table-cell>
          <table:table-cell table:formula="of:=[.E464]*[.D465]" office:value-type="float" office:value="7.33973382687365E-056" calcext:value-type="float">
            <text:p>7.33973382687365E-056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1-[.C465]/1000" office:value-type="float" office:value="0.54" calcext:value-type="float">
            <text:p>0.54</text:p>
          </table:table-cell>
          <table:table-cell table:formula="of:=[.E465]*[.D466]" office:value-type="float" office:value="3.96345626651177E-056" calcext:value-type="float">
            <text:p>3.96345626651177E-056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1-[.C466]/1000" office:value-type="float" office:value="0.539" calcext:value-type="float">
            <text:p>0.539</text:p>
          </table:table-cell>
          <table:table-cell table:formula="of:=[.E466]*[.D467]" office:value-type="float" office:value="2.13630292764984E-056" calcext:value-type="float">
            <text:p>2.13630292764984E-056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1-[.C467]/1000" office:value-type="float" office:value="0.538" calcext:value-type="float">
            <text:p>0.538</text:p>
          </table:table-cell>
          <table:table-cell table:formula="of:=[.E467]*[.D468]" office:value-type="float" office:value="1.14933097507562E-056" calcext:value-type="float">
            <text:p>1.14933097507562E-056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1-[.C468]/1000" office:value-type="float" office:value="0.537" calcext:value-type="float">
            <text:p>0.537</text:p>
          </table:table-cell>
          <table:table-cell table:formula="of:=[.E468]*[.D469]" office:value-type="float" office:value="6.17190733615606E-057" calcext:value-type="float">
            <text:p>6.17190733615606E-057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1-[.C469]/1000" office:value-type="float" office:value="0.536" calcext:value-type="float">
            <text:p>0.536</text:p>
          </table:table-cell>
          <table:table-cell table:formula="of:=[.E469]*[.D470]" office:value-type="float" office:value="3.30814233217965E-057" calcext:value-type="float">
            <text:p>3.30814233217965E-057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1-[.C470]/1000" office:value-type="float" office:value="0.535" calcext:value-type="float">
            <text:p>0.535</text:p>
          </table:table-cell>
          <table:table-cell table:formula="of:=[.E470]*[.D471]" office:value-type="float" office:value="1.76985614771611E-057" calcext:value-type="float">
            <text:p>1.76985614771611E-057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1-[.C471]/1000" office:value-type="float" office:value="0.534" calcext:value-type="float">
            <text:p>0.534</text:p>
          </table:table-cell>
          <table:table-cell table:formula="of:=[.E471]*[.D472]" office:value-type="float" office:value="9.45103182880404E-058" calcext:value-type="float">
            <text:p>9.45103182880404E-058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1-[.C472]/1000" office:value-type="float" office:value="0.533" calcext:value-type="float">
            <text:p>0.533</text:p>
          </table:table-cell>
          <table:table-cell table:formula="of:=[.E472]*[.D473]" office:value-type="float" office:value="5.03739996475255E-058" calcext:value-type="float">
            <text:p>5.03739996475255E-058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1-[.C473]/1000" office:value-type="float" office:value="0.532" calcext:value-type="float">
            <text:p>0.532</text:p>
          </table:table-cell>
          <table:table-cell table:formula="of:=[.E473]*[.D474]" office:value-type="float" office:value="2.67989678124836E-058" calcext:value-type="float">
            <text:p>2.67989678124836E-058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1-[.C474]/1000" office:value-type="float" office:value="0.531" calcext:value-type="float">
            <text:p>0.531</text:p>
          </table:table-cell>
          <table:table-cell table:formula="of:=[.E474]*[.D475]" office:value-type="float" office:value="1.42302519084288E-058" calcext:value-type="float">
            <text:p>1.42302519084288E-058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1-[.C475]/1000" office:value-type="float" office:value="0.53" calcext:value-type="float">
            <text:p>0.53</text:p>
          </table:table-cell>
          <table:table-cell table:formula="of:=[.E475]*[.D476]" office:value-type="float" office:value="7.54203351146725E-059" calcext:value-type="float">
            <text:p>7.54203351146725E-059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1-[.C476]/1000" office:value-type="float" office:value="0.529" calcext:value-type="float">
            <text:p>0.529</text:p>
          </table:table-cell>
          <table:table-cell table:formula="of:=[.E476]*[.D477]" office:value-type="float" office:value="3.98973572756618E-059" calcext:value-type="float">
            <text:p>3.98973572756618E-059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1-[.C477]/1000" office:value-type="float" office:value="0.528" calcext:value-type="float">
            <text:p>0.528</text:p>
          </table:table-cell>
          <table:table-cell table:formula="of:=[.E477]*[.D478]" office:value-type="float" office:value="2.10658046415494E-059" calcext:value-type="float">
            <text:p>2.10658046415494E-059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1-[.C478]/1000" office:value-type="float" office:value="0.527" calcext:value-type="float">
            <text:p>0.527</text:p>
          </table:table-cell>
          <table:table-cell table:formula="of:=[.E478]*[.D479]" office:value-type="float" office:value="1.11016790460965E-059" calcext:value-type="float">
            <text:p>1.11016790460965E-059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1-[.C479]/1000" office:value-type="float" office:value="0.526" calcext:value-type="float">
            <text:p>0.526</text:p>
          </table:table-cell>
          <table:table-cell table:formula="of:=[.E479]*[.D480]" office:value-type="float" office:value="5.83948317824678E-060" calcext:value-type="float">
            <text:p>5.83948317824678E-060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1-[.C480]/1000" office:value-type="float" office:value="0.525" calcext:value-type="float">
            <text:p>0.525</text:p>
          </table:table-cell>
          <table:table-cell table:formula="of:=[.E480]*[.D481]" office:value-type="float" office:value="3.06572866857956E-060" calcext:value-type="float">
            <text:p>3.06572866857956E-060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1-[.C481]/1000" office:value-type="float" office:value="0.524" calcext:value-type="float">
            <text:p>0.524</text:p>
          </table:table-cell>
          <table:table-cell table:formula="of:=[.E481]*[.D482]" office:value-type="float" office:value="1.60644182233569E-060" calcext:value-type="float">
            <text:p>1.60644182233569E-060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1-[.C482]/1000" office:value-type="float" office:value="0.523" calcext:value-type="float">
            <text:p>0.523</text:p>
          </table:table-cell>
          <table:table-cell table:formula="of:=[.E482]*[.D483]" office:value-type="float" office:value="8.40169073081566E-061" calcext:value-type="float">
            <text:p>8.40169073081566E-061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1-[.C483]/1000" office:value-type="float" office:value="0.522" calcext:value-type="float">
            <text:p>0.522</text:p>
          </table:table-cell>
          <table:table-cell table:formula="of:=[.E483]*[.D484]" office:value-type="float" office:value="4.38568256148577E-061" calcext:value-type="float">
            <text:p>4.38568256148577E-061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1-[.C484]/1000" office:value-type="float" office:value="0.521" calcext:value-type="float">
            <text:p>0.521</text:p>
          </table:table-cell>
          <table:table-cell table:formula="of:=[.E484]*[.D485]" office:value-type="float" office:value="2.28494061453409E-061" calcext:value-type="float">
            <text:p>2.28494061453409E-061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1-[.C485]/1000" office:value-type="float" office:value="0.52" calcext:value-type="float">
            <text:p>0.52</text:p>
          </table:table-cell>
          <table:table-cell table:formula="of:=[.E485]*[.D486]" office:value-type="float" office:value="1.18816911955773E-061" calcext:value-type="float">
            <text:p>1.18816911955773E-061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1-[.C486]/1000" office:value-type="float" office:value="0.519" calcext:value-type="float">
            <text:p>0.519</text:p>
          </table:table-cell>
          <table:table-cell table:formula="of:=[.E486]*[.D487]" office:value-type="float" office:value="6.1665977305046E-062" calcext:value-type="float">
            <text:p>6.1665977305046E-062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1-[.C487]/1000" office:value-type="float" office:value="0.518" calcext:value-type="float">
            <text:p>0.518</text:p>
          </table:table-cell>
          <table:table-cell table:formula="of:=[.E487]*[.D488]" office:value-type="float" office:value="3.19429762440138E-062" calcext:value-type="float">
            <text:p>3.19429762440138E-062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1-[.C488]/1000" office:value-type="float" office:value="0.517" calcext:value-type="float">
            <text:p>0.517</text:p>
          </table:table-cell>
          <table:table-cell table:formula="of:=[.E488]*[.D489]" office:value-type="float" office:value="1.65145187181551E-062" calcext:value-type="float">
            <text:p>1.65145187181551E-062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1-[.C489]/1000" office:value-type="float" office:value="0.516" calcext:value-type="float">
            <text:p>0.516</text:p>
          </table:table-cell>
          <table:table-cell table:formula="of:=[.E489]*[.D490]" office:value-type="float" office:value="8.52149165856805E-063" calcext:value-type="float">
            <text:p>8.52149165856805E-06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1-[.C490]/1000" office:value-type="float" office:value="0.515" calcext:value-type="float">
            <text:p>0.515</text:p>
          </table:table-cell>
          <table:table-cell table:formula="of:=[.E490]*[.D491]" office:value-type="float" office:value="4.38856820416255E-063" calcext:value-type="float">
            <text:p>4.38856820416255E-06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1-[.C491]/1000" office:value-type="float" office:value="0.514" calcext:value-type="float">
            <text:p>0.514</text:p>
          </table:table-cell>
          <table:table-cell table:formula="of:=[.E491]*[.D492]" office:value-type="float" office:value="2.25572405693955E-063" calcext:value-type="float">
            <text:p>2.25572405693955E-06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1-[.C492]/1000" office:value-type="float" office:value="0.513" calcext:value-type="float">
            <text:p>0.513</text:p>
          </table:table-cell>
          <table:table-cell table:formula="of:=[.E492]*[.D493]" office:value-type="float" office:value="1.15718644120999E-063" calcext:value-type="float">
            <text:p>1.15718644120999E-06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1-[.C493]/1000" office:value-type="float" office:value="0.512" calcext:value-type="float">
            <text:p>0.512</text:p>
          </table:table-cell>
          <table:table-cell table:formula="of:=[.E493]*[.D494]" office:value-type="float" office:value="5.92479457899514E-064" calcext:value-type="float">
            <text:p>5.92479457899514E-064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1-[.C494]/1000" office:value-type="float" office:value="0.511" calcext:value-type="float">
            <text:p>0.511</text:p>
          </table:table-cell>
          <table:table-cell table:formula="of:=[.E494]*[.D495]" office:value-type="float" office:value="3.02757002986652E-064" calcext:value-type="float">
            <text:p>3.02757002986652E-064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1-[.C495]/1000" office:value-type="float" office:value="0.51" calcext:value-type="float">
            <text:p>0.51</text:p>
          </table:table-cell>
          <table:table-cell table:formula="of:=[.E495]*[.D496]" office:value-type="float" office:value="1.54406071523192E-064" calcext:value-type="float">
            <text:p>1.54406071523192E-064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1-[.C496]/1000" office:value-type="float" office:value="0.509" calcext:value-type="float">
            <text:p>0.509</text:p>
          </table:table-cell>
          <table:table-cell table:formula="of:=[.E496]*[.D497]" office:value-type="float" office:value="7.8592690405305E-065" calcext:value-type="float">
            <text:p>7.8592690405305E-065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1-[.C497]/1000" office:value-type="float" office:value="0.508" calcext:value-type="float">
            <text:p>0.508</text:p>
          </table:table-cell>
          <table:table-cell table:formula="of:=[.E497]*[.D498]" office:value-type="float" office:value="3.99250867258949E-065" calcext:value-type="float">
            <text:p>3.99250867258949E-065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1-[.C498]/1000" office:value-type="float" office:value="0.507" calcext:value-type="float">
            <text:p>0.507</text:p>
          </table:table-cell>
          <table:table-cell table:formula="of:=[.E498]*[.D499]" office:value-type="float" office:value="2.02420189700287E-065" calcext:value-type="float">
            <text:p>2.02420189700287E-065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1-[.C499]/1000" office:value-type="float" office:value="0.506" calcext:value-type="float">
            <text:p>0.506</text:p>
          </table:table-cell>
          <table:table-cell table:formula="of:=[.E499]*[.D500]" office:value-type="float" office:value="1.02424615988345E-065" calcext:value-type="float">
            <text:p>1.02424615988345E-065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1-[.C500]/1000" office:value-type="float" office:value="0.505" calcext:value-type="float">
            <text:p>0.505</text:p>
          </table:table-cell>
          <table:table-cell table:formula="of:=[.E500]*[.D501]" office:value-type="float" office:value="5.17244310741144E-066" calcext:value-type="float">
            <text:p>5.17244310741144E-066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1-[.C501]/1000" office:value-type="float" office:value="0.504" calcext:value-type="float">
            <text:p>0.504</text:p>
          </table:table-cell>
          <table:table-cell table:formula="of:=[.E501]*[.D502]" office:value-type="float" office:value="2.60691132613537E-066" calcext:value-type="float">
            <text:p>2.60691132613537E-066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1-[.C502]/1000" office:value-type="float" office:value="0.503" calcext:value-type="float">
            <text:p>0.503</text:p>
          </table:table-cell>
          <table:table-cell table:formula="of:=[.E502]*[.D503]" office:value-type="float" office:value="1.31127639704609E-066" calcext:value-type="float">
            <text:p>1.31127639704609E-066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1-[.C503]/1000" office:value-type="float" office:value="0.502" calcext:value-type="float">
            <text:p>0.502</text:p>
          </table:table-cell>
          <table:table-cell table:formula="of:=[.E503]*[.D504]" office:value-type="float" office:value="6.58260751317137E-067" calcext:value-type="float">
            <text:p>6.58260751317137E-067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1-[.C504]/1000" office:value-type="float" office:value="0.501" calcext:value-type="float">
            <text:p>0.501</text:p>
          </table:table-cell>
          <table:table-cell table:formula="of:=[.E504]*[.D505]" office:value-type="float" office:value="3.29788636409886E-067" calcext:value-type="float">
            <text:p>3.29788636409886E-067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1-[.C505]/1000" office:value-type="float" office:value="0.5" calcext:value-type="float">
            <text:p>0.5</text:p>
          </table:table-cell>
          <table:table-cell table:formula="of:=[.E505]*[.D506]" office:value-type="float" office:value="1.64894318204943E-067" calcext:value-type="float">
            <text:p>1.64894318204943E-067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1-[.C506]/1000" office:value-type="float" office:value="0.499" calcext:value-type="float">
            <text:p>0.499</text:p>
          </table:table-cell>
          <table:table-cell table:formula="of:=[.E506]*[.D507]" office:value-type="float" office:value="8.22822647842664E-068" calcext:value-type="float">
            <text:p>8.22822647842664E-068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1-[.C507]/1000" office:value-type="float" office:value="0.498" calcext:value-type="float">
            <text:p>0.498</text:p>
          </table:table-cell>
          <table:table-cell table:formula="of:=[.E507]*[.D508]" office:value-type="float" office:value="4.09765678625647E-068" calcext:value-type="float">
            <text:p>4.09765678625647E-068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1-[.C508]/1000" office:value-type="float" office:value="0.497" calcext:value-type="float">
            <text:p>0.497</text:p>
          </table:table-cell>
          <table:table-cell table:formula="of:=[.E508]*[.D509]" office:value-type="float" office:value="2.03653542276946E-068" calcext:value-type="float">
            <text:p>2.03653542276946E-068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1-[.C509]/1000" office:value-type="float" office:value="0.496" calcext:value-type="float">
            <text:p>0.496</text:p>
          </table:table-cell>
          <table:table-cell table:formula="of:=[.E509]*[.D510]" office:value-type="float" office:value="1.01012156969365E-068" calcext:value-type="float">
            <text:p>1.01012156969365E-068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1-[.C510]/1000" office:value-type="float" office:value="0.495" calcext:value-type="float">
            <text:p>0.495</text:p>
          </table:table-cell>
          <table:table-cell table:formula="of:=[.E510]*[.D511]" office:value-type="float" office:value="5.00010176998359E-069" calcext:value-type="float">
            <text:p>5.00010176998359E-069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1-[.C511]/1000" office:value-type="float" office:value="0.494" calcext:value-type="float">
            <text:p>0.494</text:p>
          </table:table-cell>
          <table:table-cell table:formula="of:=[.E511]*[.D512]" office:value-type="float" office:value="2.47005027437189E-069" calcext:value-type="float">
            <text:p>2.47005027437189E-069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1-[.C512]/1000" office:value-type="float" office:value="0.493" calcext:value-type="float">
            <text:p>0.493</text:p>
          </table:table-cell>
          <table:table-cell table:formula="of:=[.E512]*[.D513]" office:value-type="float" office:value="1.21773478526534E-069" calcext:value-type="float">
            <text:p>1.21773478526534E-069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1-[.C513]/1000" office:value-type="float" office:value="0.492" calcext:value-type="float">
            <text:p>0.492</text:p>
          </table:table-cell>
          <table:table-cell table:formula="of:=[.E513]*[.D514]" office:value-type="float" office:value="5.99125514350549E-070" calcext:value-type="float">
            <text:p>5.99125514350549E-070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1-[.C514]/1000" office:value-type="float" office:value="0.491" calcext:value-type="float">
            <text:p>0.491</text:p>
          </table:table-cell>
          <table:table-cell table:formula="of:=[.E514]*[.D515]" office:value-type="float" office:value="2.9417062754612E-070" calcext:value-type="float">
            <text:p>2.9417062754612E-070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1-[.C515]/1000" office:value-type="float" office:value="0.49" calcext:value-type="float">
            <text:p>0.49</text:p>
          </table:table-cell>
          <table:table-cell table:formula="of:=[.E515]*[.D516]" office:value-type="float" office:value="1.44143607497599E-070" calcext:value-type="float">
            <text:p>1.44143607497599E-070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1-[.C516]/1000" office:value-type="float" office:value="0.489" calcext:value-type="float">
            <text:p>0.489</text:p>
          </table:table-cell>
          <table:table-cell table:formula="of:=[.E516]*[.D517]" office:value-type="float" office:value="7.04862240663257E-071" calcext:value-type="float">
            <text:p>7.04862240663257E-071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1-[.C517]/1000" office:value-type="float" office:value="0.488" calcext:value-type="float">
            <text:p>0.488</text:p>
          </table:table-cell>
          <table:table-cell table:formula="of:=[.E517]*[.D518]" office:value-type="float" office:value="3.43972773443669E-071" calcext:value-type="float">
            <text:p>3.43972773443669E-071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1-[.C518]/1000" office:value-type="float" office:value="0.487" calcext:value-type="float">
            <text:p>0.487</text:p>
          </table:table-cell>
          <table:table-cell table:formula="of:=[.E518]*[.D519]" office:value-type="float" office:value="1.67514740667067E-071" calcext:value-type="float">
            <text:p>1.67514740667067E-071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1-[.C519]/1000" office:value-type="float" office:value="0.486" calcext:value-type="float">
            <text:p>0.486</text:p>
          </table:table-cell>
          <table:table-cell table:formula="of:=[.E519]*[.D520]" office:value-type="float" office:value="8.14121639641946E-072" calcext:value-type="float">
            <text:p>8.14121639641946E-072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1-[.C520]/1000" office:value-type="float" office:value="0.485" calcext:value-type="float">
            <text:p>0.485</text:p>
          </table:table-cell>
          <table:table-cell table:formula="of:=[.E520]*[.D521]" office:value-type="float" office:value="3.94848995226344E-072" calcext:value-type="float">
            <text:p>3.94848995226344E-072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1-[.C521]/1000" office:value-type="float" office:value="0.484" calcext:value-type="float">
            <text:p>0.484</text:p>
          </table:table-cell>
          <table:table-cell table:formula="of:=[.E521]*[.D522]" office:value-type="float" office:value="1.9110691368955E-072" calcext:value-type="float">
            <text:p>1.9110691368955E-072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1-[.C522]/1000" office:value-type="float" office:value="0.483" calcext:value-type="float">
            <text:p>0.483</text:p>
          </table:table-cell>
          <table:table-cell table:formula="of:=[.E522]*[.D523]" office:value-type="float" office:value="9.23046393120528E-073" calcext:value-type="float">
            <text:p>9.23046393120528E-07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1-[.C523]/1000" office:value-type="float" office:value="0.482" calcext:value-type="float">
            <text:p>0.482</text:p>
          </table:table-cell>
          <table:table-cell table:formula="of:=[.E523]*[.D524]" office:value-type="float" office:value="4.44908361484094E-073" calcext:value-type="float">
            <text:p>4.44908361484094E-07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1-[.C524]/1000" office:value-type="float" office:value="0.481" calcext:value-type="float">
            <text:p>0.481</text:p>
          </table:table-cell>
          <table:table-cell table:formula="of:=[.E524]*[.D525]" office:value-type="float" office:value="2.14000921873849E-073" calcext:value-type="float">
            <text:p>2.14000921873849E-07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1-[.C525]/1000" office:value-type="float" office:value="0.48" calcext:value-type="float">
            <text:p>0.48</text:p>
          </table:table-cell>
          <table:table-cell table:formula="of:=[.E525]*[.D526]" office:value-type="float" office:value="1.02720442499448E-073" calcext:value-type="float">
            <text:p>1.02720442499448E-07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1-[.C526]/1000" office:value-type="float" office:value="0.479" calcext:value-type="float">
            <text:p>0.479</text:p>
          </table:table-cell>
          <table:table-cell table:formula="of:=[.E526]*[.D527]" office:value-type="float" office:value="4.92030919572355E-074" calcext:value-type="float">
            <text:p>4.92030919572355E-074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1-[.C527]/1000" office:value-type="float" office:value="0.478" calcext:value-type="float">
            <text:p>0.478</text:p>
          </table:table-cell>
          <table:table-cell table:formula="of:=[.E527]*[.D528]" office:value-type="float" office:value="2.35190779555585E-074" calcext:value-type="float">
            <text:p>2.35190779555585E-074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1-[.C528]/1000" office:value-type="float" office:value="0.477" calcext:value-type="float">
            <text:p>0.477</text:p>
          </table:table-cell>
          <table:table-cell table:formula="of:=[.E528]*[.D529]" office:value-type="float" office:value="1.12186001848014E-074" calcext:value-type="float">
            <text:p>1.12186001848014E-074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1-[.C529]/1000" office:value-type="float" office:value="0.476" calcext:value-type="float">
            <text:p>0.476</text:p>
          </table:table-cell>
          <table:table-cell table:formula="of:=[.E529]*[.D530]" office:value-type="float" office:value="5.34005368796548E-075" calcext:value-type="float">
            <text:p>5.34005368796548E-075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1-[.C530]/1000" office:value-type="float" office:value="0.475" calcext:value-type="float">
            <text:p>0.475</text:p>
          </table:table-cell>
          <table:table-cell table:formula="of:=[.E530]*[.D531]" office:value-type="float" office:value="2.5365255017836E-075" calcext:value-type="float">
            <text:p>2.5365255017836E-075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1-[.C531]/1000" office:value-type="float" office:value="0.474" calcext:value-type="float">
            <text:p>0.474</text:p>
          </table:table-cell>
          <table:table-cell table:formula="of:=[.E531]*[.D532]" office:value-type="float" office:value="1.20231308784543E-075" calcext:value-type="float">
            <text:p>1.20231308784543E-075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1-[.C532]/1000" office:value-type="float" office:value="0.473" calcext:value-type="float">
            <text:p>0.473</text:p>
          </table:table-cell>
          <table:table-cell table:formula="of:=[.E532]*[.D533]" office:value-type="float" office:value="5.68694090550887E-076" calcext:value-type="float">
            <text:p>5.68694090550887E-076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1-[.C533]/1000" office:value-type="float" office:value="0.472" calcext:value-type="float">
            <text:p>0.472</text:p>
          </table:table-cell>
          <table:table-cell table:formula="of:=[.E533]*[.D534]" office:value-type="float" office:value="2.68423610740019E-076" calcext:value-type="float">
            <text:p>2.68423610740019E-076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1-[.C534]/1000" office:value-type="float" office:value="0.471" calcext:value-type="float">
            <text:p>0.471</text:p>
          </table:table-cell>
          <table:table-cell table:formula="of:=[.E534]*[.D535]" office:value-type="float" office:value="1.26427520658549E-076" calcext:value-type="float">
            <text:p>1.26427520658549E-076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1-[.C535]/1000" office:value-type="float" office:value="0.47" calcext:value-type="float">
            <text:p>0.47</text:p>
          </table:table-cell>
          <table:table-cell table:formula="of:=[.E535]*[.D536]" office:value-type="float" office:value="5.94209347095179E-077" calcext:value-type="float">
            <text:p>5.94209347095179E-077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1-[.C536]/1000" office:value-type="float" office:value="0.469" calcext:value-type="float">
            <text:p>0.469</text:p>
          </table:table-cell>
          <table:table-cell table:formula="of:=[.E536]*[.D537]" office:value-type="float" office:value="2.78684183787639E-077" calcext:value-type="float">
            <text:p>2.78684183787639E-077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1-[.C537]/1000" office:value-type="float" office:value="0.468" calcext:value-type="float">
            <text:p>0.468</text:p>
          </table:table-cell>
          <table:table-cell table:formula="of:=[.E537]*[.D538]" office:value-type="float" office:value="1.30424198012615E-077" calcext:value-type="float">
            <text:p>1.30424198012615E-077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1-[.C538]/1000" office:value-type="float" office:value="0.467" calcext:value-type="float">
            <text:p>0.467</text:p>
          </table:table-cell>
          <table:table-cell table:formula="of:=[.E538]*[.D539]" office:value-type="float" office:value="6.09081004718912E-078" calcext:value-type="float">
            <text:p>6.09081004718912E-078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1-[.C539]/1000" office:value-type="float" office:value="0.466" calcext:value-type="float">
            <text:p>0.466</text:p>
          </table:table-cell>
          <table:table-cell table:formula="of:=[.E539]*[.D540]" office:value-type="float" office:value="2.83831748199013E-078" calcext:value-type="float">
            <text:p>2.83831748199013E-078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1-[.C540]/1000" office:value-type="float" office:value="0.465" calcext:value-type="float">
            <text:p>0.465</text:p>
          </table:table-cell>
          <table:table-cell table:formula="of:=[.E540]*[.D541]" office:value-type="float" office:value="1.31981762912541E-078" calcext:value-type="float">
            <text:p>1.31981762912541E-078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1-[.C541]/1000" office:value-type="float" office:value="0.464" calcext:value-type="float">
            <text:p>0.464</text:p>
          </table:table-cell>
          <table:table-cell table:formula="of:=[.E541]*[.D542]" office:value-type="float" office:value="6.12395379914191E-079" calcext:value-type="float">
            <text:p>6.12395379914191E-079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1-[.C542]/1000" office:value-type="float" office:value="0.463" calcext:value-type="float">
            <text:p>0.463</text:p>
          </table:table-cell>
          <table:table-cell table:formula="of:=[.E542]*[.D543]" office:value-type="float" office:value="2.8353906090027E-079" calcext:value-type="float">
            <text:p>2.8353906090027E-079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1-[.C543]/1000" office:value-type="float" office:value="0.462" calcext:value-type="float">
            <text:p>0.462</text:p>
          </table:table-cell>
          <table:table-cell table:formula="of:=[.E543]*[.D544]" office:value-type="float" office:value="1.30995046135925E-079" calcext:value-type="float">
            <text:p>1.30995046135925E-079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1-[.C544]/1000" office:value-type="float" office:value="0.461" calcext:value-type="float">
            <text:p>0.461</text:p>
          </table:table-cell>
          <table:table-cell table:formula="of:=[.E544]*[.D545]" office:value-type="float" office:value="6.03887162686613E-080" calcext:value-type="float">
            <text:p>6.03887162686613E-080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1-[.C545]/1000" office:value-type="float" office:value="0.46" calcext:value-type="float">
            <text:p>0.46</text:p>
          </table:table-cell>
          <table:table-cell table:formula="of:=[.E545]*[.D546]" office:value-type="float" office:value="2.77788094835842E-080" calcext:value-type="float">
            <text:p>2.77788094835842E-080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1-[.C546]/1000" office:value-type="float" office:value="0.459" calcext:value-type="float">
            <text:p>0.459</text:p>
          </table:table-cell>
          <table:table-cell table:formula="of:=[.E546]*[.D547]" office:value-type="float" office:value="1.27504735529652E-080" calcext:value-type="float">
            <text:p>1.27504735529652E-080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1-[.C547]/1000" office:value-type="float" office:value="0.458" calcext:value-type="float">
            <text:p>0.458</text:p>
          </table:table-cell>
          <table:table-cell table:formula="of:=[.E547]*[.D548]" office:value-type="float" office:value="5.83971688725804E-081" calcext:value-type="float">
            <text:p>5.83971688725804E-081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1-[.C548]/1000" office:value-type="float" office:value="0.457" calcext:value-type="float">
            <text:p>0.457</text:p>
          </table:table-cell>
          <table:table-cell table:formula="of:=[.E548]*[.D549]" office:value-type="float" office:value="2.66875061747692E-081" calcext:value-type="float">
            <text:p>2.66875061747692E-081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1-[.C549]/1000" office:value-type="float" office:value="0.456" calcext:value-type="float">
            <text:p>0.456</text:p>
          </table:table-cell>
          <table:table-cell table:formula="of:=[.E549]*[.D550]" office:value-type="float" office:value="1.21695028156948E-081" calcext:value-type="float">
            <text:p>1.21695028156948E-081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1-[.C550]/1000" office:value-type="float" office:value="0.455" calcext:value-type="float">
            <text:p>0.455</text:p>
          </table:table-cell>
          <table:table-cell table:formula="of:=[.E550]*[.D551]" office:value-type="float" office:value="5.53712378114112E-082" calcext:value-type="float">
            <text:p>5.53712378114112E-082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1-[.C551]/1000" office:value-type="float" office:value="0.454" calcext:value-type="float">
            <text:p>0.454</text:p>
          </table:table-cell>
          <table:table-cell table:formula="of:=[.E551]*[.D552]" office:value-type="float" office:value="2.51385419663807E-082" calcext:value-type="float">
            <text:p>2.51385419663807E-082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1-[.C552]/1000" office:value-type="float" office:value="0.453" calcext:value-type="float">
            <text:p>0.453</text:p>
          </table:table-cell>
          <table:table-cell table:formula="of:=[.E552]*[.D553]" office:value-type="float" office:value="1.13877595107705E-082" calcext:value-type="float">
            <text:p>1.13877595107705E-082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1-[.C553]/1000" office:value-type="float" office:value="0.452" calcext:value-type="float">
            <text:p>0.452</text:p>
          </table:table-cell>
          <table:table-cell table:formula="of:=[.E553]*[.D554]" office:value-type="float" office:value="5.14726729886824E-083" calcext:value-type="float">
            <text:p>5.14726729886824E-08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1-[.C554]/1000" office:value-type="float" office:value="0.451" calcext:value-type="float">
            <text:p>0.451</text:p>
          </table:table-cell>
          <table:table-cell table:formula="of:=[.E554]*[.D555]" office:value-type="float" office:value="2.32141755178958E-083" calcext:value-type="float">
            <text:p>2.32141755178958E-08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1-[.C555]/1000" office:value-type="float" office:value="0.45" calcext:value-type="float">
            <text:p>0.45</text:p>
          </table:table-cell>
          <table:table-cell table:formula="of:=[.E555]*[.D556]" office:value-type="float" office:value="1.04463789830531E-083" calcext:value-type="float">
            <text:p>1.04463789830531E-08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1-[.C556]/1000" office:value-type="float" office:value="0.449" calcext:value-type="float">
            <text:p>0.449</text:p>
          </table:table-cell>
          <table:table-cell table:formula="of:=[.E556]*[.D557]" office:value-type="float" office:value="4.69042416339084E-084" calcext:value-type="float">
            <text:p>4.69042416339084E-084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1-[.C557]/1000" office:value-type="float" office:value="0.448" calcext:value-type="float">
            <text:p>0.448</text:p>
          </table:table-cell>
          <table:table-cell table:formula="of:=[.E557]*[.D558]" office:value-type="float" office:value="2.1013100251991E-084" calcext:value-type="float">
            <text:p>2.1013100251991E-084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1-[.C558]/1000" office:value-type="float" office:value="0.447" calcext:value-type="float">
            <text:p>0.447</text:p>
          </table:table-cell>
          <table:table-cell table:formula="of:=[.E558]*[.D559]" office:value-type="float" office:value="9.39285581263996E-085" calcext:value-type="float">
            <text:p>9.39285581263996E-085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1-[.C559]/1000" office:value-type="float" office:value="0.446" calcext:value-type="float">
            <text:p>0.446</text:p>
          </table:table-cell>
          <table:table-cell table:formula="of:=[.E559]*[.D560]" office:value-type="float" office:value="4.18921369243742E-085" calcext:value-type="float">
            <text:p>4.18921369243742E-085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1-[.C560]/1000" office:value-type="float" office:value="0.445" calcext:value-type="float">
            <text:p>0.445</text:p>
          </table:table-cell>
          <table:table-cell table:formula="of:=[.E560]*[.D561]" office:value-type="float" office:value="1.86420009313465E-085" calcext:value-type="float">
            <text:p>1.86420009313465E-085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1-[.C561]/1000" office:value-type="float" office:value="0.444" calcext:value-type="float">
            <text:p>0.444</text:p>
          </table:table-cell>
          <table:table-cell table:formula="of:=[.E561]*[.D562]" office:value-type="float" office:value="8.27704841351785E-086" calcext:value-type="float">
            <text:p>8.27704841351785E-086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1-[.C562]/1000" office:value-type="float" office:value="0.443" calcext:value-type="float">
            <text:p>0.443</text:p>
          </table:table-cell>
          <table:table-cell table:formula="of:=[.E562]*[.D563]" office:value-type="float" office:value="3.66673244718841E-086" calcext:value-type="float">
            <text:p>3.66673244718841E-086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1-[.C563]/1000" office:value-type="float" office:value="0.442" calcext:value-type="float">
            <text:p>0.442</text:p>
          </table:table-cell>
          <table:table-cell table:formula="of:=[.E563]*[.D564]" office:value-type="float" office:value="1.62069574165728E-086" calcext:value-type="float">
            <text:p>1.62069574165728E-086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1-[.C564]/1000" office:value-type="float" office:value="0.441" calcext:value-type="float">
            <text:p>0.441</text:p>
          </table:table-cell>
          <table:table-cell table:formula="of:=[.E564]*[.D565]" office:value-type="float" office:value="7.14726822070859E-087" calcext:value-type="float">
            <text:p>7.14726822070859E-087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1-[.C565]/1000" office:value-type="float" office:value="0.44" calcext:value-type="float">
            <text:p>0.44</text:p>
          </table:table-cell>
          <table:table-cell table:formula="of:=[.E565]*[.D566]" office:value-type="float" office:value="3.14479801711178E-087" calcext:value-type="float">
            <text:p>3.14479801711178E-087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1-[.C566]/1000" office:value-type="float" office:value="0.439" calcext:value-type="float">
            <text:p>0.439</text:p>
          </table:table-cell>
          <table:table-cell table:formula="of:=[.E566]*[.D567]" office:value-type="float" office:value="1.38056632951207E-087" calcext:value-type="float">
            <text:p>1.38056632951207E-087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1-[.C567]/1000" office:value-type="float" office:value="0.438" calcext:value-type="float">
            <text:p>0.438</text:p>
          </table:table-cell>
          <table:table-cell table:formula="of:=[.E567]*[.D568]" office:value-type="float" office:value="6.04688052326287E-088" calcext:value-type="float">
            <text:p>6.04688052326287E-088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1-[.C568]/1000" office:value-type="float" office:value="0.437" calcext:value-type="float">
            <text:p>0.437</text:p>
          </table:table-cell>
          <table:table-cell table:formula="of:=[.E568]*[.D569]" office:value-type="float" office:value="2.64248678866587E-088" calcext:value-type="float">
            <text:p>2.64248678866587E-088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1-[.C569]/1000" office:value-type="float" office:value="0.436" calcext:value-type="float">
            <text:p>0.436</text:p>
          </table:table-cell>
          <table:table-cell table:formula="of:=[.E569]*[.D570]" office:value-type="float" office:value="1.15212423985832E-088" calcext:value-type="float">
            <text:p>1.15212423985832E-088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1-[.C570]/1000" office:value-type="float" office:value="0.435" calcext:value-type="float">
            <text:p>0.435</text:p>
          </table:table-cell>
          <table:table-cell table:formula="of:=[.E570]*[.D571]" office:value-type="float" office:value="5.0117404433837E-089" calcext:value-type="float">
            <text:p>5.0117404433837E-089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1-[.C571]/1000" office:value-type="float" office:value="0.434" calcext:value-type="float">
            <text:p>0.434</text:p>
          </table:table-cell>
          <table:table-cell table:formula="of:=[.E571]*[.D572]" office:value-type="float" office:value="2.17509535242853E-089" calcext:value-type="float">
            <text:p>2.17509535242853E-089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1-[.C572]/1000" office:value-type="float" office:value="0.433" calcext:value-type="float">
            <text:p>0.433</text:p>
          </table:table-cell>
          <table:table-cell table:formula="of:=[.E572]*[.D573]" office:value-type="float" office:value="9.41816287601552E-090" calcext:value-type="float">
            <text:p>9.41816287601552E-090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1-[.C573]/1000" office:value-type="float" office:value="0.432" calcext:value-type="float">
            <text:p>0.432</text:p>
          </table:table-cell>
          <table:table-cell table:formula="of:=[.E573]*[.D574]" office:value-type="float" office:value="4.0686463624387E-090" calcext:value-type="float">
            <text:p>4.0686463624387E-090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1-[.C574]/1000" office:value-type="float" office:value="0.431" calcext:value-type="float">
            <text:p>0.431</text:p>
          </table:table-cell>
          <table:table-cell table:formula="of:=[.E574]*[.D575]" office:value-type="float" office:value="1.75358658221108E-090" calcext:value-type="float">
            <text:p>1.75358658221108E-090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1-[.C575]/1000" office:value-type="float" office:value="0.43" calcext:value-type="float">
            <text:p>0.43</text:p>
          </table:table-cell>
          <table:table-cell table:formula="of:=[.E575]*[.D576]" office:value-type="float" office:value="7.54042230350765E-091" calcext:value-type="float">
            <text:p>7.54042230350765E-091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1-[.C576]/1000" office:value-type="float" office:value="0.429" calcext:value-type="float">
            <text:p>0.429</text:p>
          </table:table-cell>
          <table:table-cell table:formula="of:=[.E576]*[.D577]" office:value-type="float" office:value="3.23484116820478E-091" calcext:value-type="float">
            <text:p>3.23484116820478E-091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1-[.C577]/1000" office:value-type="float" office:value="0.428" calcext:value-type="float">
            <text:p>0.428</text:p>
          </table:table-cell>
          <table:table-cell table:formula="of:=[.E577]*[.D578]" office:value-type="float" office:value="1.38451201999165E-091" calcext:value-type="float">
            <text:p>1.38451201999165E-091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1-[.C578]/1000" office:value-type="float" office:value="0.427" calcext:value-type="float">
            <text:p>0.427</text:p>
          </table:table-cell>
          <table:table-cell table:formula="of:=[.E578]*[.D579]" office:value-type="float" office:value="5.91186632536433E-092" calcext:value-type="float">
            <text:p>5.91186632536433E-092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1-[.C579]/1000" office:value-type="float" office:value="0.426" calcext:value-type="float">
            <text:p>0.426</text:p>
          </table:table-cell>
          <table:table-cell table:formula="of:=[.E579]*[.D580]" office:value-type="float" office:value="2.51845505460521E-092" calcext:value-type="float">
            <text:p>2.51845505460521E-092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1-[.C580]/1000" office:value-type="float" office:value="0.425" calcext:value-type="float">
            <text:p>0.425</text:p>
          </table:table-cell>
          <table:table-cell table:formula="of:=[.E580]*[.D581]" office:value-type="float" office:value="1.07034339820721E-092" calcext:value-type="float">
            <text:p>1.07034339820721E-092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1-[.C581]/1000" office:value-type="float" office:value="0.424" calcext:value-type="float">
            <text:p>0.424</text:p>
          </table:table-cell>
          <table:table-cell table:formula="of:=[.E581]*[.D582]" office:value-type="float" office:value="4.53825600839858E-093" calcext:value-type="float">
            <text:p>4.53825600839858E-09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1-[.C582]/1000" office:value-type="float" office:value="0.423" calcext:value-type="float">
            <text:p>0.423</text:p>
          </table:table-cell>
          <table:table-cell table:formula="of:=[.E582]*[.D583]" office:value-type="float" office:value="1.9196822915526E-093" calcext:value-type="float">
            <text:p>1.9196822915526E-09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1-[.C583]/1000" office:value-type="float" office:value="0.422" calcext:value-type="float">
            <text:p>0.422</text:p>
          </table:table-cell>
          <table:table-cell table:formula="of:=[.E583]*[.D584]" office:value-type="float" office:value="8.10105927035198E-094" calcext:value-type="float">
            <text:p>8.10105927035198E-094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1-[.C584]/1000" office:value-type="float" office:value="0.421" calcext:value-type="float">
            <text:p>0.421</text:p>
          </table:table-cell>
          <table:table-cell table:formula="of:=[.E584]*[.D585]" office:value-type="float" office:value="3.41054595281818E-094" calcext:value-type="float">
            <text:p>3.41054595281818E-094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1-[.C585]/1000" office:value-type="float" office:value="0.42" calcext:value-type="float">
            <text:p>0.42</text:p>
          </table:table-cell>
          <table:table-cell table:formula="of:=[.E585]*[.D586]" office:value-type="float" office:value="1.43242930018364E-094" calcext:value-type="float">
            <text:p>1.43242930018364E-094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1-[.C586]/1000" office:value-type="float" office:value="0.419" calcext:value-type="float">
            <text:p>0.419</text:p>
          </table:table-cell>
          <table:table-cell table:formula="of:=[.E586]*[.D587]" office:value-type="float" office:value="6.00187876776944E-095" calcext:value-type="float">
            <text:p>6.00187876776944E-095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1-[.C587]/1000" office:value-type="float" office:value="0.418" calcext:value-type="float">
            <text:p>0.418</text:p>
          </table:table-cell>
          <table:table-cell table:formula="of:=[.E587]*[.D588]" office:value-type="float" office:value="2.50878532492762E-095" calcext:value-type="float">
            <text:p>2.50878532492762E-095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1-[.C588]/1000" office:value-type="float" office:value="0.417" calcext:value-type="float">
            <text:p>0.417</text:p>
          </table:table-cell>
          <table:table-cell table:formula="of:=[.E588]*[.D589]" office:value-type="float" office:value="1.04616348049482E-095" calcext:value-type="float">
            <text:p>1.04616348049482E-095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1-[.C589]/1000" office:value-type="float" office:value="0.416" calcext:value-type="float">
            <text:p>0.416</text:p>
          </table:table-cell>
          <table:table-cell table:formula="of:=[.E589]*[.D590]" office:value-type="float" office:value="4.35204007885845E-096" calcext:value-type="float">
            <text:p>4.35204007885845E-096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1-[.C590]/1000" office:value-type="float" office:value="0.415" calcext:value-type="float">
            <text:p>0.415</text:p>
          </table:table-cell>
          <table:table-cell table:formula="of:=[.E590]*[.D591]" office:value-type="float" office:value="1.80609663272626E-096" calcext:value-type="float">
            <text:p>1.80609663272626E-096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1-[.C591]/1000" office:value-type="float" office:value="0.414" calcext:value-type="float">
            <text:p>0.414</text:p>
          </table:table-cell>
          <table:table-cell table:formula="of:=[.E591]*[.D592]" office:value-type="float" office:value="7.47724005948671E-097" calcext:value-type="float">
            <text:p>7.47724005948671E-097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1-[.C592]/1000" office:value-type="float" office:value="0.413" calcext:value-type="float">
            <text:p>0.413</text:p>
          </table:table-cell>
          <table:table-cell table:formula="of:=[.E592]*[.D593]" office:value-type="float" office:value="3.08810014456801E-097" calcext:value-type="float">
            <text:p>3.08810014456801E-097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1-[.C593]/1000" office:value-type="float" office:value="0.412" calcext:value-type="float">
            <text:p>0.412</text:p>
          </table:table-cell>
          <table:table-cell table:formula="of:=[.E593]*[.D594]" office:value-type="float" office:value="1.27229725956202E-097" calcext:value-type="float">
            <text:p>1.27229725956202E-097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1-[.C594]/1000" office:value-type="float" office:value="0.411" calcext:value-type="float">
            <text:p>0.411</text:p>
          </table:table-cell>
          <table:table-cell table:formula="of:=[.E594]*[.D595]" office:value-type="float" office:value="5.2291417367999E-098" calcext:value-type="float">
            <text:p>5.2291417367999E-098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1-[.C595]/1000" office:value-type="float" office:value="0.41" calcext:value-type="float">
            <text:p>0.41</text:p>
          </table:table-cell>
          <table:table-cell table:formula="of:=[.E595]*[.D596]" office:value-type="float" office:value="2.14394811208796E-098" calcext:value-type="float">
            <text:p>2.14394811208796E-098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1-[.C596]/1000" office:value-type="float" office:value="0.409" calcext:value-type="float">
            <text:p>0.409</text:p>
          </table:table-cell>
          <table:table-cell table:formula="of:=[.E596]*[.D597]" office:value-type="float" office:value="8.76874777843976E-099" calcext:value-type="float">
            <text:p>8.76874777843976E-099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1-[.C597]/1000" office:value-type="float" office:value="0.408" calcext:value-type="float">
            <text:p>0.408</text:p>
          </table:table-cell>
          <table:table-cell table:formula="of:=[.E597]*[.D598]" office:value-type="float" office:value="3.57764909360342E-099" calcext:value-type="float">
            <text:p>3.57764909360342E-099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1-[.C598]/1000" office:value-type="float" office:value="0.407" calcext:value-type="float">
            <text:p>0.407</text:p>
          </table:table-cell>
          <table:table-cell table:formula="of:=[.E598]*[.D599]" office:value-type="float" office:value="1.45610318109659E-099" calcext:value-type="float">
            <text:p>1.45610318109659E-099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1-[.C599]/1000" office:value-type="float" office:value="0.406" calcext:value-type="float">
            <text:p>0.406</text:p>
          </table:table-cell>
          <table:table-cell table:formula="of:=[.E599]*[.D600]" office:value-type="float" office:value="5.91177891525217E-100" calcext:value-type="float">
            <text:p>5.91177891525217E-100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1-[.C600]/1000" office:value-type="float" office:value="0.405" calcext:value-type="float">
            <text:p>0.405</text:p>
          </table:table-cell>
          <table:table-cell table:formula="of:=[.E600]*[.D601]" office:value-type="float" office:value="2.39427046067713E-100" calcext:value-type="float">
            <text:p>2.39427046067713E-100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1-[.C601]/1000" office:value-type="float" office:value="0.404" calcext:value-type="float">
            <text:p>0.404</text:p>
          </table:table-cell>
          <table:table-cell table:formula="of:=[.E601]*[.D602]" office:value-type="float" office:value="9.6728526611356E-101" calcext:value-type="float">
            <text:p>9.6728526611356E-101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1-[.C602]/1000" office:value-type="float" office:value="0.403" calcext:value-type="float">
            <text:p>0.403</text:p>
          </table:table-cell>
          <table:table-cell table:formula="of:=[.E602]*[.D603]" office:value-type="float" office:value="3.89815962243764E-101" calcext:value-type="float">
            <text:p>3.89815962243764E-101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1-[.C603]/1000" office:value-type="float" office:value="0.402" calcext:value-type="float">
            <text:p>0.402</text:p>
          </table:table-cell>
          <table:table-cell table:formula="of:=[.E603]*[.D604]" office:value-type="float" office:value="1.56706016821993E-101" calcext:value-type="float">
            <text:p>1.56706016821993E-101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1-[.C604]/1000" office:value-type="float" office:value="0.401" calcext:value-type="float">
            <text:p>0.401</text:p>
          </table:table-cell>
          <table:table-cell table:formula="of:=[.E604]*[.D605]" office:value-type="float" office:value="6.28391127456193E-102" calcext:value-type="float">
            <text:p>6.28391127456193E-102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1-[.C605]/1000" office:value-type="float" office:value="0.4" calcext:value-type="float">
            <text:p>0.4</text:p>
          </table:table-cell>
          <table:table-cell table:formula="of:=[.E605]*[.D606]" office:value-type="float" office:value="2.51356450982477E-102" calcext:value-type="float">
            <text:p>2.51356450982477E-102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1-[.C606]/1000" office:value-type="float" office:value="0.399" calcext:value-type="float">
            <text:p>0.399</text:p>
          </table:table-cell>
          <table:table-cell table:formula="of:=[.E606]*[.D607]" office:value-type="float" office:value="1.00291223942008E-102" calcext:value-type="float">
            <text:p>1.00291223942008E-102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1-[.C607]/1000" office:value-type="float" office:value="0.398" calcext:value-type="float">
            <text:p>0.398</text:p>
          </table:table-cell>
          <table:table-cell table:formula="of:=[.E607]*[.D608]" office:value-type="float" office:value="3.99159071289194E-103" calcext:value-type="float">
            <text:p>3.99159071289194E-10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1-[.C608]/1000" office:value-type="float" office:value="0.397" calcext:value-type="float">
            <text:p>0.397</text:p>
          </table:table-cell>
          <table:table-cell table:formula="of:=[.E608]*[.D609]" office:value-type="float" office:value="1.5846615130181E-103" calcext:value-type="float">
            <text:p>1.5846615130181E-10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1-[.C609]/1000" office:value-type="float" office:value="0.396" calcext:value-type="float">
            <text:p>0.396</text:p>
          </table:table-cell>
          <table:table-cell table:formula="of:=[.E609]*[.D610]" office:value-type="float" office:value="6.27525959155167E-104" calcext:value-type="float">
            <text:p>6.27525959155167E-104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1-[.C610]/1000" office:value-type="float" office:value="0.395" calcext:value-type="float">
            <text:p>0.395</text:p>
          </table:table-cell>
          <table:table-cell table:formula="of:=[.E610]*[.D611]" office:value-type="float" office:value="2.47872753866291E-104" calcext:value-type="float">
            <text:p>2.47872753866291E-104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1-[.C611]/1000" office:value-type="float" office:value="0.394" calcext:value-type="float">
            <text:p>0.394</text:p>
          </table:table-cell>
          <table:table-cell table:formula="of:=[.E611]*[.D612]" office:value-type="float" office:value="9.76618650233187E-105" calcext:value-type="float">
            <text:p>9.76618650233187E-105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1-[.C612]/1000" office:value-type="float" office:value="0.393" calcext:value-type="float">
            <text:p>0.393</text:p>
          </table:table-cell>
          <table:table-cell table:formula="of:=[.E612]*[.D613]" office:value-type="float" office:value="3.83811129541643E-105" calcext:value-type="float">
            <text:p>3.83811129541643E-105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1-[.C613]/1000" office:value-type="float" office:value="0.392" calcext:value-type="float">
            <text:p>0.392</text:p>
          </table:table-cell>
          <table:table-cell table:formula="of:=[.E613]*[.D614]" office:value-type="float" office:value="1.50453962780324E-105" calcext:value-type="float">
            <text:p>1.50453962780324E-105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1-[.C614]/1000" office:value-type="float" office:value="0.391" calcext:value-type="float">
            <text:p>0.391</text:p>
          </table:table-cell>
          <table:table-cell table:formula="of:=[.E614]*[.D615]" office:value-type="float" office:value="5.88274994471066E-106" calcext:value-type="float">
            <text:p>5.88274994471066E-106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1-[.C615]/1000" office:value-type="float" office:value="0.39" calcext:value-type="float">
            <text:p>0.39</text:p>
          </table:table-cell>
          <table:table-cell table:formula="of:=[.E615]*[.D616]" office:value-type="float" office:value="2.29427247843716E-106" calcext:value-type="float">
            <text:p>2.29427247843716E-106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1-[.C616]/1000" office:value-type="float" office:value="0.389" calcext:value-type="float">
            <text:p>0.389</text:p>
          </table:table-cell>
          <table:table-cell table:formula="of:=[.E616]*[.D617]" office:value-type="float" office:value="8.92471994112055E-107" calcext:value-type="float">
            <text:p>8.92471994112055E-107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1-[.C617]/1000" office:value-type="float" office:value="0.388" calcext:value-type="float">
            <text:p>0.388</text:p>
          </table:table-cell>
          <table:table-cell table:formula="of:=[.E617]*[.D618]" office:value-type="float" office:value="3.46279133715477E-107" calcext:value-type="float">
            <text:p>3.46279133715477E-107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1-[.C618]/1000" office:value-type="float" office:value="0.387" calcext:value-type="float">
            <text:p>0.387</text:p>
          </table:table-cell>
          <table:table-cell table:formula="of:=[.E618]*[.D619]" office:value-type="float" office:value="1.3401002474789E-107" calcext:value-type="float">
            <text:p>1.3401002474789E-107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1-[.C619]/1000" office:value-type="float" office:value="0.386" calcext:value-type="float">
            <text:p>0.386</text:p>
          </table:table-cell>
          <table:table-cell table:formula="of:=[.E619]*[.D620]" office:value-type="float" office:value="5.17278695526854E-108" calcext:value-type="float">
            <text:p>5.17278695526854E-108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1-[.C620]/1000" office:value-type="float" office:value="0.385" calcext:value-type="float">
            <text:p>0.385</text:p>
          </table:table-cell>
          <table:table-cell table:formula="of:=[.E620]*[.D621]" office:value-type="float" office:value="1.99152297777839E-108" calcext:value-type="float">
            <text:p>1.99152297777839E-108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1-[.C621]/1000" office:value-type="float" office:value="0.384" calcext:value-type="float">
            <text:p>0.384</text:p>
          </table:table-cell>
          <table:table-cell table:formula="of:=[.E621]*[.D622]" office:value-type="float" office:value="7.64744823466901E-109" calcext:value-type="float">
            <text:p>7.64744823466901E-109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1-[.C622]/1000" office:value-type="float" office:value="0.383" calcext:value-type="float">
            <text:p>0.383</text:p>
          </table:table-cell>
          <table:table-cell table:formula="of:=[.E622]*[.D623]" office:value-type="float" office:value="2.92897267387823E-109" calcext:value-type="float">
            <text:p>2.92897267387823E-109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1-[.C623]/1000" office:value-type="float" office:value="0.382" calcext:value-type="float">
            <text:p>0.382</text:p>
          </table:table-cell>
          <table:table-cell table:formula="of:=[.E623]*[.D624]" office:value-type="float" office:value="1.11886756142148E-109" calcext:value-type="float">
            <text:p>1.11886756142148E-109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1-[.C624]/1000" office:value-type="float" office:value="0.381" calcext:value-type="float">
            <text:p>0.381</text:p>
          </table:table-cell>
          <table:table-cell table:formula="of:=[.E624]*[.D625]" office:value-type="float" office:value="4.26288540901586E-110" calcext:value-type="float">
            <text:p>4.26288540901586E-110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1-[.C625]/1000" office:value-type="float" office:value="0.38" calcext:value-type="float">
            <text:p>0.38</text:p>
          </table:table-cell>
          <table:table-cell table:formula="of:=[.E625]*[.D626]" office:value-type="float" office:value="1.61989645542603E-110" calcext:value-type="float">
            <text:p>1.61989645542603E-110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1-[.C626]/1000" office:value-type="float" office:value="0.379" calcext:value-type="float">
            <text:p>0.379</text:p>
          </table:table-cell>
          <table:table-cell table:formula="of:=[.E626]*[.D627]" office:value-type="float" office:value="6.13940756606464E-111" calcext:value-type="float">
            <text:p>6.13940756606464E-111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1-[.C627]/1000" office:value-type="float" office:value="0.378" calcext:value-type="float">
            <text:p>0.378</text:p>
          </table:table-cell>
          <table:table-cell table:formula="of:=[.E627]*[.D628]" office:value-type="float" office:value="2.32069605997243E-111" calcext:value-type="float">
            <text:p>2.32069605997243E-111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1-[.C628]/1000" office:value-type="float" office:value="0.377" calcext:value-type="float">
            <text:p>0.377</text:p>
          </table:table-cell>
          <table:table-cell table:formula="of:=[.E628]*[.D629]" office:value-type="float" office:value="8.74902414609607E-112" calcext:value-type="float">
            <text:p>8.74902414609607E-112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1-[.C629]/1000" office:value-type="float" office:value="0.376" calcext:value-type="float">
            <text:p>0.376</text:p>
          </table:table-cell>
          <table:table-cell table:formula="of:=[.E629]*[.D630]" office:value-type="float" office:value="3.28963307893212E-112" calcext:value-type="float">
            <text:p>3.28963307893212E-112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1-[.C630]/1000" office:value-type="float" office:value="0.375" calcext:value-type="float">
            <text:p>0.375</text:p>
          </table:table-cell>
          <table:table-cell table:formula="of:=[.E630]*[.D631]" office:value-type="float" office:value="1.23361240459955E-112" calcext:value-type="float">
            <text:p>1.23361240459955E-112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1-[.C631]/1000" office:value-type="float" office:value="0.374" calcext:value-type="float">
            <text:p>0.374</text:p>
          </table:table-cell>
          <table:table-cell table:formula="of:=[.E631]*[.D632]" office:value-type="float" office:value="4.6137103932023E-113" calcext:value-type="float">
            <text:p>4.6137103932023E-1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1-[.C632]/1000" office:value-type="float" office:value="0.373" calcext:value-type="float">
            <text:p>0.373</text:p>
          </table:table-cell>
          <table:table-cell table:formula="of:=[.E632]*[.D633]" office:value-type="float" office:value="1.72091397666446E-113" calcext:value-type="float">
            <text:p>1.72091397666446E-1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1-[.C633]/1000" office:value-type="float" office:value="0.372" calcext:value-type="float">
            <text:p>0.372</text:p>
          </table:table-cell>
          <table:table-cell table:formula="of:=[.E633]*[.D634]" office:value-type="float" office:value="6.40179999319179E-114" calcext:value-type="float">
            <text:p>6.40179999319179E-114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1-[.C634]/1000" office:value-type="float" office:value="0.371" calcext:value-type="float">
            <text:p>0.371</text:p>
          </table:table-cell>
          <table:table-cell table:formula="of:=[.E634]*[.D635]" office:value-type="float" office:value="2.37506779747415E-114" calcext:value-type="float">
            <text:p>2.37506779747415E-114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1-[.C635]/1000" office:value-type="float" office:value="0.37" calcext:value-type="float">
            <text:p>0.37</text:p>
          </table:table-cell>
          <table:table-cell table:formula="of:=[.E635]*[.D636]" office:value-type="float" office:value="8.78775085065436E-115" calcext:value-type="float">
            <text:p>8.78775085065436E-115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1-[.C636]/1000" office:value-type="float" office:value="0.369" calcext:value-type="float">
            <text:p>0.369</text:p>
          </table:table-cell>
          <table:table-cell table:formula="of:=[.E636]*[.D637]" office:value-type="float" office:value="3.24268006389146E-115" calcext:value-type="float">
            <text:p>3.24268006389146E-115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1-[.C637]/1000" office:value-type="float" office:value="0.368" calcext:value-type="float">
            <text:p>0.368</text:p>
          </table:table-cell>
          <table:table-cell table:formula="of:=[.E637]*[.D638]" office:value-type="float" office:value="1.19330626351206E-115" calcext:value-type="float">
            <text:p>1.19330626351206E-115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1-[.C638]/1000" office:value-type="float" office:value="0.367" calcext:value-type="float">
            <text:p>0.367</text:p>
          </table:table-cell>
          <table:table-cell table:formula="of:=[.E638]*[.D639]" office:value-type="float" office:value="4.37943398708925E-116" calcext:value-type="float">
            <text:p>4.37943398708925E-116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1-[.C639]/1000" office:value-type="float" office:value="0.366" calcext:value-type="float">
            <text:p>0.366</text:p>
          </table:table-cell>
          <table:table-cell table:formula="of:=[.E639]*[.D640]" office:value-type="float" office:value="1.60287283927467E-116" calcext:value-type="float">
            <text:p>1.60287283927467E-116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1-[.C640]/1000" office:value-type="float" office:value="0.365" calcext:value-type="float">
            <text:p>0.365</text:p>
          </table:table-cell>
          <table:table-cell table:formula="of:=[.E640]*[.D641]" office:value-type="float" office:value="5.85048586335253E-117" calcext:value-type="float">
            <text:p>5.85048586335253E-117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1-[.C641]/1000" office:value-type="float" office:value="0.364" calcext:value-type="float">
            <text:p>0.364</text:p>
          </table:table-cell>
          <table:table-cell table:formula="of:=[.E641]*[.D642]" office:value-type="float" office:value="2.12957685426032E-117" calcext:value-type="float">
            <text:p>2.12957685426032E-117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1-[.C642]/1000" office:value-type="float" office:value="0.363" calcext:value-type="float">
            <text:p>0.363</text:p>
          </table:table-cell>
          <table:table-cell table:formula="of:=[.E642]*[.D643]" office:value-type="float" office:value="7.73036398096496E-118" calcext:value-type="float">
            <text:p>7.73036398096496E-118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1-[.C643]/1000" office:value-type="float" office:value="0.362" calcext:value-type="float">
            <text:p>0.362</text:p>
          </table:table-cell>
          <table:table-cell table:formula="of:=[.E643]*[.D644]" office:value-type="float" office:value="2.79839176110932E-118" calcext:value-type="float">
            <text:p>2.79839176110932E-118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1-[.C644]/1000" office:value-type="float" office:value="0.361" calcext:value-type="float">
            <text:p>0.361</text:p>
          </table:table-cell>
          <table:table-cell table:formula="of:=[.E644]*[.D645]" office:value-type="float" office:value="1.01021942576046E-118" calcext:value-type="float">
            <text:p>1.01021942576046E-118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1-[.C645]/1000" office:value-type="float" office:value="0.36" calcext:value-type="float">
            <text:p>0.36</text:p>
          </table:table-cell>
          <table:table-cell table:formula="of:=[.E645]*[.D646]" office:value-type="float" office:value="3.63678993273767E-119" calcext:value-type="float">
            <text:p>3.63678993273767E-119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1-[.C646]/1000" office:value-type="float" office:value="0.359" calcext:value-type="float">
            <text:p>0.359</text:p>
          </table:table-cell>
          <table:table-cell table:formula="of:=[.E646]*[.D647]" office:value-type="float" office:value="1.30560758585282E-119" calcext:value-type="float">
            <text:p>1.30560758585282E-119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1-[.C647]/1000" office:value-type="float" office:value="0.358" calcext:value-type="float">
            <text:p>0.358</text:p>
          </table:table-cell>
          <table:table-cell table:formula="of:=[.E647]*[.D648]" office:value-type="float" office:value="4.67407515735311E-120" calcext:value-type="float">
            <text:p>4.67407515735311E-120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1-[.C648]/1000" office:value-type="float" office:value="0.357" calcext:value-type="float">
            <text:p>0.357</text:p>
          </table:table-cell>
          <table:table-cell table:formula="of:=[.E648]*[.D649]" office:value-type="float" office:value="1.66864483117506E-120" calcext:value-type="float">
            <text:p>1.66864483117506E-120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1-[.C649]/1000" office:value-type="float" office:value="0.356" calcext:value-type="float">
            <text:p>0.356</text:p>
          </table:table-cell>
          <table:table-cell table:formula="of:=[.E649]*[.D650]" office:value-type="float" office:value="5.94037559898321E-121" calcext:value-type="float">
            <text:p>5.94037559898321E-121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1-[.C650]/1000" office:value-type="float" office:value="0.355" calcext:value-type="float">
            <text:p>0.355</text:p>
          </table:table-cell>
          <table:table-cell table:formula="of:=[.E650]*[.D651]" office:value-type="float" office:value="2.10883333763904E-121" calcext:value-type="float">
            <text:p>2.10883333763904E-121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1-[.C651]/1000" office:value-type="float" office:value="0.354" calcext:value-type="float">
            <text:p>0.354</text:p>
          </table:table-cell>
          <table:table-cell table:formula="of:=[.E651]*[.D652]" office:value-type="float" office:value="7.4652700152422E-122" calcext:value-type="float">
            <text:p>7.4652700152422E-122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1-[.C652]/1000" office:value-type="float" office:value="0.353" calcext:value-type="float">
            <text:p>0.353</text:p>
          </table:table-cell>
          <table:table-cell table:formula="of:=[.E652]*[.D653]" office:value-type="float" office:value="2.63524031538049E-122" calcext:value-type="float">
            <text:p>2.63524031538049E-122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1-[.C653]/1000" office:value-type="float" office:value="0.352" calcext:value-type="float">
            <text:p>0.352</text:p>
          </table:table-cell>
          <table:table-cell table:formula="of:=[.E653]*[.D654]" office:value-type="float" office:value="9.27604591013934E-123" calcext:value-type="float">
            <text:p>9.27604591013934E-12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1-[.C654]/1000" office:value-type="float" office:value="0.351" calcext:value-type="float">
            <text:p>0.351</text:p>
          </table:table-cell>
          <table:table-cell table:formula="of:=[.E654]*[.D655]" office:value-type="float" office:value="3.25589211445891E-123" calcext:value-type="float">
            <text:p>3.25589211445891E-12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1-[.C655]/1000" office:value-type="float" office:value="0.35" calcext:value-type="float">
            <text:p>0.35</text:p>
          </table:table-cell>
          <table:table-cell table:formula="of:=[.E655]*[.D656]" office:value-type="float" office:value="1.13956224006062E-123" calcext:value-type="float">
            <text:p>1.13956224006062E-12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1-[.C656]/1000" office:value-type="float" office:value="0.349" calcext:value-type="float">
            <text:p>0.349</text:p>
          </table:table-cell>
          <table:table-cell table:formula="of:=[.E656]*[.D657]" office:value-type="float" office:value="3.97707221781156E-124" calcext:value-type="float">
            <text:p>3.97707221781156E-124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1-[.C657]/1000" office:value-type="float" office:value="0.348" calcext:value-type="float">
            <text:p>0.348</text:p>
          </table:table-cell>
          <table:table-cell table:formula="of:=[.E657]*[.D658]" office:value-type="float" office:value="1.38402113179842E-124" calcext:value-type="float">
            <text:p>1.38402113179842E-124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1-[.C658]/1000" office:value-type="float" office:value="0.347" calcext:value-type="float">
            <text:p>0.347</text:p>
          </table:table-cell>
          <table:table-cell table:formula="of:=[.E658]*[.D659]" office:value-type="float" office:value="4.80255332734052E-125" calcext:value-type="float">
            <text:p>4.80255332734052E-125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1-[.C659]/1000" office:value-type="float" office:value="0.346" calcext:value-type="float">
            <text:p>0.346</text:p>
          </table:table-cell>
          <table:table-cell table:formula="of:=[.E659]*[.D660]" office:value-type="float" office:value="1.66168345125982E-125" calcext:value-type="float">
            <text:p>1.66168345125982E-125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1-[.C660]/1000" office:value-type="float" office:value="0.345" calcext:value-type="float">
            <text:p>0.345</text:p>
          </table:table-cell>
          <table:table-cell table:formula="of:=[.E660]*[.D661]" office:value-type="float" office:value="5.73280790684638E-126" calcext:value-type="float">
            <text:p>5.73280790684638E-126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1-[.C661]/1000" office:value-type="float" office:value="0.344" calcext:value-type="float">
            <text:p>0.344</text:p>
          </table:table-cell>
          <table:table-cell table:formula="of:=[.E661]*[.D662]" office:value-type="float" office:value="1.97208591995515E-126" calcext:value-type="float">
            <text:p>1.97208591995515E-126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1-[.C662]/1000" office:value-type="float" office:value="0.343" calcext:value-type="float">
            <text:p>0.343</text:p>
          </table:table-cell>
          <table:table-cell table:formula="of:=[.E662]*[.D663]" office:value-type="float" office:value="6.76425470544618E-127" calcext:value-type="float">
            <text:p>6.76425470544618E-127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1-[.C663]/1000" office:value-type="float" office:value="0.342" calcext:value-type="float">
            <text:p>0.342</text:p>
          </table:table-cell>
          <table:table-cell table:formula="of:=[.E663]*[.D664]" office:value-type="float" office:value="2.31337510926259E-127" calcext:value-type="float">
            <text:p>2.31337510926259E-127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1-[.C664]/1000" office:value-type="float" office:value="0.341" calcext:value-type="float">
            <text:p>0.341</text:p>
          </table:table-cell>
          <table:table-cell table:formula="of:=[.E664]*[.D665]" office:value-type="float" office:value="7.88860912258544E-128" calcext:value-type="float">
            <text:p>7.88860912258544E-128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1-[.C665]/1000" office:value-type="float" office:value="0.34" calcext:value-type="float">
            <text:p>0.34</text:p>
          </table:table-cell>
          <table:table-cell table:formula="of:=[.E665]*[.D666]" office:value-type="float" office:value="2.68212710167905E-128" calcext:value-type="float">
            <text:p>2.68212710167905E-128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1-[.C666]/1000" office:value-type="float" office:value="0.339" calcext:value-type="float">
            <text:p>0.339</text:p>
          </table:table-cell>
          <table:table-cell table:formula="of:=[.E666]*[.D667]" office:value-type="float" office:value="9.09241087469198E-129" calcext:value-type="float">
            <text:p>9.09241087469198E-129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1-[.C667]/1000" office:value-type="float" office:value="0.338" calcext:value-type="float">
            <text:p>0.338</text:p>
          </table:table-cell>
          <table:table-cell table:formula="of:=[.E667]*[.D668]" office:value-type="float" office:value="3.07323487564589E-129" calcext:value-type="float">
            <text:p>3.07323487564589E-129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1-[.C668]/1000" office:value-type="float" office:value="0.337" calcext:value-type="float">
            <text:p>0.337</text:p>
          </table:table-cell>
          <table:table-cell table:formula="of:=[.E668]*[.D669]" office:value-type="float" office:value="1.03568015309266E-129" calcext:value-type="float">
            <text:p>1.03568015309266E-129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1-[.C669]/1000" office:value-type="float" office:value="0.336" calcext:value-type="float">
            <text:p>0.336</text:p>
          </table:table-cell>
          <table:table-cell table:formula="of:=[.E669]*[.D670]" office:value-type="float" office:value="3.47988531439135E-130" calcext:value-type="float">
            <text:p>3.47988531439135E-130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1-[.C670]/1000" office:value-type="float" office:value="0.335" calcext:value-type="float">
            <text:p>0.335</text:p>
          </table:table-cell>
          <table:table-cell table:formula="of:=[.E670]*[.D671]" office:value-type="float" office:value="1.1657615803211E-130" calcext:value-type="float">
            <text:p>1.1657615803211E-130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1-[.C671]/1000" office:value-type="float" office:value="0.334" calcext:value-type="float">
            <text:p>0.334</text:p>
          </table:table-cell>
          <table:table-cell table:formula="of:=[.E671]*[.D672]" office:value-type="float" office:value="3.89364367827248E-131" calcext:value-type="float">
            <text:p>3.89364367827248E-131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1-[.C672]/1000" office:value-type="float" office:value="0.333" calcext:value-type="float">
            <text:p>0.333</text:p>
          </table:table-cell>
          <table:table-cell table:formula="of:=[.E672]*[.D673]" office:value-type="float" office:value="1.29658334486474E-131" calcext:value-type="float">
            <text:p>1.29658334486474E-131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1-[.C673]/1000" office:value-type="float" office:value="0.332" calcext:value-type="float">
            <text:p>0.332</text:p>
          </table:table-cell>
          <table:table-cell table:formula="of:=[.E673]*[.D674]" office:value-type="float" office:value="4.30465670495093E-132" calcext:value-type="float">
            <text:p>4.30465670495093E-132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1-[.C674]/1000" office:value-type="float" office:value="0.331" calcext:value-type="float">
            <text:p>0.331</text:p>
          </table:table-cell>
          <table:table-cell table:formula="of:=[.E674]*[.D675]" office:value-type="float" office:value="1.42484136933876E-132" calcext:value-type="float">
            <text:p>1.42484136933876E-132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1-[.C675]/1000" office:value-type="float" office:value="0.33" calcext:value-type="float">
            <text:p>0.33</text:p>
          </table:table-cell>
          <table:table-cell table:formula="of:=[.E675]*[.D676]" office:value-type="float" office:value="4.70197651881789E-133" calcext:value-type="float">
            <text:p>4.70197651881789E-13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1-[.C676]/1000" office:value-type="float" office:value="0.329" calcext:value-type="float">
            <text:p>0.329</text:p>
          </table:table-cell>
          <table:table-cell table:formula="of:=[.E676]*[.D677]" office:value-type="float" office:value="1.54695027469109E-133" calcext:value-type="float">
            <text:p>1.54695027469109E-13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1-[.C677]/1000" office:value-type="float" office:value="0.328" calcext:value-type="float">
            <text:p>0.328</text:p>
          </table:table-cell>
          <table:table-cell table:formula="of:=[.E677]*[.D678]" office:value-type="float" office:value="5.07399690098677E-134" calcext:value-type="float">
            <text:p>5.07399690098677E-134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1-[.C678]/1000" office:value-type="float" office:value="0.327" calcext:value-type="float">
            <text:p>0.327</text:p>
          </table:table-cell>
          <table:table-cell table:formula="of:=[.E678]*[.D679]" office:value-type="float" office:value="1.65919698662267E-134" calcext:value-type="float">
            <text:p>1.65919698662267E-134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1-[.C679]/1000" office:value-type="float" office:value="0.326" calcext:value-type="float">
            <text:p>0.326</text:p>
          </table:table-cell>
          <table:table-cell table:formula="of:=[.E679]*[.D680]" office:value-type="float" office:value="5.40898217638991E-135" calcext:value-type="float">
            <text:p>5.40898217638991E-135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1-[.C680]/1000" office:value-type="float" office:value="0.325" calcext:value-type="float">
            <text:p>0.325</text:p>
          </table:table-cell>
          <table:table-cell table:formula="of:=[.E680]*[.D681]" office:value-type="float" office:value="1.75791920732672E-135" calcext:value-type="float">
            <text:p>1.75791920732672E-135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1-[.C681]/1000" office:value-type="float" office:value="0.324" calcext:value-type="float">
            <text:p>0.324</text:p>
          </table:table-cell>
          <table:table-cell table:formula="of:=[.E681]*[.D682]" office:value-type="float" office:value="5.69565823173857E-136" calcext:value-type="float">
            <text:p>5.69565823173857E-136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1-[.C682]/1000" office:value-type="float" office:value="0.323" calcext:value-type="float">
            <text:p>0.323</text:p>
          </table:table-cell>
          <table:table-cell table:formula="of:=[.E682]*[.D683]" office:value-type="float" office:value="1.83969760885156E-136" calcext:value-type="float">
            <text:p>1.83969760885156E-136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1-[.C683]/1000" office:value-type="float" office:value="0.322" calcext:value-type="float">
            <text:p>0.322</text:p>
          </table:table-cell>
          <table:table-cell table:formula="of:=[.E683]*[.D684]" office:value-type="float" office:value="5.92382630050202E-137" calcext:value-type="float">
            <text:p>5.92382630050202E-137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1-[.C684]/1000" office:value-type="float" office:value="0.321" calcext:value-type="float">
            <text:p>0.321</text:p>
          </table:table-cell>
          <table:table-cell table:formula="of:=[.E684]*[.D685]" office:value-type="float" office:value="1.90154824246115E-137" calcext:value-type="float">
            <text:p>1.90154824246115E-137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1-[.C685]/1000" office:value-type="float" office:value="0.32" calcext:value-type="float">
            <text:p>0.32</text:p>
          </table:table-cell>
          <table:table-cell table:formula="of:=[.E685]*[.D686]" office:value-type="float" office:value="6.08495437587567E-138" calcext:value-type="float">
            <text:p>6.08495437587567E-138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1-[.C686]/1000" office:value-type="float" office:value="0.319" calcext:value-type="float">
            <text:p>0.319</text:p>
          </table:table-cell>
          <table:table-cell table:formula="of:=[.E686]*[.D687]" office:value-type="float" office:value="1.94110044590434E-138" calcext:value-type="float">
            <text:p>1.94110044590434E-138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1-[.C687]/1000" office:value-type="float" office:value="0.318" calcext:value-type="float">
            <text:p>0.318</text:p>
          </table:table-cell>
          <table:table-cell table:formula="of:=[.E687]*[.D688]" office:value-type="float" office:value="6.1726994179758E-139" calcext:value-type="float">
            <text:p>6.1726994179758E-139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1-[.C688]/1000" office:value-type="float" office:value="0.317" calcext:value-type="float">
            <text:p>0.317</text:p>
          </table:table-cell>
          <table:table-cell table:formula="of:=[.E688]*[.D689]" office:value-type="float" office:value="1.95674571549833E-139" calcext:value-type="float">
            <text:p>1.95674571549833E-139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1-[.C689]/1000" office:value-type="float" office:value="0.316" calcext:value-type="float">
            <text:p>0.316</text:p>
          </table:table-cell>
          <table:table-cell table:formula="of:=[.E689]*[.D690]" office:value-type="float" office:value="6.18331646097472E-140" calcext:value-type="float">
            <text:p>6.18331646097472E-140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1-[.C690]/1000" office:value-type="float" office:value="0.315" calcext:value-type="float">
            <text:p>0.315</text:p>
          </table:table-cell>
          <table:table-cell table:formula="of:=[.E690]*[.D691]" office:value-type="float" office:value="1.94774468520703E-140" calcext:value-type="float">
            <text:p>1.94774468520703E-140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1-[.C691]/1000" office:value-type="float" office:value="0.314" calcext:value-type="float">
            <text:p>0.314</text:p>
          </table:table-cell>
          <table:table-cell table:formula="of:=[.E691]*[.D692]" office:value-type="float" office:value="6.11591831155009E-141" calcext:value-type="float">
            <text:p>6.11591831155009E-141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1-[.C692]/1000" office:value-type="float" office:value="0.313" calcext:value-type="float">
            <text:p>0.313</text:p>
          </table:table-cell>
          <table:table-cell table:formula="of:=[.E692]*[.D693]" office:value-type="float" office:value="1.91428243151518E-141" calcext:value-type="float">
            <text:p>1.91428243151518E-141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1-[.C693]/1000" office:value-type="float" office:value="0.312" calcext:value-type="float">
            <text:p>0.312</text:p>
          </table:table-cell>
          <table:table-cell table:formula="of:=[.E693]*[.D694]" office:value-type="float" office:value="5.97256118632735E-142" calcext:value-type="float">
            <text:p>5.97256118632735E-142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1-[.C694]/1000" office:value-type="float" office:value="0.311" calcext:value-type="float">
            <text:p>0.311</text:p>
          </table:table-cell>
          <table:table-cell table:formula="of:=[.E694]*[.D695]" office:value-type="float" office:value="1.85746652894781E-142" calcext:value-type="float">
            <text:p>1.85746652894781E-142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1-[.C695]/1000" office:value-type="float" office:value="0.31" calcext:value-type="float">
            <text:p>0.31</text:p>
          </table:table-cell>
          <table:table-cell table:formula="of:=[.E695]*[.D696]" office:value-type="float" office:value="5.7581462397382E-143" calcext:value-type="float">
            <text:p>5.7581462397382E-14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1-[.C696]/1000" office:value-type="float" office:value="0.309" calcext:value-type="float">
            <text:p>0.309</text:p>
          </table:table-cell>
          <table:table-cell table:formula="of:=[.E696]*[.D697]" office:value-type="float" office:value="1.77926718807911E-143" calcext:value-type="float">
            <text:p>1.77926718807911E-14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1-[.C697]/1000" office:value-type="float" office:value="0.308" calcext:value-type="float">
            <text:p>0.308</text:p>
          </table:table-cell>
          <table:table-cell table:formula="of:=[.E697]*[.D698]" office:value-type="float" office:value="5.48014293928365E-144" calcext:value-type="float">
            <text:p>5.48014293928365E-144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1-[.C698]/1000" office:value-type="float" office:value="0.307" calcext:value-type="float">
            <text:p>0.307</text:p>
          </table:table-cell>
          <table:table-cell table:formula="of:=[.E698]*[.D699]" office:value-type="float" office:value="1.68240388236008E-144" calcext:value-type="float">
            <text:p>1.68240388236008E-144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1-[.C699]/1000" office:value-type="float" office:value="0.306" calcext:value-type="float">
            <text:p>0.306</text:p>
          </table:table-cell>
          <table:table-cell table:formula="of:=[.E699]*[.D700]" office:value-type="float" office:value="5.14815588002184E-145" calcext:value-type="float">
            <text:p>5.14815588002184E-145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1-[.C700]/1000" office:value-type="float" office:value="0.305" calcext:value-type="float">
            <text:p>0.305</text:p>
          </table:table-cell>
          <table:table-cell table:formula="of:=[.E700]*[.D701]" office:value-type="float" office:value="1.57018754340666E-145" calcext:value-type="float">
            <text:p>1.57018754340666E-145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1-[.C701]/1000" office:value-type="float" office:value="0.304" calcext:value-type="float">
            <text:p>0.304</text:p>
          </table:table-cell>
          <table:table-cell table:formula="of:=[.E701]*[.D702]" office:value-type="float" office:value="4.77337013195626E-146" calcext:value-type="float">
            <text:p>4.77337013195626E-146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1-[.C702]/1000" office:value-type="float" office:value="0.303" calcext:value-type="float">
            <text:p>0.303</text:p>
          </table:table-cell>
          <table:table-cell table:formula="of:=[.E702]*[.D703]" office:value-type="float" office:value="1.44633114998275E-146" calcext:value-type="float">
            <text:p>1.44633114998275E-146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1-[.C703]/1000" office:value-type="float" office:value="0.302" calcext:value-type="float">
            <text:p>0.302</text:p>
          </table:table-cell>
          <table:table-cell table:formula="of:=[.E703]*[.D704]" office:value-type="float" office:value="4.36792007294789E-147" calcext:value-type="float">
            <text:p>4.36792007294789E-147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1-[.C704]/1000" office:value-type="float" office:value="0.301" calcext:value-type="float">
            <text:p>0.301</text:p>
          </table:table-cell>
          <table:table-cell table:formula="of:=[.E704]*[.D705]" office:value-type="float" office:value="1.31474394195732E-147" calcext:value-type="float">
            <text:p>1.31474394195732E-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4:06:26.753543485</meta:creation-date>
    <dc:date>2015-10-15T14:14:49.582998069</dc:date>
    <meta:editing-duration>PT6M27S</meta:editing-duration>
    <meta:editing-cycles>2</meta:editing-cycles>
    <meta:generator>LibreOffice/4.2.8.2$Linux_X86_64 LibreOffice_project/420m0$Build-2</meta:generator>
    <meta:document-statistic meta:table-count="1" meta:cell-count="2104" meta:object-count="0"/>
  </office:meta>
</office:document-meta>
</file>